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723in"/>
    </style:style>
    <style:style style:name="ta1co2" style:family="table-column">
      <style:table-column-properties fo:break-before="auto" style:column-width="1.549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3.4810000000000003in"/>
    </style:style>
    <style:style style:name="ta2co2" style:family="table-column">
      <style:table-column-properties fo:break-before="auto" style:column-width="1.549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n-vL-1.0/default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training/user11/aso/iter 1/training_set_1/training_set_1.lp</text:p>
          </table:table-cell>
          <table:table-cell office:value-type="float" office:value="38.4507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training/user11/aso/iter 1/training_set_2/training_set_2.lp</text:p>
          </table:table-cell>
          <table:table-cell office:value-type="float" office:value="27.2686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training/user11/aso/iter 1/training_set_3/training_set_3.lp</text:p>
          </table:table-cell>
          <table:table-cell office:value-type="float" office:value="20.5173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training/user11/less_weight/iter 1/training_set_1/training_set_1.lp</text:p>
          </table:table-cell>
          <table:table-cell office:value-type="float" office:value="600.0"/>
          <table:table-cell office:value-type="float" office:value="1.0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training/user11/less_weight/iter 1/training_set_2/training_set_2.lp</text:p>
          </table:table-cell>
          <table:table-cell office:value-type="float" office:value="600.0"/>
          <table:table-cell office:value-type="float" office:value="1.0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training/user11/less_weight/iter 1/training_set_3/training_set_3.lp</text:p>
          </table:table-cell>
          <table:table-cell office:value-type="float" office:value="600.0"/>
          <table:table-cell office:value-type="float" office:value="1.0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>
          <table:table-cell office:value-type="string">
            <text:p>training/user11/poset/iter 1/training_set_1/training_set_1.lp</text:p>
          </table:table-cell>
          <table:table-cell office:value-type="float" office:value="600.0"/>
          <table:table-cell office:value-type="float" office:value="1.0"/>
          <table:table-cell table:formula="of:=MIN([.$B9])" office:value-type="float"/>
          <table:table-cell table:formula="of:=MIN([.$C9])" office:value-type="float"/>
          <table:table-cell table:formula="of:=MEDIAN([.$B9])" office:value-type="float"/>
          <table:table-cell table:formula="of:=MEDIAN([.$C9])" office:value-type="float"/>
          <table:table-cell table:formula="of:=MAX([.$B9])" office:value-type="float"/>
          <table:table-cell table:formula="of:=MAX([.$C9])" office:value-type="float"/>
        </table:table-row>
        <table:table-row table:style-name="ro1">
          <table:table-cell office:value-type="string">
            <text:p>training/user11/poset/iter 1/training_set_2/training_set_2.lp</text:p>
          </table:table-cell>
          <table:table-cell office:value-type="float" office:value="514.574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EDIAN([.$B10])" office:value-type="float"/>
          <table:table-cell table:formula="of:=MEDIAN([.$C10])" office:value-type="float"/>
          <table:table-cell table:formula="of:=MAX([.$B10])" office:value-type="float"/>
          <table:table-cell table:formula="of:=MAX([.$C10])" office:value-type="float"/>
        </table:table-row>
        <table:table-row table:style-name="ro1">
          <table:table-cell office:value-type="string">
            <text:p>training/user11/poset/iter 1/training_set_3/training_set_3.lp</text:p>
          </table:table-cell>
          <table:table-cell office:value-type="float" office:value="600.0"/>
          <table:table-cell office:value-type="float" office:value="1.0"/>
          <table:table-cell table:formula="of:=MIN([.$B11])" office:value-type="float"/>
          <table:table-cell table:formula="of:=MIN([.$C11])" office:value-type="float"/>
          <table:table-cell table:formula="of:=MEDIAN([.$B11])" office:value-type="float"/>
          <table:table-cell table:formula="of:=MEDIAN([.$C11])" office:value-type="float"/>
          <table:table-cell table:formula="of:=MAX([.$B11])" office:value-type="float"/>
          <table:table-cell table:formula="of:=MAX([.$C11])" office:value-type="float"/>
        </table:table-row>
        <table:table-row table:style-name="ro1">
          <table:table-cell office:value-type="string">
            <text:p>training/user15/aso/iter 1/training_set_1/training_set_1.lp</text:p>
          </table:table-cell>
          <table:table-cell office:value-type="float" office:value="76.4778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EDIAN([.$B12])" office:value-type="float"/>
          <table:table-cell table:formula="of:=MEDIAN([.$C12])" office:value-type="float"/>
          <table:table-cell table:formula="of:=MAX([.$B12])" office:value-type="float"/>
          <table:table-cell table:formula="of:=MAX([.$C12])" office:value-type="float"/>
        </table:table-row>
        <table:table-row table:style-name="ro1">
          <table:table-cell office:value-type="string">
            <text:p>training/user15/aso/iter 1/training_set_2/training_set_2.lp</text:p>
          </table:table-cell>
          <table:table-cell office:value-type="float" office:value="16.9069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EDIAN([.$B13])" office:value-type="float"/>
          <table:table-cell table:formula="of:=MEDIAN([.$C13])" office:value-type="float"/>
          <table:table-cell table:formula="of:=MAX([.$B13])" office:value-type="float"/>
          <table:table-cell table:formula="of:=MAX([.$C13])" office:value-type="float"/>
        </table:table-row>
        <table:table-row table:style-name="ro1">
          <table:table-cell office:value-type="string">
            <text:p>training/user15/aso/iter 1/training_set_3/training_set_3.lp</text:p>
          </table:table-cell>
          <table:table-cell office:value-type="float" office:value="354.089"/>
          <table:table-cell office:value-type="float" office:value="0.0"/>
          <table:table-cell table:formula="of:=MIN([.$B14])" office:value-type="float"/>
          <table:table-cell table:formula="of:=MIN([.$C14])" office:value-type="float"/>
          <table:table-cell table:formula="of:=MEDIAN([.$B14])" office:value-type="float"/>
          <table:table-cell table:formula="of:=MEDIAN([.$C14])" office:value-type="float"/>
          <table:table-cell table:formula="of:=MAX([.$B14])" office:value-type="float"/>
          <table:table-cell table:formula="of:=MAX([.$C14])" office:value-type="float"/>
        </table:table-row>
        <table:table-row table:style-name="ro1">
          <table:table-cell office:value-type="string">
            <text:p>training/user15/less_weight/iter 1/training_set_1/training_set_1.lp</text:p>
          </table:table-cell>
          <table:table-cell office:value-type="float" office:value="600.0"/>
          <table:table-cell office:value-type="float" office:value="1.0"/>
          <table:table-cell table:formula="of:=MIN([.$B15])" office:value-type="float"/>
          <table:table-cell table:formula="of:=MIN([.$C15])" office:value-type="float"/>
          <table:table-cell table:formula="of:=MEDIAN([.$B15])" office:value-type="float"/>
          <table:table-cell table:formula="of:=MEDIAN([.$C15])" office:value-type="float"/>
          <table:table-cell table:formula="of:=MAX([.$B15])" office:value-type="float"/>
          <table:table-cell table:formula="of:=MAX([.$C15])" office:value-type="float"/>
        </table:table-row>
        <table:table-row table:style-name="ro1">
          <table:table-cell office:value-type="string">
            <text:p>training/user15/less_weight/iter 1/training_set_2/training_set_2.lp</text:p>
          </table:table-cell>
          <table:table-cell office:value-type="float" office:value="600.0"/>
          <table:table-cell office:value-type="float" office:value="1.0"/>
          <table:table-cell table:formula="of:=MIN([.$B16])" office:value-type="float"/>
          <table:table-cell table:formula="of:=MIN([.$C16])" office:value-type="float"/>
          <table:table-cell table:formula="of:=MEDIAN([.$B16])" office:value-type="float"/>
          <table:table-cell table:formula="of:=MEDIAN([.$C16])" office:value-type="float"/>
          <table:table-cell table:formula="of:=MAX([.$B16])" office:value-type="float"/>
          <table:table-cell table:formula="of:=MAX([.$C16])" office:value-type="float"/>
        </table:table-row>
        <table:table-row table:style-name="ro1">
          <table:table-cell office:value-type="string">
            <text:p>training/user15/less_weight/iter 1/training_set_3/training_set_3.lp</text:p>
          </table:table-cell>
          <table:table-cell office:value-type="float" office:value="600.0"/>
          <table:table-cell office:value-type="float" office:value="1.0"/>
          <table:table-cell table:formula="of:=MIN([.$B17])" office:value-type="float"/>
          <table:table-cell table:formula="of:=MIN([.$C17])" office:value-type="float"/>
          <table:table-cell table:formula="of:=MEDIAN([.$B17])" office:value-type="float"/>
          <table:table-cell table:formula="of:=MEDIAN([.$C17])" office:value-type="float"/>
          <table:table-cell table:formula="of:=MAX([.$B17])" office:value-type="float"/>
          <table:table-cell table:formula="of:=MAX([.$C17])" office:value-type="float"/>
        </table:table-row>
        <table:table-row table:style-name="ro1">
          <table:table-cell office:value-type="string">
            <text:p>training/user15/poset/iter 1/training_set_1/training_set_1.lp</text:p>
          </table:table-cell>
          <table:table-cell office:value-type="float" office:value="600.0"/>
          <table:table-cell office:value-type="float" office:value="1.0"/>
          <table:table-cell table:formula="of:=MIN([.$B18])" office:value-type="float"/>
          <table:table-cell table:formula="of:=MIN([.$C18])" office:value-type="float"/>
          <table:table-cell table:formula="of:=MEDIAN([.$B18])" office:value-type="float"/>
          <table:table-cell table:formula="of:=MEDIAN([.$C18])" office:value-type="float"/>
          <table:table-cell table:formula="of:=MAX([.$B18])" office:value-type="float"/>
          <table:table-cell table:formula="of:=MAX([.$C18])" office:value-type="float"/>
        </table:table-row>
        <table:table-row table:style-name="ro1">
          <table:table-cell office:value-type="string">
            <text:p>training/user15/poset/iter 1/training_set_2/training_set_2.lp</text:p>
          </table:table-cell>
          <table:table-cell office:value-type="float" office:value="328.385"/>
          <table:table-cell office:value-type="float" office:value="0.0"/>
          <table:table-cell table:formula="of:=MIN([.$B19])" office:value-type="float"/>
          <table:table-cell table:formula="of:=MIN([.$C19])" office:value-type="float"/>
          <table:table-cell table:formula="of:=MEDIAN([.$B19])" office:value-type="float"/>
          <table:table-cell table:formula="of:=MEDIAN([.$C19])" office:value-type="float"/>
          <table:table-cell table:formula="of:=MAX([.$B19])" office:value-type="float"/>
          <table:table-cell table:formula="of:=MAX([.$C19])" office:value-type="float"/>
        </table:table-row>
        <table:table-row table:style-name="ro1">
          <table:table-cell office:value-type="string">
            <text:p>training/user15/poset/iter 1/training_set_3/training_set_3.lp</text:p>
          </table:table-cell>
          <table:table-cell office:value-type="float" office:value="600.0"/>
          <table:table-cell office:value-type="float" office:value="1.0"/>
          <table:table-cell table:formula="of:=MIN([.$B20])" office:value-type="float"/>
          <table:table-cell table:formula="of:=MIN([.$C20])" office:value-type="float"/>
          <table:table-cell table:formula="of:=MEDIAN([.$B20])" office:value-type="float"/>
          <table:table-cell table:formula="of:=MEDIAN([.$C20])" office:value-type="float"/>
          <table:table-cell table:formula="of:=MAX([.$B20])" office:value-type="float"/>
          <table:table-cell table:formula="of:=MAX([.$C20])" office:value-type="float"/>
        </table:table-row>
        <table:table-row table:style-name="ro1">
          <table:table-cell office:value-type="string">
            <text:p>training/user17/aso/iter 1/training_set_1/training_set_1.lp</text:p>
          </table:table-cell>
          <table:table-cell office:value-type="float" office:value="34.8349"/>
          <table:table-cell office:value-type="float" office:value="0.0"/>
          <table:table-cell table:formula="of:=MIN([.$B21])" office:value-type="float"/>
          <table:table-cell table:formula="of:=MIN([.$C21])" office:value-type="float"/>
          <table:table-cell table:formula="of:=MEDIAN([.$B21])" office:value-type="float"/>
          <table:table-cell table:formula="of:=MEDIAN([.$C21])" office:value-type="float"/>
          <table:table-cell table:formula="of:=MAX([.$B21])" office:value-type="float"/>
          <table:table-cell table:formula="of:=MAX([.$C21])" office:value-type="float"/>
        </table:table-row>
        <table:table-row table:style-name="ro1">
          <table:table-cell office:value-type="string">
            <text:p>training/user17/aso/iter 1/training_set_2/training_set_2.lp</text:p>
          </table:table-cell>
          <table:table-cell office:value-type="float" office:value="48.0737"/>
          <table:table-cell office:value-type="float" office:value="0.0"/>
          <table:table-cell table:formula="of:=MIN([.$B22])" office:value-type="float"/>
          <table:table-cell table:formula="of:=MIN([.$C22])" office:value-type="float"/>
          <table:table-cell table:formula="of:=MEDIAN([.$B22])" office:value-type="float"/>
          <table:table-cell table:formula="of:=MEDIAN([.$C22])" office:value-type="float"/>
          <table:table-cell table:formula="of:=MAX([.$B22])" office:value-type="float"/>
          <table:table-cell table:formula="of:=MAX([.$C22])" office:value-type="float"/>
        </table:table-row>
        <table:table-row table:style-name="ro1">
          <table:table-cell office:value-type="string">
            <text:p>training/user17/aso/iter 1/training_set_3/training_set_3.lp</text:p>
          </table:table-cell>
          <table:table-cell office:value-type="float" office:value="31.7946"/>
          <table:table-cell office:value-type="float" office:value="0.0"/>
          <table:table-cell table:formula="of:=MIN([.$B23])" office:value-type="float"/>
          <table:table-cell table:formula="of:=MIN([.$C23])" office:value-type="float"/>
          <table:table-cell table:formula="of:=MEDIAN([.$B23])" office:value-type="float"/>
          <table:table-cell table:formula="of:=MEDIAN([.$C23])" office:value-type="float"/>
          <table:table-cell table:formula="of:=MAX([.$B23])" office:value-type="float"/>
          <table:table-cell table:formula="of:=MAX([.$C23])" office:value-type="float"/>
        </table:table-row>
        <table:table-row table:style-name="ro1">
          <table:table-cell office:value-type="string">
            <text:p>training/user17/less_weight/iter 1/training_set_1/training_set_1.lp</text:p>
          </table:table-cell>
          <table:table-cell office:value-type="float" office:value="600.0"/>
          <table:table-cell office:value-type="float" office:value="1.0"/>
          <table:table-cell table:formula="of:=MIN([.$B24])" office:value-type="float"/>
          <table:table-cell table:formula="of:=MIN([.$C24])" office:value-type="float"/>
          <table:table-cell table:formula="of:=MEDIAN([.$B24])" office:value-type="float"/>
          <table:table-cell table:formula="of:=MEDIAN([.$C24])" office:value-type="float"/>
          <table:table-cell table:formula="of:=MAX([.$B24])" office:value-type="float"/>
          <table:table-cell table:formula="of:=MAX([.$C24])" office:value-type="float"/>
        </table:table-row>
        <table:table-row table:style-name="ro1">
          <table:table-cell office:value-type="string">
            <text:p>training/user17/less_weight/iter 1/training_set_2/training_set_2.lp</text:p>
          </table:table-cell>
          <table:table-cell office:value-type="float" office:value="600.0"/>
          <table:table-cell office:value-type="float" office:value="1.0"/>
          <table:table-cell table:formula="of:=MIN([.$B25])" office:value-type="float"/>
          <table:table-cell table:formula="of:=MIN([.$C25])" office:value-type="float"/>
          <table:table-cell table:formula="of:=MEDIAN([.$B25])" office:value-type="float"/>
          <table:table-cell table:formula="of:=MEDIAN([.$C25])" office:value-type="float"/>
          <table:table-cell table:formula="of:=MAX([.$B25])" office:value-type="float"/>
          <table:table-cell table:formula="of:=MAX([.$C25])" office:value-type="float"/>
        </table:table-row>
        <table:table-row table:style-name="ro1">
          <table:table-cell office:value-type="string">
            <text:p>training/user17/less_weight/iter 1/training_set_3/training_set_3.lp</text:p>
          </table:table-cell>
          <table:table-cell office:value-type="float" office:value="600.0"/>
          <table:table-cell office:value-type="float" office:value="1.0"/>
          <table:table-cell table:formula="of:=MIN([.$B26])" office:value-type="float"/>
          <table:table-cell table:formula="of:=MIN([.$C26])" office:value-type="float"/>
          <table:table-cell table:formula="of:=MEDIAN([.$B26])" office:value-type="float"/>
          <table:table-cell table:formula="of:=MEDIAN([.$C26])" office:value-type="float"/>
          <table:table-cell table:formula="of:=MAX([.$B26])" office:value-type="float"/>
          <table:table-cell table:formula="of:=MAX([.$C26])" office:value-type="float"/>
        </table:table-row>
        <table:table-row table:style-name="ro1">
          <table:table-cell office:value-type="string">
            <text:p>training/user17/poset/iter 1/training_set_1/training_set_1.lp</text:p>
          </table:table-cell>
          <table:table-cell office:value-type="float" office:value="600.0"/>
          <table:table-cell office:value-type="float" office:value="1.0"/>
          <table:table-cell table:formula="of:=MIN([.$B27])" office:value-type="float"/>
          <table:table-cell table:formula="of:=MIN([.$C27])" office:value-type="float"/>
          <table:table-cell table:formula="of:=MEDIAN([.$B27])" office:value-type="float"/>
          <table:table-cell table:formula="of:=MEDIAN([.$C27])" office:value-type="float"/>
          <table:table-cell table:formula="of:=MAX([.$B27])" office:value-type="float"/>
          <table:table-cell table:formula="of:=MAX([.$C27])" office:value-type="float"/>
        </table:table-row>
        <table:table-row table:style-name="ro1">
          <table:table-cell office:value-type="string">
            <text:p>training/user17/poset/iter 1/training_set_2/training_set_2.lp</text:p>
          </table:table-cell>
          <table:table-cell office:value-type="float" office:value="600.0"/>
          <table:table-cell office:value-type="float" office:value="1.0"/>
          <table:table-cell table:formula="of:=MIN([.$B28])" office:value-type="float"/>
          <table:table-cell table:formula="of:=MIN([.$C28])" office:value-type="float"/>
          <table:table-cell table:formula="of:=MEDIAN([.$B28])" office:value-type="float"/>
          <table:table-cell table:formula="of:=MEDIAN([.$C28])" office:value-type="float"/>
          <table:table-cell table:formula="of:=MAX([.$B28])" office:value-type="float"/>
          <table:table-cell table:formula="of:=MAX([.$C28])" office:value-type="float"/>
        </table:table-row>
        <table:table-row table:style-name="ro1">
          <table:table-cell office:value-type="string">
            <text:p>training/user17/poset/iter 1/training_set_3/training_set_3.lp</text:p>
          </table:table-cell>
          <table:table-cell office:value-type="float" office:value="600.0"/>
          <table:table-cell office:value-type="float" office:value="1.0"/>
          <table:table-cell table:formula="of:=MIN([.$B29])" office:value-type="float"/>
          <table:table-cell table:formula="of:=MIN([.$C29])" office:value-type="float"/>
          <table:table-cell table:formula="of:=MEDIAN([.$B29])" office:value-type="float"/>
          <table:table-cell table:formula="of:=MEDIAN([.$C29])" office:value-type="float"/>
          <table:table-cell table:formula="of:=MAX([.$B29])" office:value-type="float"/>
          <table:table-cell table:formula="of:=MAX([.$C29])" office:value-type="float"/>
        </table:table-row>
        <table:table-row table:style-name="ro1">
          <table:table-cell office:value-type="string">
            <text:p>training/user19/aso/iter 1/training_set_1/training_set_1.lp</text:p>
          </table:table-cell>
          <table:table-cell office:value-type="float" office:value="69.045"/>
          <table:table-cell office:value-type="float" office:value="0.0"/>
          <table:table-cell table:formula="of:=MIN([.$B30])" office:value-type="float"/>
          <table:table-cell table:formula="of:=MIN([.$C30])" office:value-type="float"/>
          <table:table-cell table:formula="of:=MEDIAN([.$B30])" office:value-type="float"/>
          <table:table-cell table:formula="of:=MEDIAN([.$C30])" office:value-type="float"/>
          <table:table-cell table:formula="of:=MAX([.$B30])" office:value-type="float"/>
          <table:table-cell table:formula="of:=MAX([.$C30])" office:value-type="float"/>
        </table:table-row>
        <table:table-row table:style-name="ro1">
          <table:table-cell office:value-type="string">
            <text:p>training/user19/aso/iter 1/training_set_2/training_set_2.lp</text:p>
          </table:table-cell>
          <table:table-cell office:value-type="float" office:value="318.97"/>
          <table:table-cell office:value-type="float" office:value="0.0"/>
          <table:table-cell table:formula="of:=MIN([.$B31])" office:value-type="float"/>
          <table:table-cell table:formula="of:=MIN([.$C31])" office:value-type="float"/>
          <table:table-cell table:formula="of:=MEDIAN([.$B31])" office:value-type="float"/>
          <table:table-cell table:formula="of:=MEDIAN([.$C31])" office:value-type="float"/>
          <table:table-cell table:formula="of:=MAX([.$B31])" office:value-type="float"/>
          <table:table-cell table:formula="of:=MAX([.$C31])" office:value-type="float"/>
        </table:table-row>
        <table:table-row table:style-name="ro1">
          <table:table-cell office:value-type="string">
            <text:p>training/user19/aso/iter 1/training_set_3/training_set_3.lp</text:p>
          </table:table-cell>
          <table:table-cell office:value-type="float" office:value="53.4834"/>
          <table:table-cell office:value-type="float" office:value="0.0"/>
          <table:table-cell table:formula="of:=MIN([.$B32])" office:value-type="float"/>
          <table:table-cell table:formula="of:=MIN([.$C32])" office:value-type="float"/>
          <table:table-cell table:formula="of:=MEDIAN([.$B32])" office:value-type="float"/>
          <table:table-cell table:formula="of:=MEDIAN([.$C32])" office:value-type="float"/>
          <table:table-cell table:formula="of:=MAX([.$B32])" office:value-type="float"/>
          <table:table-cell table:formula="of:=MAX([.$C32])" office:value-type="float"/>
        </table:table-row>
        <table:table-row table:style-name="ro1">
          <table:table-cell office:value-type="string">
            <text:p>training/user19/less_weight/iter 1/training_set_1/training_set_1.lp</text:p>
          </table:table-cell>
          <table:table-cell office:value-type="float" office:value="600.0"/>
          <table:table-cell office:value-type="float" office:value="1.0"/>
          <table:table-cell table:formula="of:=MIN([.$B33])" office:value-type="float"/>
          <table:table-cell table:formula="of:=MIN([.$C33])" office:value-type="float"/>
          <table:table-cell table:formula="of:=MEDIAN([.$B33])" office:value-type="float"/>
          <table:table-cell table:formula="of:=MEDIAN([.$C33])" office:value-type="float"/>
          <table:table-cell table:formula="of:=MAX([.$B33])" office:value-type="float"/>
          <table:table-cell table:formula="of:=MAX([.$C33])" office:value-type="float"/>
        </table:table-row>
        <table:table-row table:style-name="ro1">
          <table:table-cell office:value-type="string">
            <text:p>training/user19/less_weight/iter 1/training_set_2/training_set_2.lp</text:p>
          </table:table-cell>
          <table:table-cell office:value-type="float" office:value="600.0"/>
          <table:table-cell office:value-type="float" office:value="1.0"/>
          <table:table-cell table:formula="of:=MIN([.$B34])" office:value-type="float"/>
          <table:table-cell table:formula="of:=MIN([.$C34])" office:value-type="float"/>
          <table:table-cell table:formula="of:=MEDIAN([.$B34])" office:value-type="float"/>
          <table:table-cell table:formula="of:=MEDIAN([.$C34])" office:value-type="float"/>
          <table:table-cell table:formula="of:=MAX([.$B34])" office:value-type="float"/>
          <table:table-cell table:formula="of:=MAX([.$C34])" office:value-type="float"/>
        </table:table-row>
        <table:table-row table:style-name="ro1">
          <table:table-cell office:value-type="string">
            <text:p>training/user19/less_weight/iter 1/training_set_3/training_set_3.lp</text:p>
          </table:table-cell>
          <table:table-cell office:value-type="float" office:value="600.0"/>
          <table:table-cell office:value-type="float" office:value="1.0"/>
          <table:table-cell table:formula="of:=MIN([.$B35])" office:value-type="float"/>
          <table:table-cell table:formula="of:=MIN([.$C35])" office:value-type="float"/>
          <table:table-cell table:formula="of:=MEDIAN([.$B35])" office:value-type="float"/>
          <table:table-cell table:formula="of:=MEDIAN([.$C35])" office:value-type="float"/>
          <table:table-cell table:formula="of:=MAX([.$B35])" office:value-type="float"/>
          <table:table-cell table:formula="of:=MAX([.$C35])" office:value-type="float"/>
        </table:table-row>
        <table:table-row table:style-name="ro1">
          <table:table-cell office:value-type="string">
            <text:p>training/user19/poset/iter 1/training_set_1/training_set_1.lp</text:p>
          </table:table-cell>
          <table:table-cell office:value-type="float" office:value="600.0"/>
          <table:table-cell office:value-type="float" office:value="1.0"/>
          <table:table-cell table:formula="of:=MIN([.$B36])" office:value-type="float"/>
          <table:table-cell table:formula="of:=MIN([.$C36])" office:value-type="float"/>
          <table:table-cell table:formula="of:=MEDIAN([.$B36])" office:value-type="float"/>
          <table:table-cell table:formula="of:=MEDIAN([.$C36])" office:value-type="float"/>
          <table:table-cell table:formula="of:=MAX([.$B36])" office:value-type="float"/>
          <table:table-cell table:formula="of:=MAX([.$C36])" office:value-type="float"/>
        </table:table-row>
        <table:table-row table:style-name="ro1">
          <table:table-cell office:value-type="string">
            <text:p>training/user19/poset/iter 1/training_set_2/training_set_2.lp</text:p>
          </table:table-cell>
          <table:table-cell office:value-type="float" office:value="600.0"/>
          <table:table-cell office:value-type="float" office:value="1.0"/>
          <table:table-cell table:formula="of:=MIN([.$B37])" office:value-type="float"/>
          <table:table-cell table:formula="of:=MIN([.$C37])" office:value-type="float"/>
          <table:table-cell table:formula="of:=MEDIAN([.$B37])" office:value-type="float"/>
          <table:table-cell table:formula="of:=MEDIAN([.$C37])" office:value-type="float"/>
          <table:table-cell table:formula="of:=MAX([.$B37])" office:value-type="float"/>
          <table:table-cell table:formula="of:=MAX([.$C37])" office:value-type="float"/>
        </table:table-row>
        <table:table-row table:style-name="ro1">
          <table:table-cell office:value-type="string">
            <text:p>training/user19/poset/iter 1/training_set_3/training_set_3.lp</text:p>
          </table:table-cell>
          <table:table-cell office:value-type="float" office:value="600.0"/>
          <table:table-cell office:value-type="float" office:value="1.0"/>
          <table:table-cell table:formula="of:=MIN([.$B38])" office:value-type="float"/>
          <table:table-cell table:formula="of:=MIN([.$C38])" office:value-type="float"/>
          <table:table-cell table:formula="of:=MEDIAN([.$B38])" office:value-type="float"/>
          <table:table-cell table:formula="of:=MEDIAN([.$C38])" office:value-type="float"/>
          <table:table-cell table:formula="of:=MAX([.$B38])" office:value-type="float"/>
          <table:table-cell table:formula="of:=MAX([.$C38])" office:value-type="float"/>
        </table:table-row>
        <table:table-row table:style-name="ro1">
          <table:table-cell office:value-type="string">
            <text:p>training/user38/aso/iter 1/training_set_1/training_set_1.lp</text:p>
          </table:table-cell>
          <table:table-cell office:value-type="float" office:value="114.349"/>
          <table:table-cell office:value-type="float" office:value="0.0"/>
          <table:table-cell table:formula="of:=MIN([.$B39])" office:value-type="float"/>
          <table:table-cell table:formula="of:=MIN([.$C39])" office:value-type="float"/>
          <table:table-cell table:formula="of:=MEDIAN([.$B39])" office:value-type="float"/>
          <table:table-cell table:formula="of:=MEDIAN([.$C39])" office:value-type="float"/>
          <table:table-cell table:formula="of:=MAX([.$B39])" office:value-type="float"/>
          <table:table-cell table:formula="of:=MAX([.$C39])" office:value-type="float"/>
        </table:table-row>
        <table:table-row table:style-name="ro1">
          <table:table-cell office:value-type="string">
            <text:p>training/user38/aso/iter 1/training_set_2/training_set_2.lp</text:p>
          </table:table-cell>
          <table:table-cell office:value-type="float" office:value="178.928"/>
          <table:table-cell office:value-type="float" office:value="0.0"/>
          <table:table-cell table:formula="of:=MIN([.$B40])" office:value-type="float"/>
          <table:table-cell table:formula="of:=MIN([.$C40])" office:value-type="float"/>
          <table:table-cell table:formula="of:=MEDIAN([.$B40])" office:value-type="float"/>
          <table:table-cell table:formula="of:=MEDIAN([.$C40])" office:value-type="float"/>
          <table:table-cell table:formula="of:=MAX([.$B40])" office:value-type="float"/>
          <table:table-cell table:formula="of:=MAX([.$C40])" office:value-type="float"/>
        </table:table-row>
        <table:table-row table:style-name="ro1">
          <table:table-cell office:value-type="string">
            <text:p>training/user38/aso/iter 1/training_set_3/training_set_3.lp</text:p>
          </table:table-cell>
          <table:table-cell office:value-type="float" office:value="29.6431"/>
          <table:table-cell office:value-type="float" office:value="0.0"/>
          <table:table-cell table:formula="of:=MIN([.$B41])" office:value-type="float"/>
          <table:table-cell table:formula="of:=MIN([.$C41])" office:value-type="float"/>
          <table:table-cell table:formula="of:=MEDIAN([.$B41])" office:value-type="float"/>
          <table:table-cell table:formula="of:=MEDIAN([.$C41])" office:value-type="float"/>
          <table:table-cell table:formula="of:=MAX([.$B41])" office:value-type="float"/>
          <table:table-cell table:formula="of:=MAX([.$C41])" office:value-type="float"/>
        </table:table-row>
        <table:table-row table:style-name="ro1">
          <table:table-cell office:value-type="string">
            <text:p>training/user38/less_weight/iter 1/training_set_1/training_set_1.lp</text:p>
          </table:table-cell>
          <table:table-cell office:value-type="float" office:value="600.0"/>
          <table:table-cell office:value-type="float" office:value="1.0"/>
          <table:table-cell table:formula="of:=MIN([.$B42])" office:value-type="float"/>
          <table:table-cell table:formula="of:=MIN([.$C42])" office:value-type="float"/>
          <table:table-cell table:formula="of:=MEDIAN([.$B42])" office:value-type="float"/>
          <table:table-cell table:formula="of:=MEDIAN([.$C42])" office:value-type="float"/>
          <table:table-cell table:formula="of:=MAX([.$B42])" office:value-type="float"/>
          <table:table-cell table:formula="of:=MAX([.$C42])" office:value-type="float"/>
        </table:table-row>
        <table:table-row table:style-name="ro1">
          <table:table-cell office:value-type="string">
            <text:p>training/user38/less_weight/iter 1/training_set_2/training_set_2.lp</text:p>
          </table:table-cell>
          <table:table-cell office:value-type="float" office:value="600.0"/>
          <table:table-cell office:value-type="float" office:value="1.0"/>
          <table:table-cell table:formula="of:=MIN([.$B43])" office:value-type="float"/>
          <table:table-cell table:formula="of:=MIN([.$C43])" office:value-type="float"/>
          <table:table-cell table:formula="of:=MEDIAN([.$B43])" office:value-type="float"/>
          <table:table-cell table:formula="of:=MEDIAN([.$C43])" office:value-type="float"/>
          <table:table-cell table:formula="of:=MAX([.$B43])" office:value-type="float"/>
          <table:table-cell table:formula="of:=MAX([.$C43])" office:value-type="float"/>
        </table:table-row>
        <table:table-row table:style-name="ro1">
          <table:table-cell office:value-type="string">
            <text:p>training/user38/less_weight/iter 1/training_set_3/training_set_3.lp</text:p>
          </table:table-cell>
          <table:table-cell office:value-type="float" office:value="600.0"/>
          <table:table-cell office:value-type="float" office:value="1.0"/>
          <table:table-cell table:formula="of:=MIN([.$B44])" office:value-type="float"/>
          <table:table-cell table:formula="of:=MIN([.$C44])" office:value-type="float"/>
          <table:table-cell table:formula="of:=MEDIAN([.$B44])" office:value-type="float"/>
          <table:table-cell table:formula="of:=MEDIAN([.$C44])" office:value-type="float"/>
          <table:table-cell table:formula="of:=MAX([.$B44])" office:value-type="float"/>
          <table:table-cell table:formula="of:=MAX([.$C44])" office:value-type="float"/>
        </table:table-row>
        <table:table-row table:style-name="ro1">
          <table:table-cell office:value-type="string">
            <text:p>training/user38/poset/iter 1/training_set_1/training_set_1.lp</text:p>
          </table:table-cell>
          <table:table-cell office:value-type="float" office:value="470.01"/>
          <table:table-cell office:value-type="float" office:value="0.0"/>
          <table:table-cell table:formula="of:=MIN([.$B45])" office:value-type="float"/>
          <table:table-cell table:formula="of:=MIN([.$C45])" office:value-type="float"/>
          <table:table-cell table:formula="of:=MEDIAN([.$B45])" office:value-type="float"/>
          <table:table-cell table:formula="of:=MEDIAN([.$C45])" office:value-type="float"/>
          <table:table-cell table:formula="of:=MAX([.$B45])" office:value-type="float"/>
          <table:table-cell table:formula="of:=MAX([.$C45])" office:value-type="float"/>
        </table:table-row>
        <table:table-row table:style-name="ro1">
          <table:table-cell office:value-type="string">
            <text:p>training/user38/poset/iter 1/training_set_2/training_set_2.lp</text:p>
          </table:table-cell>
          <table:table-cell office:value-type="float" office:value="600.0"/>
          <table:table-cell office:value-type="float" office:value="1.0"/>
          <table:table-cell table:formula="of:=MIN([.$B46])" office:value-type="float"/>
          <table:table-cell table:formula="of:=MIN([.$C46])" office:value-type="float"/>
          <table:table-cell table:formula="of:=MEDIAN([.$B46])" office:value-type="float"/>
          <table:table-cell table:formula="of:=MEDIAN([.$C46])" office:value-type="float"/>
          <table:table-cell table:formula="of:=MAX([.$B46])" office:value-type="float"/>
          <table:table-cell table:formula="of:=MAX([.$C46])" office:value-type="float"/>
        </table:table-row>
        <table:table-row table:style-name="ro1">
          <table:table-cell office:value-type="string">
            <text:p>training/user38/poset/iter 1/training_set_3/training_set_3.lp</text:p>
          </table:table-cell>
          <table:table-cell office:value-type="float" office:value="600.0"/>
          <table:table-cell office:value-type="float" office:value="1.0"/>
          <table:table-cell table:formula="of:=MIN([.$B47])" office:value-type="float"/>
          <table:table-cell table:formula="of:=MIN([.$C47])" office:value-type="float"/>
          <table:table-cell table:formula="of:=MEDIAN([.$B47])" office:value-type="float"/>
          <table:table-cell table:formula="of:=MEDIAN([.$C47])" office:value-type="float"/>
          <table:table-cell table:formula="of:=MAX([.$B47])" office:value-type="float"/>
          <table:table-cell table:formula="of:=MAX([.$C47])" office:value-type="float"/>
        </table:table-row>
        <table:table-row table:style-name="ro1">
          <table:table-cell office:value-type="string">
            <text:p>training/user39/aso/iter 1/training_set_1/training_set_1.lp</text:p>
          </table:table-cell>
          <table:table-cell office:value-type="float" office:value="24.3313"/>
          <table:table-cell office:value-type="float" office:value="0.0"/>
          <table:table-cell table:formula="of:=MIN([.$B48])" office:value-type="float"/>
          <table:table-cell table:formula="of:=MIN([.$C48])" office:value-type="float"/>
          <table:table-cell table:formula="of:=MEDIAN([.$B48])" office:value-type="float"/>
          <table:table-cell table:formula="of:=MEDIAN([.$C48])" office:value-type="float"/>
          <table:table-cell table:formula="of:=MAX([.$B48])" office:value-type="float"/>
          <table:table-cell table:formula="of:=MAX([.$C48])" office:value-type="float"/>
        </table:table-row>
        <table:table-row table:style-name="ro1">
          <table:table-cell office:value-type="string">
            <text:p>training/user39/aso/iter 1/training_set_2/training_set_2.lp</text:p>
          </table:table-cell>
          <table:table-cell office:value-type="float" office:value="24.5573"/>
          <table:table-cell office:value-type="float" office:value="0.0"/>
          <table:table-cell table:formula="of:=MIN([.$B49])" office:value-type="float"/>
          <table:table-cell table:formula="of:=MIN([.$C49])" office:value-type="float"/>
          <table:table-cell table:formula="of:=MEDIAN([.$B49])" office:value-type="float"/>
          <table:table-cell table:formula="of:=MEDIAN([.$C49])" office:value-type="float"/>
          <table:table-cell table:formula="of:=MAX([.$B49])" office:value-type="float"/>
          <table:table-cell table:formula="of:=MAX([.$C49])" office:value-type="float"/>
        </table:table-row>
        <table:table-row table:style-name="ro1">
          <table:table-cell office:value-type="string">
            <text:p>training/user39/aso/iter 1/training_set_3/training_set_3.lp</text:p>
          </table:table-cell>
          <table:table-cell office:value-type="float" office:value="69.0947"/>
          <table:table-cell office:value-type="float" office:value="0.0"/>
          <table:table-cell table:formula="of:=MIN([.$B50])" office:value-type="float"/>
          <table:table-cell table:formula="of:=MIN([.$C50])" office:value-type="float"/>
          <table:table-cell table:formula="of:=MEDIAN([.$B50])" office:value-type="float"/>
          <table:table-cell table:formula="of:=MEDIAN([.$C50])" office:value-type="float"/>
          <table:table-cell table:formula="of:=MAX([.$B50])" office:value-type="float"/>
          <table:table-cell table:formula="of:=MAX([.$C50])" office:value-type="float"/>
        </table:table-row>
        <table:table-row table:style-name="ro1">
          <table:table-cell office:value-type="string">
            <text:p>training/user39/less_weight/iter 1/training_set_1/training_set_1.lp</text:p>
          </table:table-cell>
          <table:table-cell office:value-type="float" office:value="600.0"/>
          <table:table-cell office:value-type="float" office:value="1.0"/>
          <table:table-cell table:formula="of:=MIN([.$B51])" office:value-type="float"/>
          <table:table-cell table:formula="of:=MIN([.$C51])" office:value-type="float"/>
          <table:table-cell table:formula="of:=MEDIAN([.$B51])" office:value-type="float"/>
          <table:table-cell table:formula="of:=MEDIAN([.$C51])" office:value-type="float"/>
          <table:table-cell table:formula="of:=MAX([.$B51])" office:value-type="float"/>
          <table:table-cell table:formula="of:=MAX([.$C51])" office:value-type="float"/>
        </table:table-row>
        <table:table-row table:style-name="ro1">
          <table:table-cell office:value-type="string">
            <text:p>training/user39/less_weight/iter 1/training_set_2/training_set_2.lp</text:p>
          </table:table-cell>
          <table:table-cell office:value-type="float" office:value="600.0"/>
          <table:table-cell office:value-type="float" office:value="1.0"/>
          <table:table-cell table:formula="of:=MIN([.$B52])" office:value-type="float"/>
          <table:table-cell table:formula="of:=MIN([.$C52])" office:value-type="float"/>
          <table:table-cell table:formula="of:=MEDIAN([.$B52])" office:value-type="float"/>
          <table:table-cell table:formula="of:=MEDIAN([.$C52])" office:value-type="float"/>
          <table:table-cell table:formula="of:=MAX([.$B52])" office:value-type="float"/>
          <table:table-cell table:formula="of:=MAX([.$C52])" office:value-type="float"/>
        </table:table-row>
        <table:table-row table:style-name="ro1">
          <table:table-cell office:value-type="string">
            <text:p>training/user39/less_weight/iter 1/training_set_3/training_set_3.lp</text:p>
          </table:table-cell>
          <table:table-cell office:value-type="float" office:value="600.0"/>
          <table:table-cell office:value-type="float" office:value="1.0"/>
          <table:table-cell table:formula="of:=MIN([.$B53])" office:value-type="float"/>
          <table:table-cell table:formula="of:=MIN([.$C53])" office:value-type="float"/>
          <table:table-cell table:formula="of:=MEDIAN([.$B53])" office:value-type="float"/>
          <table:table-cell table:formula="of:=MEDIAN([.$C53])" office:value-type="float"/>
          <table:table-cell table:formula="of:=MAX([.$B53])" office:value-type="float"/>
          <table:table-cell table:formula="of:=MAX([.$C53])" office:value-type="float"/>
        </table:table-row>
        <table:table-row table:style-name="ro1">
          <table:table-cell office:value-type="string">
            <text:p>training/user39/poset/iter 1/training_set_1/training_set_1.lp</text:p>
          </table:table-cell>
          <table:table-cell office:value-type="float" office:value="110.269"/>
          <table:table-cell office:value-type="float" office:value="0.0"/>
          <table:table-cell table:formula="of:=MIN([.$B54])" office:value-type="float"/>
          <table:table-cell table:formula="of:=MIN([.$C54])" office:value-type="float"/>
          <table:table-cell table:formula="of:=MEDIAN([.$B54])" office:value-type="float"/>
          <table:table-cell table:formula="of:=MEDIAN([.$C54])" office:value-type="float"/>
          <table:table-cell table:formula="of:=MAX([.$B54])" office:value-type="float"/>
          <table:table-cell table:formula="of:=MAX([.$C54])" office:value-type="float"/>
        </table:table-row>
        <table:table-row table:style-name="ro1">
          <table:table-cell office:value-type="string">
            <text:p>training/user39/poset/iter 1/training_set_2/training_set_2.lp</text:p>
          </table:table-cell>
          <table:table-cell office:value-type="float" office:value="600.0"/>
          <table:table-cell office:value-type="float" office:value="1.0"/>
          <table:table-cell table:formula="of:=MIN([.$B55])" office:value-type="float"/>
          <table:table-cell table:formula="of:=MIN([.$C55])" office:value-type="float"/>
          <table:table-cell table:formula="of:=MEDIAN([.$B55])" office:value-type="float"/>
          <table:table-cell table:formula="of:=MEDIAN([.$C55])" office:value-type="float"/>
          <table:table-cell table:formula="of:=MAX([.$B55])" office:value-type="float"/>
          <table:table-cell table:formula="of:=MAX([.$C55])" office:value-type="float"/>
        </table:table-row>
        <table:table-row table:style-name="ro1">
          <table:table-cell office:value-type="string">
            <text:p>training/user39/poset/iter 1/training_set_3/training_set_3.lp</text:p>
          </table:table-cell>
          <table:table-cell office:value-type="float" office:value="600.0"/>
          <table:table-cell office:value-type="float" office:value="1.0"/>
          <table:table-cell table:formula="of:=MIN([.$B56])" office:value-type="float"/>
          <table:table-cell table:formula="of:=MIN([.$C56])" office:value-type="float"/>
          <table:table-cell table:formula="of:=MEDIAN([.$B56])" office:value-type="float"/>
          <table:table-cell table:formula="of:=MEDIAN([.$C56])" office:value-type="float"/>
          <table:table-cell table:formula="of:=MAX([.$B56])" office:value-type="float"/>
          <table:table-cell table:formula="of:=MAX([.$C56])" office:value-type="float"/>
        </table:table-row>
        <table:table-row table:style-name="ro1">
          <table:table-cell office:value-type="string">
            <text:p>training/user4/aso/iter 1/training_set_1/training_set_1.lp</text:p>
          </table:table-cell>
          <table:table-cell office:value-type="float" office:value="22.1878"/>
          <table:table-cell office:value-type="float" office:value="0.0"/>
          <table:table-cell table:formula="of:=MIN([.$B57])" office:value-type="float"/>
          <table:table-cell table:formula="of:=MIN([.$C57])" office:value-type="float"/>
          <table:table-cell table:formula="of:=MEDIAN([.$B57])" office:value-type="float"/>
          <table:table-cell table:formula="of:=MEDIAN([.$C57])" office:value-type="float"/>
          <table:table-cell table:formula="of:=MAX([.$B57])" office:value-type="float"/>
          <table:table-cell table:formula="of:=MAX([.$C57])" office:value-type="float"/>
        </table:table-row>
        <table:table-row table:style-name="ro1">
          <table:table-cell office:value-type="string">
            <text:p>training/user4/aso/iter 1/training_set_2/training_set_2.lp</text:p>
          </table:table-cell>
          <table:table-cell office:value-type="float" office:value="30.0164"/>
          <table:table-cell office:value-type="float" office:value="0.0"/>
          <table:table-cell table:formula="of:=MIN([.$B58])" office:value-type="float"/>
          <table:table-cell table:formula="of:=MIN([.$C58])" office:value-type="float"/>
          <table:table-cell table:formula="of:=MEDIAN([.$B58])" office:value-type="float"/>
          <table:table-cell table:formula="of:=MEDIAN([.$C58])" office:value-type="float"/>
          <table:table-cell table:formula="of:=MAX([.$B58])" office:value-type="float"/>
          <table:table-cell table:formula="of:=MAX([.$C58])" office:value-type="float"/>
        </table:table-row>
        <table:table-row table:style-name="ro1">
          <table:table-cell office:value-type="string">
            <text:p>training/user4/aso/iter 1/training_set_3/training_set_3.lp</text:p>
          </table:table-cell>
          <table:table-cell office:value-type="float" office:value="90.0804"/>
          <table:table-cell office:value-type="float" office:value="0.0"/>
          <table:table-cell table:formula="of:=MIN([.$B59])" office:value-type="float"/>
          <table:table-cell table:formula="of:=MIN([.$C59])" office:value-type="float"/>
          <table:table-cell table:formula="of:=MEDIAN([.$B59])" office:value-type="float"/>
          <table:table-cell table:formula="of:=MEDIAN([.$C59])" office:value-type="float"/>
          <table:table-cell table:formula="of:=MAX([.$B59])" office:value-type="float"/>
          <table:table-cell table:formula="of:=MAX([.$C59])" office:value-type="float"/>
        </table:table-row>
        <table:table-row table:style-name="ro1">
          <table:table-cell office:value-type="string">
            <text:p>training/user4/less_weight/iter 1/training_set_1/training_set_1.lp</text:p>
          </table:table-cell>
          <table:table-cell office:value-type="float" office:value="600.0"/>
          <table:table-cell office:value-type="float" office:value="1.0"/>
          <table:table-cell table:formula="of:=MIN([.$B60])" office:value-type="float"/>
          <table:table-cell table:formula="of:=MIN([.$C60])" office:value-type="float"/>
          <table:table-cell table:formula="of:=MEDIAN([.$B60])" office:value-type="float"/>
          <table:table-cell table:formula="of:=MEDIAN([.$C60])" office:value-type="float"/>
          <table:table-cell table:formula="of:=MAX([.$B60])" office:value-type="float"/>
          <table:table-cell table:formula="of:=MAX([.$C60])" office:value-type="float"/>
        </table:table-row>
        <table:table-row table:style-name="ro1">
          <table:table-cell office:value-type="string">
            <text:p>training/user4/less_weight/iter 1/training_set_2/training_set_2.lp</text:p>
          </table:table-cell>
          <table:table-cell office:value-type="float" office:value="600.0"/>
          <table:table-cell office:value-type="float" office:value="1.0"/>
          <table:table-cell table:formula="of:=MIN([.$B61])" office:value-type="float"/>
          <table:table-cell table:formula="of:=MIN([.$C61])" office:value-type="float"/>
          <table:table-cell table:formula="of:=MEDIAN([.$B61])" office:value-type="float"/>
          <table:table-cell table:formula="of:=MEDIAN([.$C61])" office:value-type="float"/>
          <table:table-cell table:formula="of:=MAX([.$B61])" office:value-type="float"/>
          <table:table-cell table:formula="of:=MAX([.$C61])" office:value-type="float"/>
        </table:table-row>
        <table:table-row table:style-name="ro1">
          <table:table-cell office:value-type="string">
            <text:p>training/user4/less_weight/iter 1/training_set_3/training_set_3.lp</text:p>
          </table:table-cell>
          <table:table-cell office:value-type="float" office:value="600.0"/>
          <table:table-cell office:value-type="float" office:value="1.0"/>
          <table:table-cell table:formula="of:=MIN([.$B62])" office:value-type="float"/>
          <table:table-cell table:formula="of:=MIN([.$C62])" office:value-type="float"/>
          <table:table-cell table:formula="of:=MEDIAN([.$B62])" office:value-type="float"/>
          <table:table-cell table:formula="of:=MEDIAN([.$C62])" office:value-type="float"/>
          <table:table-cell table:formula="of:=MAX([.$B62])" office:value-type="float"/>
          <table:table-cell table:formula="of:=MAX([.$C62])" office:value-type="float"/>
        </table:table-row>
        <table:table-row table:style-name="ro1">
          <table:table-cell office:value-type="string">
            <text:p>training/user4/poset/iter 1/training_set_1/training_set_1.lp</text:p>
          </table:table-cell>
          <table:table-cell office:value-type="float" office:value="600.0"/>
          <table:table-cell office:value-type="float" office:value="1.0"/>
          <table:table-cell table:formula="of:=MIN([.$B63])" office:value-type="float"/>
          <table:table-cell table:formula="of:=MIN([.$C63])" office:value-type="float"/>
          <table:table-cell table:formula="of:=MEDIAN([.$B63])" office:value-type="float"/>
          <table:table-cell table:formula="of:=MEDIAN([.$C63])" office:value-type="float"/>
          <table:table-cell table:formula="of:=MAX([.$B63])" office:value-type="float"/>
          <table:table-cell table:formula="of:=MAX([.$C63])" office:value-type="float"/>
        </table:table-row>
        <table:table-row table:style-name="ro1">
          <table:table-cell office:value-type="string">
            <text:p>training/user4/poset/iter 1/training_set_2/training_set_2.lp</text:p>
          </table:table-cell>
          <table:table-cell office:value-type="float" office:value="600.0"/>
          <table:table-cell office:value-type="float" office:value="1.0"/>
          <table:table-cell table:formula="of:=MIN([.$B64])" office:value-type="float"/>
          <table:table-cell table:formula="of:=MIN([.$C64])" office:value-type="float"/>
          <table:table-cell table:formula="of:=MEDIAN([.$B64])" office:value-type="float"/>
          <table:table-cell table:formula="of:=MEDIAN([.$C64])" office:value-type="float"/>
          <table:table-cell table:formula="of:=MAX([.$B64])" office:value-type="float"/>
          <table:table-cell table:formula="of:=MAX([.$C64])" office:value-type="float"/>
        </table:table-row>
        <table:table-row table:style-name="ro1">
          <table:table-cell office:value-type="string">
            <text:p>training/user4/poset/iter 1/training_set_3/training_set_3.lp</text:p>
          </table:table-cell>
          <table:table-cell office:value-type="float" office:value="600.0"/>
          <table:table-cell office:value-type="float" office:value="1.0"/>
          <table:table-cell table:formula="of:=MIN([.$B65])" office:value-type="float"/>
          <table:table-cell table:formula="of:=MIN([.$C65])" office:value-type="float"/>
          <table:table-cell table:formula="of:=MEDIAN([.$B65])" office:value-type="float"/>
          <table:table-cell table:formula="of:=MEDIAN([.$C65])" office:value-type="float"/>
          <table:table-cell table:formula="of:=MAX([.$B65])" office:value-type="float"/>
          <table:table-cell table:formula="of:=MAX([.$C65])" office:value-type="float"/>
        </table:table-row>
        <table:table-row table:style-name="ro1">
          <table:table-cell office:value-type="string">
            <text:p>training/user42/aso/iter 1/training_set_1/training_set_1.lp</text:p>
          </table:table-cell>
          <table:table-cell office:value-type="float" office:value="84.778"/>
          <table:table-cell office:value-type="float" office:value="0.0"/>
          <table:table-cell table:formula="of:=MIN([.$B66])" office:value-type="float"/>
          <table:table-cell table:formula="of:=MIN([.$C66])" office:value-type="float"/>
          <table:table-cell table:formula="of:=MEDIAN([.$B66])" office:value-type="float"/>
          <table:table-cell table:formula="of:=MEDIAN([.$C66])" office:value-type="float"/>
          <table:table-cell table:formula="of:=MAX([.$B66])" office:value-type="float"/>
          <table:table-cell table:formula="of:=MAX([.$C66])" office:value-type="float"/>
        </table:table-row>
        <table:table-row table:style-name="ro1">
          <table:table-cell office:value-type="string">
            <text:p>training/user42/aso/iter 1/training_set_2/training_set_2.lp</text:p>
          </table:table-cell>
          <table:table-cell office:value-type="float" office:value="50.7566"/>
          <table:table-cell office:value-type="float" office:value="0.0"/>
          <table:table-cell table:formula="of:=MIN([.$B67])" office:value-type="float"/>
          <table:table-cell table:formula="of:=MIN([.$C67])" office:value-type="float"/>
          <table:table-cell table:formula="of:=MEDIAN([.$B67])" office:value-type="float"/>
          <table:table-cell table:formula="of:=MEDIAN([.$C67])" office:value-type="float"/>
          <table:table-cell table:formula="of:=MAX([.$B67])" office:value-type="float"/>
          <table:table-cell table:formula="of:=MAX([.$C67])" office:value-type="float"/>
        </table:table-row>
        <table:table-row table:style-name="ro1">
          <table:table-cell office:value-type="string">
            <text:p>training/user42/aso/iter 1/training_set_3/training_set_3.lp</text:p>
          </table:table-cell>
          <table:table-cell office:value-type="float" office:value="24.829"/>
          <table:table-cell office:value-type="float" office:value="0.0"/>
          <table:table-cell table:formula="of:=MIN([.$B68])" office:value-type="float"/>
          <table:table-cell table:formula="of:=MIN([.$C68])" office:value-type="float"/>
          <table:table-cell table:formula="of:=MEDIAN([.$B68])" office:value-type="float"/>
          <table:table-cell table:formula="of:=MEDIAN([.$C68])" office:value-type="float"/>
          <table:table-cell table:formula="of:=MAX([.$B68])" office:value-type="float"/>
          <table:table-cell table:formula="of:=MAX([.$C68])" office:value-type="float"/>
        </table:table-row>
        <table:table-row table:style-name="ro1">
          <table:table-cell office:value-type="string">
            <text:p>training/user42/less_weight/iter 1/training_set_1/training_set_1.lp</text:p>
          </table:table-cell>
          <table:table-cell office:value-type="float" office:value="600.0"/>
          <table:table-cell office:value-type="float" office:value="1.0"/>
          <table:table-cell table:formula="of:=MIN([.$B69])" office:value-type="float"/>
          <table:table-cell table:formula="of:=MIN([.$C69])" office:value-type="float"/>
          <table:table-cell table:formula="of:=MEDIAN([.$B69])" office:value-type="float"/>
          <table:table-cell table:formula="of:=MEDIAN([.$C69])" office:value-type="float"/>
          <table:table-cell table:formula="of:=MAX([.$B69])" office:value-type="float"/>
          <table:table-cell table:formula="of:=MAX([.$C69])" office:value-type="float"/>
        </table:table-row>
        <table:table-row table:style-name="ro1">
          <table:table-cell office:value-type="string">
            <text:p>training/user42/less_weight/iter 1/training_set_2/training_set_2.lp</text:p>
          </table:table-cell>
          <table:table-cell office:value-type="float" office:value="600.0"/>
          <table:table-cell office:value-type="float" office:value="1.0"/>
          <table:table-cell table:formula="of:=MIN([.$B70])" office:value-type="float"/>
          <table:table-cell table:formula="of:=MIN([.$C70])" office:value-type="float"/>
          <table:table-cell table:formula="of:=MEDIAN([.$B70])" office:value-type="float"/>
          <table:table-cell table:formula="of:=MEDIAN([.$C70])" office:value-type="float"/>
          <table:table-cell table:formula="of:=MAX([.$B70])" office:value-type="float"/>
          <table:table-cell table:formula="of:=MAX([.$C70])" office:value-type="float"/>
        </table:table-row>
        <table:table-row table:style-name="ro1">
          <table:table-cell office:value-type="string">
            <text:p>training/user42/less_weight/iter 1/training_set_3/training_set_3.lp</text:p>
          </table:table-cell>
          <table:table-cell office:value-type="float" office:value="600.0"/>
          <table:table-cell office:value-type="float" office:value="1.0"/>
          <table:table-cell table:formula="of:=MIN([.$B71])" office:value-type="float"/>
          <table:table-cell table:formula="of:=MIN([.$C71])" office:value-type="float"/>
          <table:table-cell table:formula="of:=MEDIAN([.$B71])" office:value-type="float"/>
          <table:table-cell table:formula="of:=MEDIAN([.$C71])" office:value-type="float"/>
          <table:table-cell table:formula="of:=MAX([.$B71])" office:value-type="float"/>
          <table:table-cell table:formula="of:=MAX([.$C71])" office:value-type="float"/>
        </table:table-row>
        <table:table-row table:style-name="ro1">
          <table:table-cell office:value-type="string">
            <text:p>training/user42/poset/iter 1/training_set_1/training_set_1.lp</text:p>
          </table:table-cell>
          <table:table-cell office:value-type="float" office:value="600.0"/>
          <table:table-cell office:value-type="float" office:value="1.0"/>
          <table:table-cell table:formula="of:=MIN([.$B72])" office:value-type="float"/>
          <table:table-cell table:formula="of:=MIN([.$C72])" office:value-type="float"/>
          <table:table-cell table:formula="of:=MEDIAN([.$B72])" office:value-type="float"/>
          <table:table-cell table:formula="of:=MEDIAN([.$C72])" office:value-type="float"/>
          <table:table-cell table:formula="of:=MAX([.$B72])" office:value-type="float"/>
          <table:table-cell table:formula="of:=MAX([.$C72])" office:value-type="float"/>
        </table:table-row>
        <table:table-row table:style-name="ro1">
          <table:table-cell office:value-type="string">
            <text:p>training/user42/poset/iter 1/training_set_2/training_set_2.lp</text:p>
          </table:table-cell>
          <table:table-cell office:value-type="float" office:value="368.444"/>
          <table:table-cell office:value-type="float" office:value="0.0"/>
          <table:table-cell table:formula="of:=MIN([.$B73])" office:value-type="float"/>
          <table:table-cell table:formula="of:=MIN([.$C73])" office:value-type="float"/>
          <table:table-cell table:formula="of:=MEDIAN([.$B73])" office:value-type="float"/>
          <table:table-cell table:formula="of:=MEDIAN([.$C73])" office:value-type="float"/>
          <table:table-cell table:formula="of:=MAX([.$B73])" office:value-type="float"/>
          <table:table-cell table:formula="of:=MAX([.$C73])" office:value-type="float"/>
        </table:table-row>
        <table:table-row table:style-name="ro1">
          <table:table-cell office:value-type="string">
            <text:p>training/user42/poset/iter 1/training_set_3/training_set_3.lp</text:p>
          </table:table-cell>
          <table:table-cell office:value-type="float" office:value="296.367"/>
          <table:table-cell office:value-type="float" office:value="0.0"/>
          <table:table-cell table:formula="of:=MIN([.$B74])" office:value-type="float"/>
          <table:table-cell table:formula="of:=MIN([.$C74])" office:value-type="float"/>
          <table:table-cell table:formula="of:=MEDIAN([.$B74])" office:value-type="float"/>
          <table:table-cell table:formula="of:=MEDIAN([.$C74])" office:value-type="float"/>
          <table:table-cell table:formula="of:=MAX([.$B74])" office:value-type="float"/>
          <table:table-cell table:formula="of:=MAX([.$C74])" office:value-type="float"/>
        </table:table-row>
        <table:table-row table:style-name="ro1">
          <table:table-cell office:value-type="string">
            <text:p>training/user43/aso/iter 1/training_set_1/training_set_1.lp</text:p>
          </table:table-cell>
          <table:table-cell office:value-type="float" office:value="62.8442"/>
          <table:table-cell office:value-type="float" office:value="0.0"/>
          <table:table-cell table:formula="of:=MIN([.$B75])" office:value-type="float"/>
          <table:table-cell table:formula="of:=MIN([.$C75])" office:value-type="float"/>
          <table:table-cell table:formula="of:=MEDIAN([.$B75])" office:value-type="float"/>
          <table:table-cell table:formula="of:=MEDIAN([.$C75])" office:value-type="float"/>
          <table:table-cell table:formula="of:=MAX([.$B75])" office:value-type="float"/>
          <table:table-cell table:formula="of:=MAX([.$C75])" office:value-type="float"/>
        </table:table-row>
        <table:table-row table:style-name="ro1">
          <table:table-cell office:value-type="string">
            <text:p>training/user43/aso/iter 1/training_set_2/training_set_2.lp</text:p>
          </table:table-cell>
          <table:table-cell office:value-type="float" office:value="27.0579"/>
          <table:table-cell office:value-type="float" office:value="0.0"/>
          <table:table-cell table:formula="of:=MIN([.$B76])" office:value-type="float"/>
          <table:table-cell table:formula="of:=MIN([.$C76])" office:value-type="float"/>
          <table:table-cell table:formula="of:=MEDIAN([.$B76])" office:value-type="float"/>
          <table:table-cell table:formula="of:=MEDIAN([.$C76])" office:value-type="float"/>
          <table:table-cell table:formula="of:=MAX([.$B76])" office:value-type="float"/>
          <table:table-cell table:formula="of:=MAX([.$C76])" office:value-type="float"/>
        </table:table-row>
        <table:table-row table:style-name="ro1">
          <table:table-cell office:value-type="string">
            <text:p>training/user43/aso/iter 1/training_set_3/training_set_3.lp</text:p>
          </table:table-cell>
          <table:table-cell office:value-type="float" office:value="30.5935"/>
          <table:table-cell office:value-type="float" office:value="0.0"/>
          <table:table-cell table:formula="of:=MIN([.$B77])" office:value-type="float"/>
          <table:table-cell table:formula="of:=MIN([.$C77])" office:value-type="float"/>
          <table:table-cell table:formula="of:=MEDIAN([.$B77])" office:value-type="float"/>
          <table:table-cell table:formula="of:=MEDIAN([.$C77])" office:value-type="float"/>
          <table:table-cell table:formula="of:=MAX([.$B77])" office:value-type="float"/>
          <table:table-cell table:formula="of:=MAX([.$C77])" office:value-type="float"/>
        </table:table-row>
        <table:table-row table:style-name="ro1">
          <table:table-cell office:value-type="string">
            <text:p>training/user43/less_weight/iter 1/training_set_1/training_set_1.lp</text:p>
          </table:table-cell>
          <table:table-cell office:value-type="float" office:value="600.0"/>
          <table:table-cell office:value-type="float" office:value="1.0"/>
          <table:table-cell table:formula="of:=MIN([.$B78])" office:value-type="float"/>
          <table:table-cell table:formula="of:=MIN([.$C78])" office:value-type="float"/>
          <table:table-cell table:formula="of:=MEDIAN([.$B78])" office:value-type="float"/>
          <table:table-cell table:formula="of:=MEDIAN([.$C78])" office:value-type="float"/>
          <table:table-cell table:formula="of:=MAX([.$B78])" office:value-type="float"/>
          <table:table-cell table:formula="of:=MAX([.$C78])" office:value-type="float"/>
        </table:table-row>
        <table:table-row table:style-name="ro1">
          <table:table-cell office:value-type="string">
            <text:p>training/user43/less_weight/iter 1/training_set_2/training_set_2.lp</text:p>
          </table:table-cell>
          <table:table-cell office:value-type="float" office:value="600.0"/>
          <table:table-cell office:value-type="float" office:value="1.0"/>
          <table:table-cell table:formula="of:=MIN([.$B79])" office:value-type="float"/>
          <table:table-cell table:formula="of:=MIN([.$C79])" office:value-type="float"/>
          <table:table-cell table:formula="of:=MEDIAN([.$B79])" office:value-type="float"/>
          <table:table-cell table:formula="of:=MEDIAN([.$C79])" office:value-type="float"/>
          <table:table-cell table:formula="of:=MAX([.$B79])" office:value-type="float"/>
          <table:table-cell table:formula="of:=MAX([.$C79])" office:value-type="float"/>
        </table:table-row>
        <table:table-row table:style-name="ro1">
          <table:table-cell office:value-type="string">
            <text:p>training/user43/less_weight/iter 1/training_set_3/training_set_3.lp</text:p>
          </table:table-cell>
          <table:table-cell office:value-type="float" office:value="600.0"/>
          <table:table-cell office:value-type="float" office:value="1.0"/>
          <table:table-cell table:formula="of:=MIN([.$B80])" office:value-type="float"/>
          <table:table-cell table:formula="of:=MIN([.$C80])" office:value-type="float"/>
          <table:table-cell table:formula="of:=MEDIAN([.$B80])" office:value-type="float"/>
          <table:table-cell table:formula="of:=MEDIAN([.$C80])" office:value-type="float"/>
          <table:table-cell table:formula="of:=MAX([.$B80])" office:value-type="float"/>
          <table:table-cell table:formula="of:=MAX([.$C80])" office:value-type="float"/>
        </table:table-row>
        <table:table-row table:style-name="ro1">
          <table:table-cell office:value-type="string">
            <text:p>training/user43/poset/iter 1/training_set_1/training_set_1.lp</text:p>
          </table:table-cell>
          <table:table-cell office:value-type="float" office:value="600.0"/>
          <table:table-cell office:value-type="float" office:value="1.0"/>
          <table:table-cell table:formula="of:=MIN([.$B81])" office:value-type="float"/>
          <table:table-cell table:formula="of:=MIN([.$C81])" office:value-type="float"/>
          <table:table-cell table:formula="of:=MEDIAN([.$B81])" office:value-type="float"/>
          <table:table-cell table:formula="of:=MEDIAN([.$C81])" office:value-type="float"/>
          <table:table-cell table:formula="of:=MAX([.$B81])" office:value-type="float"/>
          <table:table-cell table:formula="of:=MAX([.$C81])" office:value-type="float"/>
        </table:table-row>
        <table:table-row table:style-name="ro1">
          <table:table-cell office:value-type="string">
            <text:p>training/user43/poset/iter 1/training_set_2/training_set_2.lp</text:p>
          </table:table-cell>
          <table:table-cell office:value-type="float" office:value="600.0"/>
          <table:table-cell office:value-type="float" office:value="1.0"/>
          <table:table-cell table:formula="of:=MIN([.$B82])" office:value-type="float"/>
          <table:table-cell table:formula="of:=MIN([.$C82])" office:value-type="float"/>
          <table:table-cell table:formula="of:=MEDIAN([.$B82])" office:value-type="float"/>
          <table:table-cell table:formula="of:=MEDIAN([.$C82])" office:value-type="float"/>
          <table:table-cell table:formula="of:=MAX([.$B82])" office:value-type="float"/>
          <table:table-cell table:formula="of:=MAX([.$C82])" office:value-type="float"/>
        </table:table-row>
        <table:table-row table:style-name="ro1">
          <table:table-cell office:value-type="string">
            <text:p>training/user43/poset/iter 1/training_set_3/training_set_3.lp</text:p>
          </table:table-cell>
          <table:table-cell office:value-type="float" office:value="404.821"/>
          <table:table-cell office:value-type="float" office:value="0.0"/>
          <table:table-cell table:formula="of:=MIN([.$B83])" office:value-type="float"/>
          <table:table-cell table:formula="of:=MIN([.$C83])" office:value-type="float"/>
          <table:table-cell table:formula="of:=MEDIAN([.$B83])" office:value-type="float"/>
          <table:table-cell table:formula="of:=MEDIAN([.$C83])" office:value-type="float"/>
          <table:table-cell table:formula="of:=MAX([.$B83])" office:value-type="float"/>
          <table:table-cell table:formula="of:=MAX([.$C83])" office:value-type="float"/>
        </table:table-row>
        <table:table-row table:style-name="ro1">
          <table:table-cell office:value-type="string">
            <text:p>training/user51/aso/iter 1/training_set_1/training_set_1.lp</text:p>
          </table:table-cell>
          <table:table-cell office:value-type="float" office:value="29.3484"/>
          <table:table-cell office:value-type="float" office:value="0.0"/>
          <table:table-cell table:formula="of:=MIN([.$B84])" office:value-type="float"/>
          <table:table-cell table:formula="of:=MIN([.$C84])" office:value-type="float"/>
          <table:table-cell table:formula="of:=MEDIAN([.$B84])" office:value-type="float"/>
          <table:table-cell table:formula="of:=MEDIAN([.$C84])" office:value-type="float"/>
          <table:table-cell table:formula="of:=MAX([.$B84])" office:value-type="float"/>
          <table:table-cell table:formula="of:=MAX([.$C84])" office:value-type="float"/>
        </table:table-row>
        <table:table-row table:style-name="ro1">
          <table:table-cell office:value-type="string">
            <text:p>training/user51/aso/iter 1/training_set_2/training_set_2.lp</text:p>
          </table:table-cell>
          <table:table-cell office:value-type="float" office:value="68.6796"/>
          <table:table-cell office:value-type="float" office:value="0.0"/>
          <table:table-cell table:formula="of:=MIN([.$B85])" office:value-type="float"/>
          <table:table-cell table:formula="of:=MIN([.$C85])" office:value-type="float"/>
          <table:table-cell table:formula="of:=MEDIAN([.$B85])" office:value-type="float"/>
          <table:table-cell table:formula="of:=MEDIAN([.$C85])" office:value-type="float"/>
          <table:table-cell table:formula="of:=MAX([.$B85])" office:value-type="float"/>
          <table:table-cell table:formula="of:=MAX([.$C85])" office:value-type="float"/>
        </table:table-row>
        <table:table-row table:style-name="ro1">
          <table:table-cell office:value-type="string">
            <text:p>training/user51/aso/iter 1/training_set_3/training_set_3.lp</text:p>
          </table:table-cell>
          <table:table-cell office:value-type="float" office:value="145.631"/>
          <table:table-cell office:value-type="float" office:value="0.0"/>
          <table:table-cell table:formula="of:=MIN([.$B86])" office:value-type="float"/>
          <table:table-cell table:formula="of:=MIN([.$C86])" office:value-type="float"/>
          <table:table-cell table:formula="of:=MEDIAN([.$B86])" office:value-type="float"/>
          <table:table-cell table:formula="of:=MEDIAN([.$C86])" office:value-type="float"/>
          <table:table-cell table:formula="of:=MAX([.$B86])" office:value-type="float"/>
          <table:table-cell table:formula="of:=MAX([.$C86])" office:value-type="float"/>
        </table:table-row>
        <table:table-row table:style-name="ro1">
          <table:table-cell office:value-type="string">
            <text:p>training/user51/less_weight/iter 1/training_set_1/training_set_1.lp</text:p>
          </table:table-cell>
          <table:table-cell office:value-type="float" office:value="600.0"/>
          <table:table-cell office:value-type="float" office:value="1.0"/>
          <table:table-cell table:formula="of:=MIN([.$B87])" office:value-type="float"/>
          <table:table-cell table:formula="of:=MIN([.$C87])" office:value-type="float"/>
          <table:table-cell table:formula="of:=MEDIAN([.$B87])" office:value-type="float"/>
          <table:table-cell table:formula="of:=MEDIAN([.$C87])" office:value-type="float"/>
          <table:table-cell table:formula="of:=MAX([.$B87])" office:value-type="float"/>
          <table:table-cell table:formula="of:=MAX([.$C87])" office:value-type="float"/>
        </table:table-row>
        <table:table-row table:style-name="ro1">
          <table:table-cell office:value-type="string">
            <text:p>training/user51/less_weight/iter 1/training_set_2/training_set_2.lp</text:p>
          </table:table-cell>
          <table:table-cell office:value-type="float" office:value="600.0"/>
          <table:table-cell office:value-type="float" office:value="1.0"/>
          <table:table-cell table:formula="of:=MIN([.$B88])" office:value-type="float"/>
          <table:table-cell table:formula="of:=MIN([.$C88])" office:value-type="float"/>
          <table:table-cell table:formula="of:=MEDIAN([.$B88])" office:value-type="float"/>
          <table:table-cell table:formula="of:=MEDIAN([.$C88])" office:value-type="float"/>
          <table:table-cell table:formula="of:=MAX([.$B88])" office:value-type="float"/>
          <table:table-cell table:formula="of:=MAX([.$C88])" office:value-type="float"/>
        </table:table-row>
        <table:table-row table:style-name="ro1">
          <table:table-cell office:value-type="string">
            <text:p>training/user51/less_weight/iter 1/training_set_3/training_set_3.lp</text:p>
          </table:table-cell>
          <table:table-cell office:value-type="float" office:value="600.0"/>
          <table:table-cell office:value-type="float" office:value="1.0"/>
          <table:table-cell table:formula="of:=MIN([.$B89])" office:value-type="float"/>
          <table:table-cell table:formula="of:=MIN([.$C89])" office:value-type="float"/>
          <table:table-cell table:formula="of:=MEDIAN([.$B89])" office:value-type="float"/>
          <table:table-cell table:formula="of:=MEDIAN([.$C89])" office:value-type="float"/>
          <table:table-cell table:formula="of:=MAX([.$B89])" office:value-type="float"/>
          <table:table-cell table:formula="of:=MAX([.$C89])" office:value-type="float"/>
        </table:table-row>
        <table:table-row table:style-name="ro1">
          <table:table-cell office:value-type="string">
            <text:p>training/user51/poset/iter 1/training_set_1/training_set_1.lp</text:p>
          </table:table-cell>
          <table:table-cell office:value-type="float" office:value="600.0"/>
          <table:table-cell office:value-type="float" office:value="1.0"/>
          <table:table-cell table:formula="of:=MIN([.$B90])" office:value-type="float"/>
          <table:table-cell table:formula="of:=MIN([.$C90])" office:value-type="float"/>
          <table:table-cell table:formula="of:=MEDIAN([.$B90])" office:value-type="float"/>
          <table:table-cell table:formula="of:=MEDIAN([.$C90])" office:value-type="float"/>
          <table:table-cell table:formula="of:=MAX([.$B90])" office:value-type="float"/>
          <table:table-cell table:formula="of:=MAX([.$C90])" office:value-type="float"/>
        </table:table-row>
        <table:table-row table:style-name="ro1">
          <table:table-cell office:value-type="string">
            <text:p>training/user51/poset/iter 1/training_set_2/training_set_2.lp</text:p>
          </table:table-cell>
          <table:table-cell office:value-type="float" office:value="600.0"/>
          <table:table-cell office:value-type="float" office:value="1.0"/>
          <table:table-cell table:formula="of:=MIN([.$B91])" office:value-type="float"/>
          <table:table-cell table:formula="of:=MIN([.$C91])" office:value-type="float"/>
          <table:table-cell table:formula="of:=MEDIAN([.$B91])" office:value-type="float"/>
          <table:table-cell table:formula="of:=MEDIAN([.$C91])" office:value-type="float"/>
          <table:table-cell table:formula="of:=MAX([.$B91])" office:value-type="float"/>
          <table:table-cell table:formula="of:=MAX([.$C91])" office:value-type="float"/>
        </table:table-row>
        <table:table-row table:style-name="ro1">
          <table:table-cell office:value-type="string">
            <text:p>training/user51/poset/iter 1/training_set_3/training_set_3.lp</text:p>
          </table:table-cell>
          <table:table-cell office:value-type="float" office:value="600.0"/>
          <table:table-cell office:value-type="float" office:value="1.0"/>
          <table:table-cell table:formula="of:=MIN([.$B92])" office:value-type="float"/>
          <table:table-cell table:formula="of:=MIN([.$C92])" office:value-type="float"/>
          <table:table-cell table:formula="of:=MEDIAN([.$B92])" office:value-type="float"/>
          <table:table-cell table:formula="of:=MEDIAN([.$C92])" office:value-type="float"/>
          <table:table-cell table:formula="of:=MAX([.$B92])" office:value-type="float"/>
          <table:table-cell table:formula="of:=MAX([.$C92])" office:value-type="float"/>
        </table:table-row>
        <table:table-row table:style-name="ro1">
          <table:table-cell office:value-type="string">
            <text:p>training/user52/aso/iter 1/training_set_1/training_set_1.lp</text:p>
          </table:table-cell>
          <table:table-cell office:value-type="float" office:value="195.725"/>
          <table:table-cell office:value-type="float" office:value="0.0"/>
          <table:table-cell table:formula="of:=MIN([.$B93])" office:value-type="float"/>
          <table:table-cell table:formula="of:=MIN([.$C93])" office:value-type="float"/>
          <table:table-cell table:formula="of:=MEDIAN([.$B93])" office:value-type="float"/>
          <table:table-cell table:formula="of:=MEDIAN([.$C93])" office:value-type="float"/>
          <table:table-cell table:formula="of:=MAX([.$B93])" office:value-type="float"/>
          <table:table-cell table:formula="of:=MAX([.$C93])" office:value-type="float"/>
        </table:table-row>
        <table:table-row table:style-name="ro1">
          <table:table-cell office:value-type="string">
            <text:p>training/user52/aso/iter 1/training_set_2/training_set_2.lp</text:p>
          </table:table-cell>
          <table:table-cell office:value-type="float" office:value="21.8123"/>
          <table:table-cell office:value-type="float" office:value="0.0"/>
          <table:table-cell table:formula="of:=MIN([.$B94])" office:value-type="float"/>
          <table:table-cell table:formula="of:=MIN([.$C94])" office:value-type="float"/>
          <table:table-cell table:formula="of:=MEDIAN([.$B94])" office:value-type="float"/>
          <table:table-cell table:formula="of:=MEDIAN([.$C94])" office:value-type="float"/>
          <table:table-cell table:formula="of:=MAX([.$B94])" office:value-type="float"/>
          <table:table-cell table:formula="of:=MAX([.$C94])" office:value-type="float"/>
        </table:table-row>
        <table:table-row table:style-name="ro1">
          <table:table-cell office:value-type="string">
            <text:p>training/user52/aso/iter 1/training_set_3/training_set_3.lp</text:p>
          </table:table-cell>
          <table:table-cell office:value-type="float" office:value="24.9467"/>
          <table:table-cell office:value-type="float" office:value="0.0"/>
          <table:table-cell table:formula="of:=MIN([.$B95])" office:value-type="float"/>
          <table:table-cell table:formula="of:=MIN([.$C95])" office:value-type="float"/>
          <table:table-cell table:formula="of:=MEDIAN([.$B95])" office:value-type="float"/>
          <table:table-cell table:formula="of:=MEDIAN([.$C95])" office:value-type="float"/>
          <table:table-cell table:formula="of:=MAX([.$B95])" office:value-type="float"/>
          <table:table-cell table:formula="of:=MAX([.$C95])" office:value-type="float"/>
        </table:table-row>
        <table:table-row table:style-name="ro1">
          <table:table-cell office:value-type="string">
            <text:p>training/user52/less_weight/iter 1/training_set_1/training_set_1.lp</text:p>
          </table:table-cell>
          <table:table-cell office:value-type="float" office:value="600.0"/>
          <table:table-cell office:value-type="float" office:value="1.0"/>
          <table:table-cell table:formula="of:=MIN([.$B96])" office:value-type="float"/>
          <table:table-cell table:formula="of:=MIN([.$C96])" office:value-type="float"/>
          <table:table-cell table:formula="of:=MEDIAN([.$B96])" office:value-type="float"/>
          <table:table-cell table:formula="of:=MEDIAN([.$C96])" office:value-type="float"/>
          <table:table-cell table:formula="of:=MAX([.$B96])" office:value-type="float"/>
          <table:table-cell table:formula="of:=MAX([.$C96])" office:value-type="float"/>
        </table:table-row>
        <table:table-row table:style-name="ro1">
          <table:table-cell office:value-type="string">
            <text:p>training/user52/less_weight/iter 1/training_set_2/training_set_2.lp</text:p>
          </table:table-cell>
          <table:table-cell office:value-type="float" office:value="600.0"/>
          <table:table-cell office:value-type="float" office:value="1.0"/>
          <table:table-cell table:formula="of:=MIN([.$B97])" office:value-type="float"/>
          <table:table-cell table:formula="of:=MIN([.$C97])" office:value-type="float"/>
          <table:table-cell table:formula="of:=MEDIAN([.$B97])" office:value-type="float"/>
          <table:table-cell table:formula="of:=MEDIAN([.$C97])" office:value-type="float"/>
          <table:table-cell table:formula="of:=MAX([.$B97])" office:value-type="float"/>
          <table:table-cell table:formula="of:=MAX([.$C97])" office:value-type="float"/>
        </table:table-row>
        <table:table-row table:style-name="ro1">
          <table:table-cell office:value-type="string">
            <text:p>training/user52/less_weight/iter 1/training_set_3/training_set_3.lp</text:p>
          </table:table-cell>
          <table:table-cell office:value-type="float" office:value="600.0"/>
          <table:table-cell office:value-type="float" office:value="1.0"/>
          <table:table-cell table:formula="of:=MIN([.$B98])" office:value-type="float"/>
          <table:table-cell table:formula="of:=MIN([.$C98])" office:value-type="float"/>
          <table:table-cell table:formula="of:=MEDIAN([.$B98])" office:value-type="float"/>
          <table:table-cell table:formula="of:=MEDIAN([.$C98])" office:value-type="float"/>
          <table:table-cell table:formula="of:=MAX([.$B98])" office:value-type="float"/>
          <table:table-cell table:formula="of:=MAX([.$C98])" office:value-type="float"/>
        </table:table-row>
        <table:table-row table:style-name="ro1">
          <table:table-cell office:value-type="string">
            <text:p>training/user52/poset/iter 1/training_set_1/training_set_1.lp</text:p>
          </table:table-cell>
          <table:table-cell office:value-type="float" office:value="600.0"/>
          <table:table-cell office:value-type="float" office:value="1.0"/>
          <table:table-cell table:formula="of:=MIN([.$B99])" office:value-type="float"/>
          <table:table-cell table:formula="of:=MIN([.$C99])" office:value-type="float"/>
          <table:table-cell table:formula="of:=MEDIAN([.$B99])" office:value-type="float"/>
          <table:table-cell table:formula="of:=MEDIAN([.$C99])" office:value-type="float"/>
          <table:table-cell table:formula="of:=MAX([.$B99])" office:value-type="float"/>
          <table:table-cell table:formula="of:=MAX([.$C99])" office:value-type="float"/>
        </table:table-row>
        <table:table-row table:style-name="ro1">
          <table:table-cell office:value-type="string">
            <text:p>training/user52/poset/iter 1/training_set_2/training_set_2.lp</text:p>
          </table:table-cell>
          <table:table-cell office:value-type="float" office:value="600.0"/>
          <table:table-cell office:value-type="float" office:value="1.0"/>
          <table:table-cell table:formula="of:=MIN([.$B100])" office:value-type="float"/>
          <table:table-cell table:formula="of:=MIN([.$C100])" office:value-type="float"/>
          <table:table-cell table:formula="of:=MEDIAN([.$B100])" office:value-type="float"/>
          <table:table-cell table:formula="of:=MEDIAN([.$C100])" office:value-type="float"/>
          <table:table-cell table:formula="of:=MAX([.$B100])" office:value-type="float"/>
          <table:table-cell table:formula="of:=MAX([.$C100])" office:value-type="float"/>
        </table:table-row>
        <table:table-row table:style-name="ro1">
          <table:table-cell office:value-type="string">
            <text:p>training/user52/poset/iter 1/training_set_3/training_set_3.lp</text:p>
          </table:table-cell>
          <table:table-cell office:value-type="float" office:value="600.0"/>
          <table:table-cell office:value-type="float" office:value="1.0"/>
          <table:table-cell table:formula="of:=MIN([.$B101])" office:value-type="float"/>
          <table:table-cell table:formula="of:=MIN([.$C101])" office:value-type="float"/>
          <table:table-cell table:formula="of:=MEDIAN([.$B101])" office:value-type="float"/>
          <table:table-cell table:formula="of:=MEDIAN([.$C101])" office:value-type="float"/>
          <table:table-cell table:formula="of:=MAX([.$B101])" office:value-type="float"/>
          <table:table-cell table:formula="of:=MAX([.$C101])" office:value-type="float"/>
        </table:table-row>
        <table:table-row table:style-name="ro1">
          <table:table-cell office:value-type="string">
            <text:p>training/user55/aso/iter 1/training_set_1/training_set_1.lp</text:p>
          </table:table-cell>
          <table:table-cell office:value-type="float" office:value="25.256"/>
          <table:table-cell office:value-type="float" office:value="0.0"/>
          <table:table-cell table:formula="of:=MIN([.$B102])" office:value-type="float"/>
          <table:table-cell table:formula="of:=MIN([.$C102])" office:value-type="float"/>
          <table:table-cell table:formula="of:=MEDIAN([.$B102])" office:value-type="float"/>
          <table:table-cell table:formula="of:=MEDIAN([.$C102])" office:value-type="float"/>
          <table:table-cell table:formula="of:=MAX([.$B102])" office:value-type="float"/>
          <table:table-cell table:formula="of:=MAX([.$C102])" office:value-type="float"/>
        </table:table-row>
        <table:table-row table:style-name="ro1">
          <table:table-cell office:value-type="string">
            <text:p>training/user55/aso/iter 1/training_set_2/training_set_2.lp</text:p>
          </table:table-cell>
          <table:table-cell office:value-type="float" office:value="143.701"/>
          <table:table-cell office:value-type="float" office:value="0.0"/>
          <table:table-cell table:formula="of:=MIN([.$B103])" office:value-type="float"/>
          <table:table-cell table:formula="of:=MIN([.$C103])" office:value-type="float"/>
          <table:table-cell table:formula="of:=MEDIAN([.$B103])" office:value-type="float"/>
          <table:table-cell table:formula="of:=MEDIAN([.$C103])" office:value-type="float"/>
          <table:table-cell table:formula="of:=MAX([.$B103])" office:value-type="float"/>
          <table:table-cell table:formula="of:=MAX([.$C103])" office:value-type="float"/>
        </table:table-row>
        <table:table-row table:style-name="ro1">
          <table:table-cell office:value-type="string">
            <text:p>training/user55/aso/iter 1/training_set_3/training_set_3.lp</text:p>
          </table:table-cell>
          <table:table-cell office:value-type="float" office:value="117.464"/>
          <table:table-cell office:value-type="float" office:value="0.0"/>
          <table:table-cell table:formula="of:=MIN([.$B104])" office:value-type="float"/>
          <table:table-cell table:formula="of:=MIN([.$C104])" office:value-type="float"/>
          <table:table-cell table:formula="of:=MEDIAN([.$B104])" office:value-type="float"/>
          <table:table-cell table:formula="of:=MEDIAN([.$C104])" office:value-type="float"/>
          <table:table-cell table:formula="of:=MAX([.$B104])" office:value-type="float"/>
          <table:table-cell table:formula="of:=MAX([.$C104])" office:value-type="float"/>
        </table:table-row>
        <table:table-row table:style-name="ro1">
          <table:table-cell office:value-type="string">
            <text:p>training/user55/less_weight/iter 1/training_set_1/training_set_1.lp</text:p>
          </table:table-cell>
          <table:table-cell office:value-type="float" office:value="600.0"/>
          <table:table-cell office:value-type="float" office:value="1.0"/>
          <table:table-cell table:formula="of:=MIN([.$B105])" office:value-type="float"/>
          <table:table-cell table:formula="of:=MIN([.$C105])" office:value-type="float"/>
          <table:table-cell table:formula="of:=MEDIAN([.$B105])" office:value-type="float"/>
          <table:table-cell table:formula="of:=MEDIAN([.$C105])" office:value-type="float"/>
          <table:table-cell table:formula="of:=MAX([.$B105])" office:value-type="float"/>
          <table:table-cell table:formula="of:=MAX([.$C105])" office:value-type="float"/>
        </table:table-row>
        <table:table-row table:style-name="ro1">
          <table:table-cell office:value-type="string">
            <text:p>training/user55/less_weight/iter 1/training_set_2/training_set_2.lp</text:p>
          </table:table-cell>
          <table:table-cell office:value-type="float" office:value="600.0"/>
          <table:table-cell office:value-type="float" office:value="1.0"/>
          <table:table-cell table:formula="of:=MIN([.$B106])" office:value-type="float"/>
          <table:table-cell table:formula="of:=MIN([.$C106])" office:value-type="float"/>
          <table:table-cell table:formula="of:=MEDIAN([.$B106])" office:value-type="float"/>
          <table:table-cell table:formula="of:=MEDIAN([.$C106])" office:value-type="float"/>
          <table:table-cell table:formula="of:=MAX([.$B106])" office:value-type="float"/>
          <table:table-cell table:formula="of:=MAX([.$C106])" office:value-type="float"/>
        </table:table-row>
        <table:table-row table:style-name="ro1">
          <table:table-cell office:value-type="string">
            <text:p>training/user55/less_weight/iter 1/training_set_3/training_set_3.lp</text:p>
          </table:table-cell>
          <table:table-cell office:value-type="float" office:value="600.0"/>
          <table:table-cell office:value-type="float" office:value="1.0"/>
          <table:table-cell table:formula="of:=MIN([.$B107])" office:value-type="float"/>
          <table:table-cell table:formula="of:=MIN([.$C107])" office:value-type="float"/>
          <table:table-cell table:formula="of:=MEDIAN([.$B107])" office:value-type="float"/>
          <table:table-cell table:formula="of:=MEDIAN([.$C107])" office:value-type="float"/>
          <table:table-cell table:formula="of:=MAX([.$B107])" office:value-type="float"/>
          <table:table-cell table:formula="of:=MAX([.$C107])" office:value-type="float"/>
        </table:table-row>
        <table:table-row table:style-name="ro1">
          <table:table-cell office:value-type="string">
            <text:p>training/user55/poset/iter 1/training_set_1/training_set_1.lp</text:p>
          </table:table-cell>
          <table:table-cell office:value-type="float" office:value="490.471"/>
          <table:table-cell office:value-type="float" office:value="0.0"/>
          <table:table-cell table:formula="of:=MIN([.$B108])" office:value-type="float"/>
          <table:table-cell table:formula="of:=MIN([.$C108])" office:value-type="float"/>
          <table:table-cell table:formula="of:=MEDIAN([.$B108])" office:value-type="float"/>
          <table:table-cell table:formula="of:=MEDIAN([.$C108])" office:value-type="float"/>
          <table:table-cell table:formula="of:=MAX([.$B108])" office:value-type="float"/>
          <table:table-cell table:formula="of:=MAX([.$C108])" office:value-type="float"/>
        </table:table-row>
        <table:table-row table:style-name="ro1">
          <table:table-cell office:value-type="string">
            <text:p>training/user55/poset/iter 1/training_set_2/training_set_2.lp</text:p>
          </table:table-cell>
          <table:table-cell office:value-type="float" office:value="600.0"/>
          <table:table-cell office:value-type="float" office:value="1.0"/>
          <table:table-cell table:formula="of:=MIN([.$B109])" office:value-type="float"/>
          <table:table-cell table:formula="of:=MIN([.$C109])" office:value-type="float"/>
          <table:table-cell table:formula="of:=MEDIAN([.$B109])" office:value-type="float"/>
          <table:table-cell table:formula="of:=MEDIAN([.$C109])" office:value-type="float"/>
          <table:table-cell table:formula="of:=MAX([.$B109])" office:value-type="float"/>
          <table:table-cell table:formula="of:=MAX([.$C109])" office:value-type="float"/>
        </table:table-row>
        <table:table-row table:style-name="ro1">
          <table:table-cell office:value-type="string">
            <text:p>training/user55/poset/iter 1/training_set_3/training_set_3.lp</text:p>
          </table:table-cell>
          <table:table-cell office:value-type="float" office:value="600.0"/>
          <table:table-cell office:value-type="float" office:value="1.0"/>
          <table:table-cell table:formula="of:=MIN([.$B110])" office:value-type="float"/>
          <table:table-cell table:formula="of:=MIN([.$C110])" office:value-type="float"/>
          <table:table-cell table:formula="of:=MEDIAN([.$B110])" office:value-type="float"/>
          <table:table-cell table:formula="of:=MEDIAN([.$C110])" office:value-type="float"/>
          <table:table-cell table:formula="of:=MAX([.$B110])" office:value-type="float"/>
          <table:table-cell table:formula="of:=MAX([.$C110])" office:value-type="float"/>
        </table:table-row>
        <table:table-row table:style-name="ro1">
          <table:table-cell office:value-type="string">
            <text:p>training/user7/aso/iter 1/training_set_1/training_set_1.lp</text:p>
          </table:table-cell>
          <table:table-cell office:value-type="float" office:value="19.7494"/>
          <table:table-cell office:value-type="float" office:value="0.0"/>
          <table:table-cell table:formula="of:=MIN([.$B111])" office:value-type="float"/>
          <table:table-cell table:formula="of:=MIN([.$C111])" office:value-type="float"/>
          <table:table-cell table:formula="of:=MEDIAN([.$B111])" office:value-type="float"/>
          <table:table-cell table:formula="of:=MEDIAN([.$C111])" office:value-type="float"/>
          <table:table-cell table:formula="of:=MAX([.$B111])" office:value-type="float"/>
          <table:table-cell table:formula="of:=MAX([.$C111])" office:value-type="float"/>
        </table:table-row>
        <table:table-row table:style-name="ro1">
          <table:table-cell office:value-type="string">
            <text:p>training/user7/aso/iter 1/training_set_2/training_set_2.lp</text:p>
          </table:table-cell>
          <table:table-cell office:value-type="float" office:value="115.379"/>
          <table:table-cell office:value-type="float" office:value="0.0"/>
          <table:table-cell table:formula="of:=MIN([.$B112])" office:value-type="float"/>
          <table:table-cell table:formula="of:=MIN([.$C112])" office:value-type="float"/>
          <table:table-cell table:formula="of:=MEDIAN([.$B112])" office:value-type="float"/>
          <table:table-cell table:formula="of:=MEDIAN([.$C112])" office:value-type="float"/>
          <table:table-cell table:formula="of:=MAX([.$B112])" office:value-type="float"/>
          <table:table-cell table:formula="of:=MAX([.$C112])" office:value-type="float"/>
        </table:table-row>
        <table:table-row table:style-name="ro1">
          <table:table-cell office:value-type="string">
            <text:p>training/user7/aso/iter 1/training_set_3/training_set_3.lp</text:p>
          </table:table-cell>
          <table:table-cell office:value-type="float" office:value="50.4827"/>
          <table:table-cell office:value-type="float" office:value="0.0"/>
          <table:table-cell table:formula="of:=MIN([.$B113])" office:value-type="float"/>
          <table:table-cell table:formula="of:=MIN([.$C113])" office:value-type="float"/>
          <table:table-cell table:formula="of:=MEDIAN([.$B113])" office:value-type="float"/>
          <table:table-cell table:formula="of:=MEDIAN([.$C113])" office:value-type="float"/>
          <table:table-cell table:formula="of:=MAX([.$B113])" office:value-type="float"/>
          <table:table-cell table:formula="of:=MAX([.$C113])" office:value-type="float"/>
        </table:table-row>
        <table:table-row table:style-name="ro1">
          <table:table-cell office:value-type="string">
            <text:p>training/user7/less_weight/iter 1/training_set_1/training_set_1.lp</text:p>
          </table:table-cell>
          <table:table-cell office:value-type="float" office:value="600.0"/>
          <table:table-cell office:value-type="float" office:value="1.0"/>
          <table:table-cell table:formula="of:=MIN([.$B114])" office:value-type="float"/>
          <table:table-cell table:formula="of:=MIN([.$C114])" office:value-type="float"/>
          <table:table-cell table:formula="of:=MEDIAN([.$B114])" office:value-type="float"/>
          <table:table-cell table:formula="of:=MEDIAN([.$C114])" office:value-type="float"/>
          <table:table-cell table:formula="of:=MAX([.$B114])" office:value-type="float"/>
          <table:table-cell table:formula="of:=MAX([.$C114])" office:value-type="float"/>
        </table:table-row>
        <table:table-row table:style-name="ro1">
          <table:table-cell office:value-type="string">
            <text:p>training/user7/less_weight/iter 1/training_set_2/training_set_2.lp</text:p>
          </table:table-cell>
          <table:table-cell office:value-type="float" office:value="600.0"/>
          <table:table-cell office:value-type="float" office:value="1.0"/>
          <table:table-cell table:formula="of:=MIN([.$B115])" office:value-type="float"/>
          <table:table-cell table:formula="of:=MIN([.$C115])" office:value-type="float"/>
          <table:table-cell table:formula="of:=MEDIAN([.$B115])" office:value-type="float"/>
          <table:table-cell table:formula="of:=MEDIAN([.$C115])" office:value-type="float"/>
          <table:table-cell table:formula="of:=MAX([.$B115])" office:value-type="float"/>
          <table:table-cell table:formula="of:=MAX([.$C115])" office:value-type="float"/>
        </table:table-row>
        <table:table-row table:style-name="ro1">
          <table:table-cell office:value-type="string">
            <text:p>training/user7/less_weight/iter 1/training_set_3/training_set_3.lp</text:p>
          </table:table-cell>
          <table:table-cell office:value-type="float" office:value="600.0"/>
          <table:table-cell office:value-type="float" office:value="1.0"/>
          <table:table-cell table:formula="of:=MIN([.$B116])" office:value-type="float"/>
          <table:table-cell table:formula="of:=MIN([.$C116])" office:value-type="float"/>
          <table:table-cell table:formula="of:=MEDIAN([.$B116])" office:value-type="float"/>
          <table:table-cell table:formula="of:=MEDIAN([.$C116])" office:value-type="float"/>
          <table:table-cell table:formula="of:=MAX([.$B116])" office:value-type="float"/>
          <table:table-cell table:formula="of:=MAX([.$C116])" office:value-type="float"/>
        </table:table-row>
        <table:table-row table:style-name="ro1">
          <table:table-cell office:value-type="string">
            <text:p>training/user7/poset/iter 1/training_set_1/training_set_1.lp</text:p>
          </table:table-cell>
          <table:table-cell office:value-type="float" office:value="600.0"/>
          <table:table-cell office:value-type="float" office:value="1.0"/>
          <table:table-cell table:formula="of:=MIN([.$B117])" office:value-type="float"/>
          <table:table-cell table:formula="of:=MIN([.$C117])" office:value-type="float"/>
          <table:table-cell table:formula="of:=MEDIAN([.$B117])" office:value-type="float"/>
          <table:table-cell table:formula="of:=MEDIAN([.$C117])" office:value-type="float"/>
          <table:table-cell table:formula="of:=MAX([.$B117])" office:value-type="float"/>
          <table:table-cell table:formula="of:=MAX([.$C117])" office:value-type="float"/>
        </table:table-row>
        <table:table-row table:style-name="ro1">
          <table:table-cell office:value-type="string">
            <text:p>training/user7/poset/iter 1/training_set_2/training_set_2.lp</text:p>
          </table:table-cell>
          <table:table-cell office:value-type="float" office:value="509.302"/>
          <table:table-cell office:value-type="float" office:value="0.0"/>
          <table:table-cell table:formula="of:=MIN([.$B118])" office:value-type="float"/>
          <table:table-cell table:formula="of:=MIN([.$C118])" office:value-type="float"/>
          <table:table-cell table:formula="of:=MEDIAN([.$B118])" office:value-type="float"/>
          <table:table-cell table:formula="of:=MEDIAN([.$C118])" office:value-type="float"/>
          <table:table-cell table:formula="of:=MAX([.$B118])" office:value-type="float"/>
          <table:table-cell table:formula="of:=MAX([.$C118])" office:value-type="float"/>
        </table:table-row>
        <table:table-row table:style-name="ro1">
          <table:table-cell office:value-type="string">
            <text:p>training/user7/poset/iter 1/training_set_3/training_set_3.lp</text:p>
          </table:table-cell>
          <table:table-cell office:value-type="float" office:value="600.0"/>
          <table:table-cell office:value-type="float" office:value="1.0"/>
          <table:table-cell table:formula="of:=MIN([.$B119])" office:value-type="float"/>
          <table:table-cell table:formula="of:=MIN([.$C119])" office:value-type="float"/>
          <table:table-cell table:formula="of:=MEDIAN([.$B119])" office:value-type="float"/>
          <table:table-cell table:formula="of:=MEDIAN([.$C119])" office:value-type="float"/>
          <table:table-cell table:formula="of:=MAX([.$B119])" office:value-type="float"/>
          <table:table-cell table:formula="of:=MAX([.$C119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19])" office:value-type="float"/>
          <table:table-cell table:formula="of:=SUM([.C3:.C119])" office:value-type="float"/>
          <table:table-cell table:formula="of:=SUM([.D3:.D119])" office:value-type="float"/>
          <table:table-cell table:formula="of:=SUM([.E3:.E119])" office:value-type="float"/>
          <table:table-cell table:formula="of:=SUM([.F3:.F119])" office:value-type="float"/>
          <table:table-cell table:formula="of:=SUM([.G3:.G119])" office:value-type="float"/>
          <table:table-cell table:formula="of:=SUM([.H3:.H119])" office:value-type="float"/>
          <table:table-cell table:formula="of:=SUM([.I3:.I119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19])" office:value-type="float"/>
          <table:table-cell table:formula="of:=AVERAGE([.C3:.C119])" office:value-type="float"/>
          <table:table-cell table:formula="of:=AVERAGE([.D3:.D119])" office:value-type="float"/>
          <table:table-cell table:formula="of:=AVERAGE([.E3:.E119])" office:value-type="float"/>
          <table:table-cell table:formula="of:=AVERAGE([.F3:.F119])" office:value-type="float"/>
          <table:table-cell table:formula="of:=AVERAGE([.G3:.G119])" office:value-type="float"/>
          <table:table-cell table:formula="of:=AVERAGE([.H3:.H119])" office:value-type="float"/>
          <table:table-cell table:formula="of:=AVERAGE([.I3:.I119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19])" office:value-type="float"/>
          <table:table-cell table:formula="of:=STDEV([.C3:.C119])" office:value-type="float"/>
          <table:table-cell table:formula="of:=STDEV([.D3:.D119])" office:value-type="float"/>
          <table:table-cell table:formula="of:=STDEV([.E3:.E119])" office:value-type="float"/>
          <table:table-cell table:formula="of:=STDEV([.F3:.F119])" office:value-type="float"/>
          <table:table-cell table:formula="of:=STDEV([.G3:.G119])" office:value-type="float"/>
          <table:table-cell table:formula="of:=STDEV([.H3:.H119])" office:value-type="float"/>
          <table:table-cell table:formula="of:=STDEV([.I3:.I119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19]-[.$D3:.$D119])^2)^0.5" office:value-type="float"/>
          <table:table-cell table:number-matrix-columns-spanned="1" table:number-matrix-rows-spanned="1" table:formula="of:=SUM(([.C3:.C119]-[.$E3:.$E119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19]=[.$D3:.$D119])" office:value-type="float"/>
          <table:table-cell table:number-matrix-columns-spanned="1" table:number-matrix-rows-spanned="1" table:formula="of:=SUM([.C3:.C119]=[.$E3:.$E119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19]&lt;[.$F3:.$F119])" office:value-type="float"/>
          <table:table-cell table:number-matrix-columns-spanned="1" table:number-matrix-rows-spanned="1" table:formula="of:=SUM([.C3:.C119]&lt;[.$G3:.$G119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19]&gt;[.$F3:.$F119])" office:value-type="float"/>
          <table:table-cell table:number-matrix-columns-spanned="1" table:number-matrix-rows-spanned="1" table:formula="of:=SUM([.C3:.C119]&gt;[.$G3:.$G119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19]=[.$H3:.$H119])" office:value-type="float"/>
          <table:table-cell table:number-matrix-columns-spanned="1" table:number-matrix-rows-spanned="1" table:formula="of:=SUM([.C3:.C119]=[.$I3:.$I119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n-vL-1.0/default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training/user11/aso/iter 1/training_set_1</text:p>
          </table:table-cell>
          <table:table-cell table:formula="of:=AVERAGE([Instances.B3:Instances.B3])" office:value-type="float"/>
          <table:table-cell table:formula="of:=SUM([Instances.C3:Instances.C3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training/user11/aso/iter 1/training_set_2</text:p>
          </table:table-cell>
          <table:table-cell table:formula="of:=AVERAGE([Instances.B4:Instances.B4])" office:value-type="float"/>
          <table:table-cell table:formula="of:=SUM([Instances.C4:Instances.C4])" office:value-type="float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training/user11/aso/iter 1/training_set_3</text:p>
          </table:table-cell>
          <table:table-cell table:formula="of:=AVERAGE([Instances.B5:Instances.B5])" office:value-type="float"/>
          <table:table-cell table:formula="of:=SUM([Instances.C5:Instances.C5])" office:value-type="float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training/user11/less_weight/iter 1/training_set_1</text:p>
          </table:table-cell>
          <table:table-cell table:formula="of:=AVERAGE([Instances.B6:Instances.B6])" office:value-type="float"/>
          <table:table-cell table:formula="of:=SUM([Instances.C6:Instances.C6])" office:value-type="float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training/user11/less_weight/iter 1/training_set_2</text:p>
          </table:table-cell>
          <table:table-cell table:formula="of:=AVERAGE([Instances.B7:Instances.B7])" office:value-type="float"/>
          <table:table-cell table:formula="of:=SUM([Instances.C7:Instances.C7])" office:value-type="float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training/user11/less_weight/iter 1/training_set_3</text:p>
          </table:table-cell>
          <table:table-cell table:formula="of:=AVERAGE([Instances.B8:Instances.B8])" office:value-type="float"/>
          <table:table-cell table:formula="of:=SUM([Instances.C8:Instances.C8])" office:value-type="float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>
          <table:table-cell office:value-type="string">
            <text:p>training/user11/poset/iter 1/training_set_1</text:p>
          </table:table-cell>
          <table:table-cell table:formula="of:=AVERAGE([Instances.B9:Instances.B9])" office:value-type="float"/>
          <table:table-cell table:formula="of:=SUM([Instances.C9:Instances.C9])" office:value-type="float"/>
          <table:table-cell table:formula="of:=MIN([.$B9])" office:value-type="float"/>
          <table:table-cell table:formula="of:=MIN([.$C9])" office:value-type="float"/>
          <table:table-cell table:formula="of:=MEDIAN([.$B9])" office:value-type="float"/>
          <table:table-cell table:formula="of:=MEDIAN([.$C9])" office:value-type="float"/>
          <table:table-cell table:formula="of:=MAX([.$B9])" office:value-type="float"/>
          <table:table-cell table:formula="of:=MAX([.$C9])" office:value-type="float"/>
        </table:table-row>
        <table:table-row table:style-name="ro1">
          <table:table-cell office:value-type="string">
            <text:p>training/user11/poset/iter 1/training_set_2</text:p>
          </table:table-cell>
          <table:table-cell table:formula="of:=AVERAGE([Instances.B10:Instances.B10])" office:value-type="float"/>
          <table:table-cell table:formula="of:=SUM([Instances.C10:Instances.C10])" office:value-type="float"/>
          <table:table-cell table:formula="of:=MIN([.$B10])" office:value-type="float"/>
          <table:table-cell table:formula="of:=MIN([.$C10])" office:value-type="float"/>
          <table:table-cell table:formula="of:=MEDIAN([.$B10])" office:value-type="float"/>
          <table:table-cell table:formula="of:=MEDIAN([.$C10])" office:value-type="float"/>
          <table:table-cell table:formula="of:=MAX([.$B10])" office:value-type="float"/>
          <table:table-cell table:formula="of:=MAX([.$C10])" office:value-type="float"/>
        </table:table-row>
        <table:table-row table:style-name="ro1">
          <table:table-cell office:value-type="string">
            <text:p>training/user11/poset/iter 1/training_set_3</text:p>
          </table:table-cell>
          <table:table-cell table:formula="of:=AVERAGE([Instances.B11:Instances.B11])" office:value-type="float"/>
          <table:table-cell table:formula="of:=SUM([Instances.C11:Instances.C11])" office:value-type="float"/>
          <table:table-cell table:formula="of:=MIN([.$B11])" office:value-type="float"/>
          <table:table-cell table:formula="of:=MIN([.$C11])" office:value-type="float"/>
          <table:table-cell table:formula="of:=MEDIAN([.$B11])" office:value-type="float"/>
          <table:table-cell table:formula="of:=MEDIAN([.$C11])" office:value-type="float"/>
          <table:table-cell table:formula="of:=MAX([.$B11])" office:value-type="float"/>
          <table:table-cell table:formula="of:=MAX([.$C11])" office:value-type="float"/>
        </table:table-row>
        <table:table-row table:style-name="ro1">
          <table:table-cell office:value-type="string">
            <text:p>training/user15/aso/iter 1/training_set_1</text:p>
          </table:table-cell>
          <table:table-cell table:formula="of:=AVERAGE([Instances.B12:Instances.B12])" office:value-type="float"/>
          <table:table-cell table:formula="of:=SUM([Instances.C12:Instances.C12])" office:value-type="float"/>
          <table:table-cell table:formula="of:=MIN([.$B12])" office:value-type="float"/>
          <table:table-cell table:formula="of:=MIN([.$C12])" office:value-type="float"/>
          <table:table-cell table:formula="of:=MEDIAN([.$B12])" office:value-type="float"/>
          <table:table-cell table:formula="of:=MEDIAN([.$C12])" office:value-type="float"/>
          <table:table-cell table:formula="of:=MAX([.$B12])" office:value-type="float"/>
          <table:table-cell table:formula="of:=MAX([.$C12])" office:value-type="float"/>
        </table:table-row>
        <table:table-row table:style-name="ro1">
          <table:table-cell office:value-type="string">
            <text:p>training/user15/aso/iter 1/training_set_2</text:p>
          </table:table-cell>
          <table:table-cell table:formula="of:=AVERAGE([Instances.B13:Instances.B13])" office:value-type="float"/>
          <table:table-cell table:formula="of:=SUM([Instances.C13:Instances.C13])" office:value-type="float"/>
          <table:table-cell table:formula="of:=MIN([.$B13])" office:value-type="float"/>
          <table:table-cell table:formula="of:=MIN([.$C13])" office:value-type="float"/>
          <table:table-cell table:formula="of:=MEDIAN([.$B13])" office:value-type="float"/>
          <table:table-cell table:formula="of:=MEDIAN([.$C13])" office:value-type="float"/>
          <table:table-cell table:formula="of:=MAX([.$B13])" office:value-type="float"/>
          <table:table-cell table:formula="of:=MAX([.$C13])" office:value-type="float"/>
        </table:table-row>
        <table:table-row table:style-name="ro1">
          <table:table-cell office:value-type="string">
            <text:p>training/user15/aso/iter 1/training_set_3</text:p>
          </table:table-cell>
          <table:table-cell table:formula="of:=AVERAGE([Instances.B14:Instances.B14])" office:value-type="float"/>
          <table:table-cell table:formula="of:=SUM([Instances.C14:Instances.C14])" office:value-type="float"/>
          <table:table-cell table:formula="of:=MIN([.$B14])" office:value-type="float"/>
          <table:table-cell table:formula="of:=MIN([.$C14])" office:value-type="float"/>
          <table:table-cell table:formula="of:=MEDIAN([.$B14])" office:value-type="float"/>
          <table:table-cell table:formula="of:=MEDIAN([.$C14])" office:value-type="float"/>
          <table:table-cell table:formula="of:=MAX([.$B14])" office:value-type="float"/>
          <table:table-cell table:formula="of:=MAX([.$C14])" office:value-type="float"/>
        </table:table-row>
        <table:table-row table:style-name="ro1">
          <table:table-cell office:value-type="string">
            <text:p>training/user15/less_weight/iter 1/training_set_1</text:p>
          </table:table-cell>
          <table:table-cell table:formula="of:=AVERAGE([Instances.B15:Instances.B15])" office:value-type="float"/>
          <table:table-cell table:formula="of:=SUM([Instances.C15:Instances.C15])" office:value-type="float"/>
          <table:table-cell table:formula="of:=MIN([.$B15])" office:value-type="float"/>
          <table:table-cell table:formula="of:=MIN([.$C15])" office:value-type="float"/>
          <table:table-cell table:formula="of:=MEDIAN([.$B15])" office:value-type="float"/>
          <table:table-cell table:formula="of:=MEDIAN([.$C15])" office:value-type="float"/>
          <table:table-cell table:formula="of:=MAX([.$B15])" office:value-type="float"/>
          <table:table-cell table:formula="of:=MAX([.$C15])" office:value-type="float"/>
        </table:table-row>
        <table:table-row table:style-name="ro1">
          <table:table-cell office:value-type="string">
            <text:p>training/user15/less_weight/iter 1/training_set_2</text:p>
          </table:table-cell>
          <table:table-cell table:formula="of:=AVERAGE([Instances.B16:Instances.B16])" office:value-type="float"/>
          <table:table-cell table:formula="of:=SUM([Instances.C16:Instances.C16])" office:value-type="float"/>
          <table:table-cell table:formula="of:=MIN([.$B16])" office:value-type="float"/>
          <table:table-cell table:formula="of:=MIN([.$C16])" office:value-type="float"/>
          <table:table-cell table:formula="of:=MEDIAN([.$B16])" office:value-type="float"/>
          <table:table-cell table:formula="of:=MEDIAN([.$C16])" office:value-type="float"/>
          <table:table-cell table:formula="of:=MAX([.$B16])" office:value-type="float"/>
          <table:table-cell table:formula="of:=MAX([.$C16])" office:value-type="float"/>
        </table:table-row>
        <table:table-row table:style-name="ro1">
          <table:table-cell office:value-type="string">
            <text:p>training/user15/less_weight/iter 1/training_set_3</text:p>
          </table:table-cell>
          <table:table-cell table:formula="of:=AVERAGE([Instances.B17:Instances.B17])" office:value-type="float"/>
          <table:table-cell table:formula="of:=SUM([Instances.C17:Instances.C17])" office:value-type="float"/>
          <table:table-cell table:formula="of:=MIN([.$B17])" office:value-type="float"/>
          <table:table-cell table:formula="of:=MIN([.$C17])" office:value-type="float"/>
          <table:table-cell table:formula="of:=MEDIAN([.$B17])" office:value-type="float"/>
          <table:table-cell table:formula="of:=MEDIAN([.$C17])" office:value-type="float"/>
          <table:table-cell table:formula="of:=MAX([.$B17])" office:value-type="float"/>
          <table:table-cell table:formula="of:=MAX([.$C17])" office:value-type="float"/>
        </table:table-row>
        <table:table-row table:style-name="ro1">
          <table:table-cell office:value-type="string">
            <text:p>training/user15/poset/iter 1/training_set_1</text:p>
          </table:table-cell>
          <table:table-cell table:formula="of:=AVERAGE([Instances.B18:Instances.B18])" office:value-type="float"/>
          <table:table-cell table:formula="of:=SUM([Instances.C18:Instances.C18])" office:value-type="float"/>
          <table:table-cell table:formula="of:=MIN([.$B18])" office:value-type="float"/>
          <table:table-cell table:formula="of:=MIN([.$C18])" office:value-type="float"/>
          <table:table-cell table:formula="of:=MEDIAN([.$B18])" office:value-type="float"/>
          <table:table-cell table:formula="of:=MEDIAN([.$C18])" office:value-type="float"/>
          <table:table-cell table:formula="of:=MAX([.$B18])" office:value-type="float"/>
          <table:table-cell table:formula="of:=MAX([.$C18])" office:value-type="float"/>
        </table:table-row>
        <table:table-row table:style-name="ro1">
          <table:table-cell office:value-type="string">
            <text:p>training/user15/poset/iter 1/training_set_2</text:p>
          </table:table-cell>
          <table:table-cell table:formula="of:=AVERAGE([Instances.B19:Instances.B19])" office:value-type="float"/>
          <table:table-cell table:formula="of:=SUM([Instances.C19:Instances.C19])" office:value-type="float"/>
          <table:table-cell table:formula="of:=MIN([.$B19])" office:value-type="float"/>
          <table:table-cell table:formula="of:=MIN([.$C19])" office:value-type="float"/>
          <table:table-cell table:formula="of:=MEDIAN([.$B19])" office:value-type="float"/>
          <table:table-cell table:formula="of:=MEDIAN([.$C19])" office:value-type="float"/>
          <table:table-cell table:formula="of:=MAX([.$B19])" office:value-type="float"/>
          <table:table-cell table:formula="of:=MAX([.$C19])" office:value-type="float"/>
        </table:table-row>
        <table:table-row table:style-name="ro1">
          <table:table-cell office:value-type="string">
            <text:p>training/user15/poset/iter 1/training_set_3</text:p>
          </table:table-cell>
          <table:table-cell table:formula="of:=AVERAGE([Instances.B20:Instances.B20])" office:value-type="float"/>
          <table:table-cell table:formula="of:=SUM([Instances.C20:Instances.C20])" office:value-type="float"/>
          <table:table-cell table:formula="of:=MIN([.$B20])" office:value-type="float"/>
          <table:table-cell table:formula="of:=MIN([.$C20])" office:value-type="float"/>
          <table:table-cell table:formula="of:=MEDIAN([.$B20])" office:value-type="float"/>
          <table:table-cell table:formula="of:=MEDIAN([.$C20])" office:value-type="float"/>
          <table:table-cell table:formula="of:=MAX([.$B20])" office:value-type="float"/>
          <table:table-cell table:formula="of:=MAX([.$C20])" office:value-type="float"/>
        </table:table-row>
        <table:table-row table:style-name="ro1">
          <table:table-cell office:value-type="string">
            <text:p>training/user17/aso/iter 1/training_set_1</text:p>
          </table:table-cell>
          <table:table-cell table:formula="of:=AVERAGE([Instances.B21:Instances.B21])" office:value-type="float"/>
          <table:table-cell table:formula="of:=SUM([Instances.C21:Instances.C21])" office:value-type="float"/>
          <table:table-cell table:formula="of:=MIN([.$B21])" office:value-type="float"/>
          <table:table-cell table:formula="of:=MIN([.$C21])" office:value-type="float"/>
          <table:table-cell table:formula="of:=MEDIAN([.$B21])" office:value-type="float"/>
          <table:table-cell table:formula="of:=MEDIAN([.$C21])" office:value-type="float"/>
          <table:table-cell table:formula="of:=MAX([.$B21])" office:value-type="float"/>
          <table:table-cell table:formula="of:=MAX([.$C21])" office:value-type="float"/>
        </table:table-row>
        <table:table-row table:style-name="ro1">
          <table:table-cell office:value-type="string">
            <text:p>training/user17/aso/iter 1/training_set_2</text:p>
          </table:table-cell>
          <table:table-cell table:formula="of:=AVERAGE([Instances.B22:Instances.B22])" office:value-type="float"/>
          <table:table-cell table:formula="of:=SUM([Instances.C22:Instances.C22])" office:value-type="float"/>
          <table:table-cell table:formula="of:=MIN([.$B22])" office:value-type="float"/>
          <table:table-cell table:formula="of:=MIN([.$C22])" office:value-type="float"/>
          <table:table-cell table:formula="of:=MEDIAN([.$B22])" office:value-type="float"/>
          <table:table-cell table:formula="of:=MEDIAN([.$C22])" office:value-type="float"/>
          <table:table-cell table:formula="of:=MAX([.$B22])" office:value-type="float"/>
          <table:table-cell table:formula="of:=MAX([.$C22])" office:value-type="float"/>
        </table:table-row>
        <table:table-row table:style-name="ro1">
          <table:table-cell office:value-type="string">
            <text:p>training/user17/aso/iter 1/training_set_3</text:p>
          </table:table-cell>
          <table:table-cell table:formula="of:=AVERAGE([Instances.B23:Instances.B23])" office:value-type="float"/>
          <table:table-cell table:formula="of:=SUM([Instances.C23:Instances.C23])" office:value-type="float"/>
          <table:table-cell table:formula="of:=MIN([.$B23])" office:value-type="float"/>
          <table:table-cell table:formula="of:=MIN([.$C23])" office:value-type="float"/>
          <table:table-cell table:formula="of:=MEDIAN([.$B23])" office:value-type="float"/>
          <table:table-cell table:formula="of:=MEDIAN([.$C23])" office:value-type="float"/>
          <table:table-cell table:formula="of:=MAX([.$B23])" office:value-type="float"/>
          <table:table-cell table:formula="of:=MAX([.$C23])" office:value-type="float"/>
        </table:table-row>
        <table:table-row table:style-name="ro1">
          <table:table-cell office:value-type="string">
            <text:p>training/user17/less_weight/iter 1/training_set_1</text:p>
          </table:table-cell>
          <table:table-cell table:formula="of:=AVERAGE([Instances.B24:Instances.B24])" office:value-type="float"/>
          <table:table-cell table:formula="of:=SUM([Instances.C24:Instances.C24])" office:value-type="float"/>
          <table:table-cell table:formula="of:=MIN([.$B24])" office:value-type="float"/>
          <table:table-cell table:formula="of:=MIN([.$C24])" office:value-type="float"/>
          <table:table-cell table:formula="of:=MEDIAN([.$B24])" office:value-type="float"/>
          <table:table-cell table:formula="of:=MEDIAN([.$C24])" office:value-type="float"/>
          <table:table-cell table:formula="of:=MAX([.$B24])" office:value-type="float"/>
          <table:table-cell table:formula="of:=MAX([.$C24])" office:value-type="float"/>
        </table:table-row>
        <table:table-row table:style-name="ro1">
          <table:table-cell office:value-type="string">
            <text:p>training/user17/less_weight/iter 1/training_set_2</text:p>
          </table:table-cell>
          <table:table-cell table:formula="of:=AVERAGE([Instances.B25:Instances.B25])" office:value-type="float"/>
          <table:table-cell table:formula="of:=SUM([Instances.C25:Instances.C25])" office:value-type="float"/>
          <table:table-cell table:formula="of:=MIN([.$B25])" office:value-type="float"/>
          <table:table-cell table:formula="of:=MIN([.$C25])" office:value-type="float"/>
          <table:table-cell table:formula="of:=MEDIAN([.$B25])" office:value-type="float"/>
          <table:table-cell table:formula="of:=MEDIAN([.$C25])" office:value-type="float"/>
          <table:table-cell table:formula="of:=MAX([.$B25])" office:value-type="float"/>
          <table:table-cell table:formula="of:=MAX([.$C25])" office:value-type="float"/>
        </table:table-row>
        <table:table-row table:style-name="ro1">
          <table:table-cell office:value-type="string">
            <text:p>training/user17/less_weight/iter 1/training_set_3</text:p>
          </table:table-cell>
          <table:table-cell table:formula="of:=AVERAGE([Instances.B26:Instances.B26])" office:value-type="float"/>
          <table:table-cell table:formula="of:=SUM([Instances.C26:Instances.C26])" office:value-type="float"/>
          <table:table-cell table:formula="of:=MIN([.$B26])" office:value-type="float"/>
          <table:table-cell table:formula="of:=MIN([.$C26])" office:value-type="float"/>
          <table:table-cell table:formula="of:=MEDIAN([.$B26])" office:value-type="float"/>
          <table:table-cell table:formula="of:=MEDIAN([.$C26])" office:value-type="float"/>
          <table:table-cell table:formula="of:=MAX([.$B26])" office:value-type="float"/>
          <table:table-cell table:formula="of:=MAX([.$C26])" office:value-type="float"/>
        </table:table-row>
        <table:table-row table:style-name="ro1">
          <table:table-cell office:value-type="string">
            <text:p>training/user17/poset/iter 1/training_set_1</text:p>
          </table:table-cell>
          <table:table-cell table:formula="of:=AVERAGE([Instances.B27:Instances.B27])" office:value-type="float"/>
          <table:table-cell table:formula="of:=SUM([Instances.C27:Instances.C27])" office:value-type="float"/>
          <table:table-cell table:formula="of:=MIN([.$B27])" office:value-type="float"/>
          <table:table-cell table:formula="of:=MIN([.$C27])" office:value-type="float"/>
          <table:table-cell table:formula="of:=MEDIAN([.$B27])" office:value-type="float"/>
          <table:table-cell table:formula="of:=MEDIAN([.$C27])" office:value-type="float"/>
          <table:table-cell table:formula="of:=MAX([.$B27])" office:value-type="float"/>
          <table:table-cell table:formula="of:=MAX([.$C27])" office:value-type="float"/>
        </table:table-row>
        <table:table-row table:style-name="ro1">
          <table:table-cell office:value-type="string">
            <text:p>training/user17/poset/iter 1/training_set_2</text:p>
          </table:table-cell>
          <table:table-cell table:formula="of:=AVERAGE([Instances.B28:Instances.B28])" office:value-type="float"/>
          <table:table-cell table:formula="of:=SUM([Instances.C28:Instances.C28])" office:value-type="float"/>
          <table:table-cell table:formula="of:=MIN([.$B28])" office:value-type="float"/>
          <table:table-cell table:formula="of:=MIN([.$C28])" office:value-type="float"/>
          <table:table-cell table:formula="of:=MEDIAN([.$B28])" office:value-type="float"/>
          <table:table-cell table:formula="of:=MEDIAN([.$C28])" office:value-type="float"/>
          <table:table-cell table:formula="of:=MAX([.$B28])" office:value-type="float"/>
          <table:table-cell table:formula="of:=MAX([.$C28])" office:value-type="float"/>
        </table:table-row>
        <table:table-row table:style-name="ro1">
          <table:table-cell office:value-type="string">
            <text:p>training/user17/poset/iter 1/training_set_3</text:p>
          </table:table-cell>
          <table:table-cell table:formula="of:=AVERAGE([Instances.B29:Instances.B29])" office:value-type="float"/>
          <table:table-cell table:formula="of:=SUM([Instances.C29:Instances.C29])" office:value-type="float"/>
          <table:table-cell table:formula="of:=MIN([.$B29])" office:value-type="float"/>
          <table:table-cell table:formula="of:=MIN([.$C29])" office:value-type="float"/>
          <table:table-cell table:formula="of:=MEDIAN([.$B29])" office:value-type="float"/>
          <table:table-cell table:formula="of:=MEDIAN([.$C29])" office:value-type="float"/>
          <table:table-cell table:formula="of:=MAX([.$B29])" office:value-type="float"/>
          <table:table-cell table:formula="of:=MAX([.$C29])" office:value-type="float"/>
        </table:table-row>
        <table:table-row table:style-name="ro1">
          <table:table-cell office:value-type="string">
            <text:p>training/user19/aso/iter 1/training_set_1</text:p>
          </table:table-cell>
          <table:table-cell table:formula="of:=AVERAGE([Instances.B30:Instances.B30])" office:value-type="float"/>
          <table:table-cell table:formula="of:=SUM([Instances.C30:Instances.C30])" office:value-type="float"/>
          <table:table-cell table:formula="of:=MIN([.$B30])" office:value-type="float"/>
          <table:table-cell table:formula="of:=MIN([.$C30])" office:value-type="float"/>
          <table:table-cell table:formula="of:=MEDIAN([.$B30])" office:value-type="float"/>
          <table:table-cell table:formula="of:=MEDIAN([.$C30])" office:value-type="float"/>
          <table:table-cell table:formula="of:=MAX([.$B30])" office:value-type="float"/>
          <table:table-cell table:formula="of:=MAX([.$C30])" office:value-type="float"/>
        </table:table-row>
        <table:table-row table:style-name="ro1">
          <table:table-cell office:value-type="string">
            <text:p>training/user19/aso/iter 1/training_set_2</text:p>
          </table:table-cell>
          <table:table-cell table:formula="of:=AVERAGE([Instances.B31:Instances.B31])" office:value-type="float"/>
          <table:table-cell table:formula="of:=SUM([Instances.C31:Instances.C31])" office:value-type="float"/>
          <table:table-cell table:formula="of:=MIN([.$B31])" office:value-type="float"/>
          <table:table-cell table:formula="of:=MIN([.$C31])" office:value-type="float"/>
          <table:table-cell table:formula="of:=MEDIAN([.$B31])" office:value-type="float"/>
          <table:table-cell table:formula="of:=MEDIAN([.$C31])" office:value-type="float"/>
          <table:table-cell table:formula="of:=MAX([.$B31])" office:value-type="float"/>
          <table:table-cell table:formula="of:=MAX([.$C31])" office:value-type="float"/>
        </table:table-row>
        <table:table-row table:style-name="ro1">
          <table:table-cell office:value-type="string">
            <text:p>training/user19/aso/iter 1/training_set_3</text:p>
          </table:table-cell>
          <table:table-cell table:formula="of:=AVERAGE([Instances.B32:Instances.B32])" office:value-type="float"/>
          <table:table-cell table:formula="of:=SUM([Instances.C32:Instances.C32])" office:value-type="float"/>
          <table:table-cell table:formula="of:=MIN([.$B32])" office:value-type="float"/>
          <table:table-cell table:formula="of:=MIN([.$C32])" office:value-type="float"/>
          <table:table-cell table:formula="of:=MEDIAN([.$B32])" office:value-type="float"/>
          <table:table-cell table:formula="of:=MEDIAN([.$C32])" office:value-type="float"/>
          <table:table-cell table:formula="of:=MAX([.$B32])" office:value-type="float"/>
          <table:table-cell table:formula="of:=MAX([.$C32])" office:value-type="float"/>
        </table:table-row>
        <table:table-row table:style-name="ro1">
          <table:table-cell office:value-type="string">
            <text:p>training/user19/less_weight/iter 1/training_set_1</text:p>
          </table:table-cell>
          <table:table-cell table:formula="of:=AVERAGE([Instances.B33:Instances.B33])" office:value-type="float"/>
          <table:table-cell table:formula="of:=SUM([Instances.C33:Instances.C33])" office:value-type="float"/>
          <table:table-cell table:formula="of:=MIN([.$B33])" office:value-type="float"/>
          <table:table-cell table:formula="of:=MIN([.$C33])" office:value-type="float"/>
          <table:table-cell table:formula="of:=MEDIAN([.$B33])" office:value-type="float"/>
          <table:table-cell table:formula="of:=MEDIAN([.$C33])" office:value-type="float"/>
          <table:table-cell table:formula="of:=MAX([.$B33])" office:value-type="float"/>
          <table:table-cell table:formula="of:=MAX([.$C33])" office:value-type="float"/>
        </table:table-row>
        <table:table-row table:style-name="ro1">
          <table:table-cell office:value-type="string">
            <text:p>training/user19/less_weight/iter 1/training_set_2</text:p>
          </table:table-cell>
          <table:table-cell table:formula="of:=AVERAGE([Instances.B34:Instances.B34])" office:value-type="float"/>
          <table:table-cell table:formula="of:=SUM([Instances.C34:Instances.C34])" office:value-type="float"/>
          <table:table-cell table:formula="of:=MIN([.$B34])" office:value-type="float"/>
          <table:table-cell table:formula="of:=MIN([.$C34])" office:value-type="float"/>
          <table:table-cell table:formula="of:=MEDIAN([.$B34])" office:value-type="float"/>
          <table:table-cell table:formula="of:=MEDIAN([.$C34])" office:value-type="float"/>
          <table:table-cell table:formula="of:=MAX([.$B34])" office:value-type="float"/>
          <table:table-cell table:formula="of:=MAX([.$C34])" office:value-type="float"/>
        </table:table-row>
        <table:table-row table:style-name="ro1">
          <table:table-cell office:value-type="string">
            <text:p>training/user19/less_weight/iter 1/training_set_3</text:p>
          </table:table-cell>
          <table:table-cell table:formula="of:=AVERAGE([Instances.B35:Instances.B35])" office:value-type="float"/>
          <table:table-cell table:formula="of:=SUM([Instances.C35:Instances.C35])" office:value-type="float"/>
          <table:table-cell table:formula="of:=MIN([.$B35])" office:value-type="float"/>
          <table:table-cell table:formula="of:=MIN([.$C35])" office:value-type="float"/>
          <table:table-cell table:formula="of:=MEDIAN([.$B35])" office:value-type="float"/>
          <table:table-cell table:formula="of:=MEDIAN([.$C35])" office:value-type="float"/>
          <table:table-cell table:formula="of:=MAX([.$B35])" office:value-type="float"/>
          <table:table-cell table:formula="of:=MAX([.$C35])" office:value-type="float"/>
        </table:table-row>
        <table:table-row table:style-name="ro1">
          <table:table-cell office:value-type="string">
            <text:p>training/user19/poset/iter 1/training_set_1</text:p>
          </table:table-cell>
          <table:table-cell table:formula="of:=AVERAGE([Instances.B36:Instances.B36])" office:value-type="float"/>
          <table:table-cell table:formula="of:=SUM([Instances.C36:Instances.C36])" office:value-type="float"/>
          <table:table-cell table:formula="of:=MIN([.$B36])" office:value-type="float"/>
          <table:table-cell table:formula="of:=MIN([.$C36])" office:value-type="float"/>
          <table:table-cell table:formula="of:=MEDIAN([.$B36])" office:value-type="float"/>
          <table:table-cell table:formula="of:=MEDIAN([.$C36])" office:value-type="float"/>
          <table:table-cell table:formula="of:=MAX([.$B36])" office:value-type="float"/>
          <table:table-cell table:formula="of:=MAX([.$C36])" office:value-type="float"/>
        </table:table-row>
        <table:table-row table:style-name="ro1">
          <table:table-cell office:value-type="string">
            <text:p>training/user19/poset/iter 1/training_set_2</text:p>
          </table:table-cell>
          <table:table-cell table:formula="of:=AVERAGE([Instances.B37:Instances.B37])" office:value-type="float"/>
          <table:table-cell table:formula="of:=SUM([Instances.C37:Instances.C37])" office:value-type="float"/>
          <table:table-cell table:formula="of:=MIN([.$B37])" office:value-type="float"/>
          <table:table-cell table:formula="of:=MIN([.$C37])" office:value-type="float"/>
          <table:table-cell table:formula="of:=MEDIAN([.$B37])" office:value-type="float"/>
          <table:table-cell table:formula="of:=MEDIAN([.$C37])" office:value-type="float"/>
          <table:table-cell table:formula="of:=MAX([.$B37])" office:value-type="float"/>
          <table:table-cell table:formula="of:=MAX([.$C37])" office:value-type="float"/>
        </table:table-row>
        <table:table-row table:style-name="ro1">
          <table:table-cell office:value-type="string">
            <text:p>training/user19/poset/iter 1/training_set_3</text:p>
          </table:table-cell>
          <table:table-cell table:formula="of:=AVERAGE([Instances.B38:Instances.B38])" office:value-type="float"/>
          <table:table-cell table:formula="of:=SUM([Instances.C38:Instances.C38])" office:value-type="float"/>
          <table:table-cell table:formula="of:=MIN([.$B38])" office:value-type="float"/>
          <table:table-cell table:formula="of:=MIN([.$C38])" office:value-type="float"/>
          <table:table-cell table:formula="of:=MEDIAN([.$B38])" office:value-type="float"/>
          <table:table-cell table:formula="of:=MEDIAN([.$C38])" office:value-type="float"/>
          <table:table-cell table:formula="of:=MAX([.$B38])" office:value-type="float"/>
          <table:table-cell table:formula="of:=MAX([.$C38])" office:value-type="float"/>
        </table:table-row>
        <table:table-row table:style-name="ro1">
          <table:table-cell office:value-type="string">
            <text:p>training/user38/aso/iter 1/training_set_1</text:p>
          </table:table-cell>
          <table:table-cell table:formula="of:=AVERAGE([Instances.B39:Instances.B39])" office:value-type="float"/>
          <table:table-cell table:formula="of:=SUM([Instances.C39:Instances.C39])" office:value-type="float"/>
          <table:table-cell table:formula="of:=MIN([.$B39])" office:value-type="float"/>
          <table:table-cell table:formula="of:=MIN([.$C39])" office:value-type="float"/>
          <table:table-cell table:formula="of:=MEDIAN([.$B39])" office:value-type="float"/>
          <table:table-cell table:formula="of:=MEDIAN([.$C39])" office:value-type="float"/>
          <table:table-cell table:formula="of:=MAX([.$B39])" office:value-type="float"/>
          <table:table-cell table:formula="of:=MAX([.$C39])" office:value-type="float"/>
        </table:table-row>
        <table:table-row table:style-name="ro1">
          <table:table-cell office:value-type="string">
            <text:p>training/user38/aso/iter 1/training_set_2</text:p>
          </table:table-cell>
          <table:table-cell table:formula="of:=AVERAGE([Instances.B40:Instances.B40])" office:value-type="float"/>
          <table:table-cell table:formula="of:=SUM([Instances.C40:Instances.C40])" office:value-type="float"/>
          <table:table-cell table:formula="of:=MIN([.$B40])" office:value-type="float"/>
          <table:table-cell table:formula="of:=MIN([.$C40])" office:value-type="float"/>
          <table:table-cell table:formula="of:=MEDIAN([.$B40])" office:value-type="float"/>
          <table:table-cell table:formula="of:=MEDIAN([.$C40])" office:value-type="float"/>
          <table:table-cell table:formula="of:=MAX([.$B40])" office:value-type="float"/>
          <table:table-cell table:formula="of:=MAX([.$C40])" office:value-type="float"/>
        </table:table-row>
        <table:table-row table:style-name="ro1">
          <table:table-cell office:value-type="string">
            <text:p>training/user38/aso/iter 1/training_set_3</text:p>
          </table:table-cell>
          <table:table-cell table:formula="of:=AVERAGE([Instances.B41:Instances.B41])" office:value-type="float"/>
          <table:table-cell table:formula="of:=SUM([Instances.C41:Instances.C41])" office:value-type="float"/>
          <table:table-cell table:formula="of:=MIN([.$B41])" office:value-type="float"/>
          <table:table-cell table:formula="of:=MIN([.$C41])" office:value-type="float"/>
          <table:table-cell table:formula="of:=MEDIAN([.$B41])" office:value-type="float"/>
          <table:table-cell table:formula="of:=MEDIAN([.$C41])" office:value-type="float"/>
          <table:table-cell table:formula="of:=MAX([.$B41])" office:value-type="float"/>
          <table:table-cell table:formula="of:=MAX([.$C41])" office:value-type="float"/>
        </table:table-row>
        <table:table-row table:style-name="ro1">
          <table:table-cell office:value-type="string">
            <text:p>training/user38/less_weight/iter 1/training_set_1</text:p>
          </table:table-cell>
          <table:table-cell table:formula="of:=AVERAGE([Instances.B42:Instances.B42])" office:value-type="float"/>
          <table:table-cell table:formula="of:=SUM([Instances.C42:Instances.C42])" office:value-type="float"/>
          <table:table-cell table:formula="of:=MIN([.$B42])" office:value-type="float"/>
          <table:table-cell table:formula="of:=MIN([.$C42])" office:value-type="float"/>
          <table:table-cell table:formula="of:=MEDIAN([.$B42])" office:value-type="float"/>
          <table:table-cell table:formula="of:=MEDIAN([.$C42])" office:value-type="float"/>
          <table:table-cell table:formula="of:=MAX([.$B42])" office:value-type="float"/>
          <table:table-cell table:formula="of:=MAX([.$C42])" office:value-type="float"/>
        </table:table-row>
        <table:table-row table:style-name="ro1">
          <table:table-cell office:value-type="string">
            <text:p>training/user38/less_weight/iter 1/training_set_2</text:p>
          </table:table-cell>
          <table:table-cell table:formula="of:=AVERAGE([Instances.B43:Instances.B43])" office:value-type="float"/>
          <table:table-cell table:formula="of:=SUM([Instances.C43:Instances.C43])" office:value-type="float"/>
          <table:table-cell table:formula="of:=MIN([.$B43])" office:value-type="float"/>
          <table:table-cell table:formula="of:=MIN([.$C43])" office:value-type="float"/>
          <table:table-cell table:formula="of:=MEDIAN([.$B43])" office:value-type="float"/>
          <table:table-cell table:formula="of:=MEDIAN([.$C43])" office:value-type="float"/>
          <table:table-cell table:formula="of:=MAX([.$B43])" office:value-type="float"/>
          <table:table-cell table:formula="of:=MAX([.$C43])" office:value-type="float"/>
        </table:table-row>
        <table:table-row table:style-name="ro1">
          <table:table-cell office:value-type="string">
            <text:p>training/user38/less_weight/iter 1/training_set_3</text:p>
          </table:table-cell>
          <table:table-cell table:formula="of:=AVERAGE([Instances.B44:Instances.B44])" office:value-type="float"/>
          <table:table-cell table:formula="of:=SUM([Instances.C44:Instances.C44])" office:value-type="float"/>
          <table:table-cell table:formula="of:=MIN([.$B44])" office:value-type="float"/>
          <table:table-cell table:formula="of:=MIN([.$C44])" office:value-type="float"/>
          <table:table-cell table:formula="of:=MEDIAN([.$B44])" office:value-type="float"/>
          <table:table-cell table:formula="of:=MEDIAN([.$C44])" office:value-type="float"/>
          <table:table-cell table:formula="of:=MAX([.$B44])" office:value-type="float"/>
          <table:table-cell table:formula="of:=MAX([.$C44])" office:value-type="float"/>
        </table:table-row>
        <table:table-row table:style-name="ro1">
          <table:table-cell office:value-type="string">
            <text:p>training/user38/poset/iter 1/training_set_1</text:p>
          </table:table-cell>
          <table:table-cell table:formula="of:=AVERAGE([Instances.B45:Instances.B45])" office:value-type="float"/>
          <table:table-cell table:formula="of:=SUM([Instances.C45:Instances.C45])" office:value-type="float"/>
          <table:table-cell table:formula="of:=MIN([.$B45])" office:value-type="float"/>
          <table:table-cell table:formula="of:=MIN([.$C45])" office:value-type="float"/>
          <table:table-cell table:formula="of:=MEDIAN([.$B45])" office:value-type="float"/>
          <table:table-cell table:formula="of:=MEDIAN([.$C45])" office:value-type="float"/>
          <table:table-cell table:formula="of:=MAX([.$B45])" office:value-type="float"/>
          <table:table-cell table:formula="of:=MAX([.$C45])" office:value-type="float"/>
        </table:table-row>
        <table:table-row table:style-name="ro1">
          <table:table-cell office:value-type="string">
            <text:p>training/user38/poset/iter 1/training_set_2</text:p>
          </table:table-cell>
          <table:table-cell table:formula="of:=AVERAGE([Instances.B46:Instances.B46])" office:value-type="float"/>
          <table:table-cell table:formula="of:=SUM([Instances.C46:Instances.C46])" office:value-type="float"/>
          <table:table-cell table:formula="of:=MIN([.$B46])" office:value-type="float"/>
          <table:table-cell table:formula="of:=MIN([.$C46])" office:value-type="float"/>
          <table:table-cell table:formula="of:=MEDIAN([.$B46])" office:value-type="float"/>
          <table:table-cell table:formula="of:=MEDIAN([.$C46])" office:value-type="float"/>
          <table:table-cell table:formula="of:=MAX([.$B46])" office:value-type="float"/>
          <table:table-cell table:formula="of:=MAX([.$C46])" office:value-type="float"/>
        </table:table-row>
        <table:table-row table:style-name="ro1">
          <table:table-cell office:value-type="string">
            <text:p>training/user38/poset/iter 1/training_set_3</text:p>
          </table:table-cell>
          <table:table-cell table:formula="of:=AVERAGE([Instances.B47:Instances.B47])" office:value-type="float"/>
          <table:table-cell table:formula="of:=SUM([Instances.C47:Instances.C47])" office:value-type="float"/>
          <table:table-cell table:formula="of:=MIN([.$B47])" office:value-type="float"/>
          <table:table-cell table:formula="of:=MIN([.$C47])" office:value-type="float"/>
          <table:table-cell table:formula="of:=MEDIAN([.$B47])" office:value-type="float"/>
          <table:table-cell table:formula="of:=MEDIAN([.$C47])" office:value-type="float"/>
          <table:table-cell table:formula="of:=MAX([.$B47])" office:value-type="float"/>
          <table:table-cell table:formula="of:=MAX([.$C47])" office:value-type="float"/>
        </table:table-row>
        <table:table-row table:style-name="ro1">
          <table:table-cell office:value-type="string">
            <text:p>training/user39/aso/iter 1/training_set_1</text:p>
          </table:table-cell>
          <table:table-cell table:formula="of:=AVERAGE([Instances.B48:Instances.B48])" office:value-type="float"/>
          <table:table-cell table:formula="of:=SUM([Instances.C48:Instances.C48])" office:value-type="float"/>
          <table:table-cell table:formula="of:=MIN([.$B48])" office:value-type="float"/>
          <table:table-cell table:formula="of:=MIN([.$C48])" office:value-type="float"/>
          <table:table-cell table:formula="of:=MEDIAN([.$B48])" office:value-type="float"/>
          <table:table-cell table:formula="of:=MEDIAN([.$C48])" office:value-type="float"/>
          <table:table-cell table:formula="of:=MAX([.$B48])" office:value-type="float"/>
          <table:table-cell table:formula="of:=MAX([.$C48])" office:value-type="float"/>
        </table:table-row>
        <table:table-row table:style-name="ro1">
          <table:table-cell office:value-type="string">
            <text:p>training/user39/aso/iter 1/training_set_2</text:p>
          </table:table-cell>
          <table:table-cell table:formula="of:=AVERAGE([Instances.B49:Instances.B49])" office:value-type="float"/>
          <table:table-cell table:formula="of:=SUM([Instances.C49:Instances.C49])" office:value-type="float"/>
          <table:table-cell table:formula="of:=MIN([.$B49])" office:value-type="float"/>
          <table:table-cell table:formula="of:=MIN([.$C49])" office:value-type="float"/>
          <table:table-cell table:formula="of:=MEDIAN([.$B49])" office:value-type="float"/>
          <table:table-cell table:formula="of:=MEDIAN([.$C49])" office:value-type="float"/>
          <table:table-cell table:formula="of:=MAX([.$B49])" office:value-type="float"/>
          <table:table-cell table:formula="of:=MAX([.$C49])" office:value-type="float"/>
        </table:table-row>
        <table:table-row table:style-name="ro1">
          <table:table-cell office:value-type="string">
            <text:p>training/user39/aso/iter 1/training_set_3</text:p>
          </table:table-cell>
          <table:table-cell table:formula="of:=AVERAGE([Instances.B50:Instances.B50])" office:value-type="float"/>
          <table:table-cell table:formula="of:=SUM([Instances.C50:Instances.C50])" office:value-type="float"/>
          <table:table-cell table:formula="of:=MIN([.$B50])" office:value-type="float"/>
          <table:table-cell table:formula="of:=MIN([.$C50])" office:value-type="float"/>
          <table:table-cell table:formula="of:=MEDIAN([.$B50])" office:value-type="float"/>
          <table:table-cell table:formula="of:=MEDIAN([.$C50])" office:value-type="float"/>
          <table:table-cell table:formula="of:=MAX([.$B50])" office:value-type="float"/>
          <table:table-cell table:formula="of:=MAX([.$C50])" office:value-type="float"/>
        </table:table-row>
        <table:table-row table:style-name="ro1">
          <table:table-cell office:value-type="string">
            <text:p>training/user39/less_weight/iter 1/training_set_1</text:p>
          </table:table-cell>
          <table:table-cell table:formula="of:=AVERAGE([Instances.B51:Instances.B51])" office:value-type="float"/>
          <table:table-cell table:formula="of:=SUM([Instances.C51:Instances.C51])" office:value-type="float"/>
          <table:table-cell table:formula="of:=MIN([.$B51])" office:value-type="float"/>
          <table:table-cell table:formula="of:=MIN([.$C51])" office:value-type="float"/>
          <table:table-cell table:formula="of:=MEDIAN([.$B51])" office:value-type="float"/>
          <table:table-cell table:formula="of:=MEDIAN([.$C51])" office:value-type="float"/>
          <table:table-cell table:formula="of:=MAX([.$B51])" office:value-type="float"/>
          <table:table-cell table:formula="of:=MAX([.$C51])" office:value-type="float"/>
        </table:table-row>
        <table:table-row table:style-name="ro1">
          <table:table-cell office:value-type="string">
            <text:p>training/user39/less_weight/iter 1/training_set_2</text:p>
          </table:table-cell>
          <table:table-cell table:formula="of:=AVERAGE([Instances.B52:Instances.B52])" office:value-type="float"/>
          <table:table-cell table:formula="of:=SUM([Instances.C52:Instances.C52])" office:value-type="float"/>
          <table:table-cell table:formula="of:=MIN([.$B52])" office:value-type="float"/>
          <table:table-cell table:formula="of:=MIN([.$C52])" office:value-type="float"/>
          <table:table-cell table:formula="of:=MEDIAN([.$B52])" office:value-type="float"/>
          <table:table-cell table:formula="of:=MEDIAN([.$C52])" office:value-type="float"/>
          <table:table-cell table:formula="of:=MAX([.$B52])" office:value-type="float"/>
          <table:table-cell table:formula="of:=MAX([.$C52])" office:value-type="float"/>
        </table:table-row>
        <table:table-row table:style-name="ro1">
          <table:table-cell office:value-type="string">
            <text:p>training/user39/less_weight/iter 1/training_set_3</text:p>
          </table:table-cell>
          <table:table-cell table:formula="of:=AVERAGE([Instances.B53:Instances.B53])" office:value-type="float"/>
          <table:table-cell table:formula="of:=SUM([Instances.C53:Instances.C53])" office:value-type="float"/>
          <table:table-cell table:formula="of:=MIN([.$B53])" office:value-type="float"/>
          <table:table-cell table:formula="of:=MIN([.$C53])" office:value-type="float"/>
          <table:table-cell table:formula="of:=MEDIAN([.$B53])" office:value-type="float"/>
          <table:table-cell table:formula="of:=MEDIAN([.$C53])" office:value-type="float"/>
          <table:table-cell table:formula="of:=MAX([.$B53])" office:value-type="float"/>
          <table:table-cell table:formula="of:=MAX([.$C53])" office:value-type="float"/>
        </table:table-row>
        <table:table-row table:style-name="ro1">
          <table:table-cell office:value-type="string">
            <text:p>training/user39/poset/iter 1/training_set_1</text:p>
          </table:table-cell>
          <table:table-cell table:formula="of:=AVERAGE([Instances.B54:Instances.B54])" office:value-type="float"/>
          <table:table-cell table:formula="of:=SUM([Instances.C54:Instances.C54])" office:value-type="float"/>
          <table:table-cell table:formula="of:=MIN([.$B54])" office:value-type="float"/>
          <table:table-cell table:formula="of:=MIN([.$C54])" office:value-type="float"/>
          <table:table-cell table:formula="of:=MEDIAN([.$B54])" office:value-type="float"/>
          <table:table-cell table:formula="of:=MEDIAN([.$C54])" office:value-type="float"/>
          <table:table-cell table:formula="of:=MAX([.$B54])" office:value-type="float"/>
          <table:table-cell table:formula="of:=MAX([.$C54])" office:value-type="float"/>
        </table:table-row>
        <table:table-row table:style-name="ro1">
          <table:table-cell office:value-type="string">
            <text:p>training/user39/poset/iter 1/training_set_2</text:p>
          </table:table-cell>
          <table:table-cell table:formula="of:=AVERAGE([Instances.B55:Instances.B55])" office:value-type="float"/>
          <table:table-cell table:formula="of:=SUM([Instances.C55:Instances.C55])" office:value-type="float"/>
          <table:table-cell table:formula="of:=MIN([.$B55])" office:value-type="float"/>
          <table:table-cell table:formula="of:=MIN([.$C55])" office:value-type="float"/>
          <table:table-cell table:formula="of:=MEDIAN([.$B55])" office:value-type="float"/>
          <table:table-cell table:formula="of:=MEDIAN([.$C55])" office:value-type="float"/>
          <table:table-cell table:formula="of:=MAX([.$B55])" office:value-type="float"/>
          <table:table-cell table:formula="of:=MAX([.$C55])" office:value-type="float"/>
        </table:table-row>
        <table:table-row table:style-name="ro1">
          <table:table-cell office:value-type="string">
            <text:p>training/user39/poset/iter 1/training_set_3</text:p>
          </table:table-cell>
          <table:table-cell table:formula="of:=AVERAGE([Instances.B56:Instances.B56])" office:value-type="float"/>
          <table:table-cell table:formula="of:=SUM([Instances.C56:Instances.C56])" office:value-type="float"/>
          <table:table-cell table:formula="of:=MIN([.$B56])" office:value-type="float"/>
          <table:table-cell table:formula="of:=MIN([.$C56])" office:value-type="float"/>
          <table:table-cell table:formula="of:=MEDIAN([.$B56])" office:value-type="float"/>
          <table:table-cell table:formula="of:=MEDIAN([.$C56])" office:value-type="float"/>
          <table:table-cell table:formula="of:=MAX([.$B56])" office:value-type="float"/>
          <table:table-cell table:formula="of:=MAX([.$C56])" office:value-type="float"/>
        </table:table-row>
        <table:table-row table:style-name="ro1">
          <table:table-cell office:value-type="string">
            <text:p>training/user4/aso/iter 1/training_set_1</text:p>
          </table:table-cell>
          <table:table-cell table:formula="of:=AVERAGE([Instances.B57:Instances.B57])" office:value-type="float"/>
          <table:table-cell table:formula="of:=SUM([Instances.C57:Instances.C57])" office:value-type="float"/>
          <table:table-cell table:formula="of:=MIN([.$B57])" office:value-type="float"/>
          <table:table-cell table:formula="of:=MIN([.$C57])" office:value-type="float"/>
          <table:table-cell table:formula="of:=MEDIAN([.$B57])" office:value-type="float"/>
          <table:table-cell table:formula="of:=MEDIAN([.$C57])" office:value-type="float"/>
          <table:table-cell table:formula="of:=MAX([.$B57])" office:value-type="float"/>
          <table:table-cell table:formula="of:=MAX([.$C57])" office:value-type="float"/>
        </table:table-row>
        <table:table-row table:style-name="ro1">
          <table:table-cell office:value-type="string">
            <text:p>training/user4/aso/iter 1/training_set_2</text:p>
          </table:table-cell>
          <table:table-cell table:formula="of:=AVERAGE([Instances.B58:Instances.B58])" office:value-type="float"/>
          <table:table-cell table:formula="of:=SUM([Instances.C58:Instances.C58])" office:value-type="float"/>
          <table:table-cell table:formula="of:=MIN([.$B58])" office:value-type="float"/>
          <table:table-cell table:formula="of:=MIN([.$C58])" office:value-type="float"/>
          <table:table-cell table:formula="of:=MEDIAN([.$B58])" office:value-type="float"/>
          <table:table-cell table:formula="of:=MEDIAN([.$C58])" office:value-type="float"/>
          <table:table-cell table:formula="of:=MAX([.$B58])" office:value-type="float"/>
          <table:table-cell table:formula="of:=MAX([.$C58])" office:value-type="float"/>
        </table:table-row>
        <table:table-row table:style-name="ro1">
          <table:table-cell office:value-type="string">
            <text:p>training/user4/aso/iter 1/training_set_3</text:p>
          </table:table-cell>
          <table:table-cell table:formula="of:=AVERAGE([Instances.B59:Instances.B59])" office:value-type="float"/>
          <table:table-cell table:formula="of:=SUM([Instances.C59:Instances.C59])" office:value-type="float"/>
          <table:table-cell table:formula="of:=MIN([.$B59])" office:value-type="float"/>
          <table:table-cell table:formula="of:=MIN([.$C59])" office:value-type="float"/>
          <table:table-cell table:formula="of:=MEDIAN([.$B59])" office:value-type="float"/>
          <table:table-cell table:formula="of:=MEDIAN([.$C59])" office:value-type="float"/>
          <table:table-cell table:formula="of:=MAX([.$B59])" office:value-type="float"/>
          <table:table-cell table:formula="of:=MAX([.$C59])" office:value-type="float"/>
        </table:table-row>
        <table:table-row table:style-name="ro1">
          <table:table-cell office:value-type="string">
            <text:p>training/user4/less_weight/iter 1/training_set_1</text:p>
          </table:table-cell>
          <table:table-cell table:formula="of:=AVERAGE([Instances.B60:Instances.B60])" office:value-type="float"/>
          <table:table-cell table:formula="of:=SUM([Instances.C60:Instances.C60])" office:value-type="float"/>
          <table:table-cell table:formula="of:=MIN([.$B60])" office:value-type="float"/>
          <table:table-cell table:formula="of:=MIN([.$C60])" office:value-type="float"/>
          <table:table-cell table:formula="of:=MEDIAN([.$B60])" office:value-type="float"/>
          <table:table-cell table:formula="of:=MEDIAN([.$C60])" office:value-type="float"/>
          <table:table-cell table:formula="of:=MAX([.$B60])" office:value-type="float"/>
          <table:table-cell table:formula="of:=MAX([.$C60])" office:value-type="float"/>
        </table:table-row>
        <table:table-row table:style-name="ro1">
          <table:table-cell office:value-type="string">
            <text:p>training/user4/less_weight/iter 1/training_set_2</text:p>
          </table:table-cell>
          <table:table-cell table:formula="of:=AVERAGE([Instances.B61:Instances.B61])" office:value-type="float"/>
          <table:table-cell table:formula="of:=SUM([Instances.C61:Instances.C61])" office:value-type="float"/>
          <table:table-cell table:formula="of:=MIN([.$B61])" office:value-type="float"/>
          <table:table-cell table:formula="of:=MIN([.$C61])" office:value-type="float"/>
          <table:table-cell table:formula="of:=MEDIAN([.$B61])" office:value-type="float"/>
          <table:table-cell table:formula="of:=MEDIAN([.$C61])" office:value-type="float"/>
          <table:table-cell table:formula="of:=MAX([.$B61])" office:value-type="float"/>
          <table:table-cell table:formula="of:=MAX([.$C61])" office:value-type="float"/>
        </table:table-row>
        <table:table-row table:style-name="ro1">
          <table:table-cell office:value-type="string">
            <text:p>training/user4/less_weight/iter 1/training_set_3</text:p>
          </table:table-cell>
          <table:table-cell table:formula="of:=AVERAGE([Instances.B62:Instances.B62])" office:value-type="float"/>
          <table:table-cell table:formula="of:=SUM([Instances.C62:Instances.C62])" office:value-type="float"/>
          <table:table-cell table:formula="of:=MIN([.$B62])" office:value-type="float"/>
          <table:table-cell table:formula="of:=MIN([.$C62])" office:value-type="float"/>
          <table:table-cell table:formula="of:=MEDIAN([.$B62])" office:value-type="float"/>
          <table:table-cell table:formula="of:=MEDIAN([.$C62])" office:value-type="float"/>
          <table:table-cell table:formula="of:=MAX([.$B62])" office:value-type="float"/>
          <table:table-cell table:formula="of:=MAX([.$C62])" office:value-type="float"/>
        </table:table-row>
        <table:table-row table:style-name="ro1">
          <table:table-cell office:value-type="string">
            <text:p>training/user4/poset/iter 1/training_set_1</text:p>
          </table:table-cell>
          <table:table-cell table:formula="of:=AVERAGE([Instances.B63:Instances.B63])" office:value-type="float"/>
          <table:table-cell table:formula="of:=SUM([Instances.C63:Instances.C63])" office:value-type="float"/>
          <table:table-cell table:formula="of:=MIN([.$B63])" office:value-type="float"/>
          <table:table-cell table:formula="of:=MIN([.$C63])" office:value-type="float"/>
          <table:table-cell table:formula="of:=MEDIAN([.$B63])" office:value-type="float"/>
          <table:table-cell table:formula="of:=MEDIAN([.$C63])" office:value-type="float"/>
          <table:table-cell table:formula="of:=MAX([.$B63])" office:value-type="float"/>
          <table:table-cell table:formula="of:=MAX([.$C63])" office:value-type="float"/>
        </table:table-row>
        <table:table-row table:style-name="ro1">
          <table:table-cell office:value-type="string">
            <text:p>training/user4/poset/iter 1/training_set_2</text:p>
          </table:table-cell>
          <table:table-cell table:formula="of:=AVERAGE([Instances.B64:Instances.B64])" office:value-type="float"/>
          <table:table-cell table:formula="of:=SUM([Instances.C64:Instances.C64])" office:value-type="float"/>
          <table:table-cell table:formula="of:=MIN([.$B64])" office:value-type="float"/>
          <table:table-cell table:formula="of:=MIN([.$C64])" office:value-type="float"/>
          <table:table-cell table:formula="of:=MEDIAN([.$B64])" office:value-type="float"/>
          <table:table-cell table:formula="of:=MEDIAN([.$C64])" office:value-type="float"/>
          <table:table-cell table:formula="of:=MAX([.$B64])" office:value-type="float"/>
          <table:table-cell table:formula="of:=MAX([.$C64])" office:value-type="float"/>
        </table:table-row>
        <table:table-row table:style-name="ro1">
          <table:table-cell office:value-type="string">
            <text:p>training/user4/poset/iter 1/training_set_3</text:p>
          </table:table-cell>
          <table:table-cell table:formula="of:=AVERAGE([Instances.B65:Instances.B65])" office:value-type="float"/>
          <table:table-cell table:formula="of:=SUM([Instances.C65:Instances.C65])" office:value-type="float"/>
          <table:table-cell table:formula="of:=MIN([.$B65])" office:value-type="float"/>
          <table:table-cell table:formula="of:=MIN([.$C65])" office:value-type="float"/>
          <table:table-cell table:formula="of:=MEDIAN([.$B65])" office:value-type="float"/>
          <table:table-cell table:formula="of:=MEDIAN([.$C65])" office:value-type="float"/>
          <table:table-cell table:formula="of:=MAX([.$B65])" office:value-type="float"/>
          <table:table-cell table:formula="of:=MAX([.$C65])" office:value-type="float"/>
        </table:table-row>
        <table:table-row table:style-name="ro1">
          <table:table-cell office:value-type="string">
            <text:p>training/user42/aso/iter 1/training_set_1</text:p>
          </table:table-cell>
          <table:table-cell table:formula="of:=AVERAGE([Instances.B66:Instances.B66])" office:value-type="float"/>
          <table:table-cell table:formula="of:=SUM([Instances.C66:Instances.C66])" office:value-type="float"/>
          <table:table-cell table:formula="of:=MIN([.$B66])" office:value-type="float"/>
          <table:table-cell table:formula="of:=MIN([.$C66])" office:value-type="float"/>
          <table:table-cell table:formula="of:=MEDIAN([.$B66])" office:value-type="float"/>
          <table:table-cell table:formula="of:=MEDIAN([.$C66])" office:value-type="float"/>
          <table:table-cell table:formula="of:=MAX([.$B66])" office:value-type="float"/>
          <table:table-cell table:formula="of:=MAX([.$C66])" office:value-type="float"/>
        </table:table-row>
        <table:table-row table:style-name="ro1">
          <table:table-cell office:value-type="string">
            <text:p>training/user42/aso/iter 1/training_set_2</text:p>
          </table:table-cell>
          <table:table-cell table:formula="of:=AVERAGE([Instances.B67:Instances.B67])" office:value-type="float"/>
          <table:table-cell table:formula="of:=SUM([Instances.C67:Instances.C67])" office:value-type="float"/>
          <table:table-cell table:formula="of:=MIN([.$B67])" office:value-type="float"/>
          <table:table-cell table:formula="of:=MIN([.$C67])" office:value-type="float"/>
          <table:table-cell table:formula="of:=MEDIAN([.$B67])" office:value-type="float"/>
          <table:table-cell table:formula="of:=MEDIAN([.$C67])" office:value-type="float"/>
          <table:table-cell table:formula="of:=MAX([.$B67])" office:value-type="float"/>
          <table:table-cell table:formula="of:=MAX([.$C67])" office:value-type="float"/>
        </table:table-row>
        <table:table-row table:style-name="ro1">
          <table:table-cell office:value-type="string">
            <text:p>training/user42/aso/iter 1/training_set_3</text:p>
          </table:table-cell>
          <table:table-cell table:formula="of:=AVERAGE([Instances.B68:Instances.B68])" office:value-type="float"/>
          <table:table-cell table:formula="of:=SUM([Instances.C68:Instances.C68])" office:value-type="float"/>
          <table:table-cell table:formula="of:=MIN([.$B68])" office:value-type="float"/>
          <table:table-cell table:formula="of:=MIN([.$C68])" office:value-type="float"/>
          <table:table-cell table:formula="of:=MEDIAN([.$B68])" office:value-type="float"/>
          <table:table-cell table:formula="of:=MEDIAN([.$C68])" office:value-type="float"/>
          <table:table-cell table:formula="of:=MAX([.$B68])" office:value-type="float"/>
          <table:table-cell table:formula="of:=MAX([.$C68])" office:value-type="float"/>
        </table:table-row>
        <table:table-row table:style-name="ro1">
          <table:table-cell office:value-type="string">
            <text:p>training/user42/less_weight/iter 1/training_set_1</text:p>
          </table:table-cell>
          <table:table-cell table:formula="of:=AVERAGE([Instances.B69:Instances.B69])" office:value-type="float"/>
          <table:table-cell table:formula="of:=SUM([Instances.C69:Instances.C69])" office:value-type="float"/>
          <table:table-cell table:formula="of:=MIN([.$B69])" office:value-type="float"/>
          <table:table-cell table:formula="of:=MIN([.$C69])" office:value-type="float"/>
          <table:table-cell table:formula="of:=MEDIAN([.$B69])" office:value-type="float"/>
          <table:table-cell table:formula="of:=MEDIAN([.$C69])" office:value-type="float"/>
          <table:table-cell table:formula="of:=MAX([.$B69])" office:value-type="float"/>
          <table:table-cell table:formula="of:=MAX([.$C69])" office:value-type="float"/>
        </table:table-row>
        <table:table-row table:style-name="ro1">
          <table:table-cell office:value-type="string">
            <text:p>training/user42/less_weight/iter 1/training_set_2</text:p>
          </table:table-cell>
          <table:table-cell table:formula="of:=AVERAGE([Instances.B70:Instances.B70])" office:value-type="float"/>
          <table:table-cell table:formula="of:=SUM([Instances.C70:Instances.C70])" office:value-type="float"/>
          <table:table-cell table:formula="of:=MIN([.$B70])" office:value-type="float"/>
          <table:table-cell table:formula="of:=MIN([.$C70])" office:value-type="float"/>
          <table:table-cell table:formula="of:=MEDIAN([.$B70])" office:value-type="float"/>
          <table:table-cell table:formula="of:=MEDIAN([.$C70])" office:value-type="float"/>
          <table:table-cell table:formula="of:=MAX([.$B70])" office:value-type="float"/>
          <table:table-cell table:formula="of:=MAX([.$C70])" office:value-type="float"/>
        </table:table-row>
        <table:table-row table:style-name="ro1">
          <table:table-cell office:value-type="string">
            <text:p>training/user42/less_weight/iter 1/training_set_3</text:p>
          </table:table-cell>
          <table:table-cell table:formula="of:=AVERAGE([Instances.B71:Instances.B71])" office:value-type="float"/>
          <table:table-cell table:formula="of:=SUM([Instances.C71:Instances.C71])" office:value-type="float"/>
          <table:table-cell table:formula="of:=MIN([.$B71])" office:value-type="float"/>
          <table:table-cell table:formula="of:=MIN([.$C71])" office:value-type="float"/>
          <table:table-cell table:formula="of:=MEDIAN([.$B71])" office:value-type="float"/>
          <table:table-cell table:formula="of:=MEDIAN([.$C71])" office:value-type="float"/>
          <table:table-cell table:formula="of:=MAX([.$B71])" office:value-type="float"/>
          <table:table-cell table:formula="of:=MAX([.$C71])" office:value-type="float"/>
        </table:table-row>
        <table:table-row table:style-name="ro1">
          <table:table-cell office:value-type="string">
            <text:p>training/user42/poset/iter 1/training_set_1</text:p>
          </table:table-cell>
          <table:table-cell table:formula="of:=AVERAGE([Instances.B72:Instances.B72])" office:value-type="float"/>
          <table:table-cell table:formula="of:=SUM([Instances.C72:Instances.C72])" office:value-type="float"/>
          <table:table-cell table:formula="of:=MIN([.$B72])" office:value-type="float"/>
          <table:table-cell table:formula="of:=MIN([.$C72])" office:value-type="float"/>
          <table:table-cell table:formula="of:=MEDIAN([.$B72])" office:value-type="float"/>
          <table:table-cell table:formula="of:=MEDIAN([.$C72])" office:value-type="float"/>
          <table:table-cell table:formula="of:=MAX([.$B72])" office:value-type="float"/>
          <table:table-cell table:formula="of:=MAX([.$C72])" office:value-type="float"/>
        </table:table-row>
        <table:table-row table:style-name="ro1">
          <table:table-cell office:value-type="string">
            <text:p>training/user42/poset/iter 1/training_set_2</text:p>
          </table:table-cell>
          <table:table-cell table:formula="of:=AVERAGE([Instances.B73:Instances.B73])" office:value-type="float"/>
          <table:table-cell table:formula="of:=SUM([Instances.C73:Instances.C73])" office:value-type="float"/>
          <table:table-cell table:formula="of:=MIN([.$B73])" office:value-type="float"/>
          <table:table-cell table:formula="of:=MIN([.$C73])" office:value-type="float"/>
          <table:table-cell table:formula="of:=MEDIAN([.$B73])" office:value-type="float"/>
          <table:table-cell table:formula="of:=MEDIAN([.$C73])" office:value-type="float"/>
          <table:table-cell table:formula="of:=MAX([.$B73])" office:value-type="float"/>
          <table:table-cell table:formula="of:=MAX([.$C73])" office:value-type="float"/>
        </table:table-row>
        <table:table-row table:style-name="ro1">
          <table:table-cell office:value-type="string">
            <text:p>training/user42/poset/iter 1/training_set_3</text:p>
          </table:table-cell>
          <table:table-cell table:formula="of:=AVERAGE([Instances.B74:Instances.B74])" office:value-type="float"/>
          <table:table-cell table:formula="of:=SUM([Instances.C74:Instances.C74])" office:value-type="float"/>
          <table:table-cell table:formula="of:=MIN([.$B74])" office:value-type="float"/>
          <table:table-cell table:formula="of:=MIN([.$C74])" office:value-type="float"/>
          <table:table-cell table:formula="of:=MEDIAN([.$B74])" office:value-type="float"/>
          <table:table-cell table:formula="of:=MEDIAN([.$C74])" office:value-type="float"/>
          <table:table-cell table:formula="of:=MAX([.$B74])" office:value-type="float"/>
          <table:table-cell table:formula="of:=MAX([.$C74])" office:value-type="float"/>
        </table:table-row>
        <table:table-row table:style-name="ro1">
          <table:table-cell office:value-type="string">
            <text:p>training/user43/aso/iter 1/training_set_1</text:p>
          </table:table-cell>
          <table:table-cell table:formula="of:=AVERAGE([Instances.B75:Instances.B75])" office:value-type="float"/>
          <table:table-cell table:formula="of:=SUM([Instances.C75:Instances.C75])" office:value-type="float"/>
          <table:table-cell table:formula="of:=MIN([.$B75])" office:value-type="float"/>
          <table:table-cell table:formula="of:=MIN([.$C75])" office:value-type="float"/>
          <table:table-cell table:formula="of:=MEDIAN([.$B75])" office:value-type="float"/>
          <table:table-cell table:formula="of:=MEDIAN([.$C75])" office:value-type="float"/>
          <table:table-cell table:formula="of:=MAX([.$B75])" office:value-type="float"/>
          <table:table-cell table:formula="of:=MAX([.$C75])" office:value-type="float"/>
        </table:table-row>
        <table:table-row table:style-name="ro1">
          <table:table-cell office:value-type="string">
            <text:p>training/user43/aso/iter 1/training_set_2</text:p>
          </table:table-cell>
          <table:table-cell table:formula="of:=AVERAGE([Instances.B76:Instances.B76])" office:value-type="float"/>
          <table:table-cell table:formula="of:=SUM([Instances.C76:Instances.C76])" office:value-type="float"/>
          <table:table-cell table:formula="of:=MIN([.$B76])" office:value-type="float"/>
          <table:table-cell table:formula="of:=MIN([.$C76])" office:value-type="float"/>
          <table:table-cell table:formula="of:=MEDIAN([.$B76])" office:value-type="float"/>
          <table:table-cell table:formula="of:=MEDIAN([.$C76])" office:value-type="float"/>
          <table:table-cell table:formula="of:=MAX([.$B76])" office:value-type="float"/>
          <table:table-cell table:formula="of:=MAX([.$C76])" office:value-type="float"/>
        </table:table-row>
        <table:table-row table:style-name="ro1">
          <table:table-cell office:value-type="string">
            <text:p>training/user43/aso/iter 1/training_set_3</text:p>
          </table:table-cell>
          <table:table-cell table:formula="of:=AVERAGE([Instances.B77:Instances.B77])" office:value-type="float"/>
          <table:table-cell table:formula="of:=SUM([Instances.C77:Instances.C77])" office:value-type="float"/>
          <table:table-cell table:formula="of:=MIN([.$B77])" office:value-type="float"/>
          <table:table-cell table:formula="of:=MIN([.$C77])" office:value-type="float"/>
          <table:table-cell table:formula="of:=MEDIAN([.$B77])" office:value-type="float"/>
          <table:table-cell table:formula="of:=MEDIAN([.$C77])" office:value-type="float"/>
          <table:table-cell table:formula="of:=MAX([.$B77])" office:value-type="float"/>
          <table:table-cell table:formula="of:=MAX([.$C77])" office:value-type="float"/>
        </table:table-row>
        <table:table-row table:style-name="ro1">
          <table:table-cell office:value-type="string">
            <text:p>training/user43/less_weight/iter 1/training_set_1</text:p>
          </table:table-cell>
          <table:table-cell table:formula="of:=AVERAGE([Instances.B78:Instances.B78])" office:value-type="float"/>
          <table:table-cell table:formula="of:=SUM([Instances.C78:Instances.C78])" office:value-type="float"/>
          <table:table-cell table:formula="of:=MIN([.$B78])" office:value-type="float"/>
          <table:table-cell table:formula="of:=MIN([.$C78])" office:value-type="float"/>
          <table:table-cell table:formula="of:=MEDIAN([.$B78])" office:value-type="float"/>
          <table:table-cell table:formula="of:=MEDIAN([.$C78])" office:value-type="float"/>
          <table:table-cell table:formula="of:=MAX([.$B78])" office:value-type="float"/>
          <table:table-cell table:formula="of:=MAX([.$C78])" office:value-type="float"/>
        </table:table-row>
        <table:table-row table:style-name="ro1">
          <table:table-cell office:value-type="string">
            <text:p>training/user43/less_weight/iter 1/training_set_2</text:p>
          </table:table-cell>
          <table:table-cell table:formula="of:=AVERAGE([Instances.B79:Instances.B79])" office:value-type="float"/>
          <table:table-cell table:formula="of:=SUM([Instances.C79:Instances.C79])" office:value-type="float"/>
          <table:table-cell table:formula="of:=MIN([.$B79])" office:value-type="float"/>
          <table:table-cell table:formula="of:=MIN([.$C79])" office:value-type="float"/>
          <table:table-cell table:formula="of:=MEDIAN([.$B79])" office:value-type="float"/>
          <table:table-cell table:formula="of:=MEDIAN([.$C79])" office:value-type="float"/>
          <table:table-cell table:formula="of:=MAX([.$B79])" office:value-type="float"/>
          <table:table-cell table:formula="of:=MAX([.$C79])" office:value-type="float"/>
        </table:table-row>
        <table:table-row table:style-name="ro1">
          <table:table-cell office:value-type="string">
            <text:p>training/user43/less_weight/iter 1/training_set_3</text:p>
          </table:table-cell>
          <table:table-cell table:formula="of:=AVERAGE([Instances.B80:Instances.B80])" office:value-type="float"/>
          <table:table-cell table:formula="of:=SUM([Instances.C80:Instances.C80])" office:value-type="float"/>
          <table:table-cell table:formula="of:=MIN([.$B80])" office:value-type="float"/>
          <table:table-cell table:formula="of:=MIN([.$C80])" office:value-type="float"/>
          <table:table-cell table:formula="of:=MEDIAN([.$B80])" office:value-type="float"/>
          <table:table-cell table:formula="of:=MEDIAN([.$C80])" office:value-type="float"/>
          <table:table-cell table:formula="of:=MAX([.$B80])" office:value-type="float"/>
          <table:table-cell table:formula="of:=MAX([.$C80])" office:value-type="float"/>
        </table:table-row>
        <table:table-row table:style-name="ro1">
          <table:table-cell office:value-type="string">
            <text:p>training/user43/poset/iter 1/training_set_1</text:p>
          </table:table-cell>
          <table:table-cell table:formula="of:=AVERAGE([Instances.B81:Instances.B81])" office:value-type="float"/>
          <table:table-cell table:formula="of:=SUM([Instances.C81:Instances.C81])" office:value-type="float"/>
          <table:table-cell table:formula="of:=MIN([.$B81])" office:value-type="float"/>
          <table:table-cell table:formula="of:=MIN([.$C81])" office:value-type="float"/>
          <table:table-cell table:formula="of:=MEDIAN([.$B81])" office:value-type="float"/>
          <table:table-cell table:formula="of:=MEDIAN([.$C81])" office:value-type="float"/>
          <table:table-cell table:formula="of:=MAX([.$B81])" office:value-type="float"/>
          <table:table-cell table:formula="of:=MAX([.$C81])" office:value-type="float"/>
        </table:table-row>
        <table:table-row table:style-name="ro1">
          <table:table-cell office:value-type="string">
            <text:p>training/user43/poset/iter 1/training_set_2</text:p>
          </table:table-cell>
          <table:table-cell table:formula="of:=AVERAGE([Instances.B82:Instances.B82])" office:value-type="float"/>
          <table:table-cell table:formula="of:=SUM([Instances.C82:Instances.C82])" office:value-type="float"/>
          <table:table-cell table:formula="of:=MIN([.$B82])" office:value-type="float"/>
          <table:table-cell table:formula="of:=MIN([.$C82])" office:value-type="float"/>
          <table:table-cell table:formula="of:=MEDIAN([.$B82])" office:value-type="float"/>
          <table:table-cell table:formula="of:=MEDIAN([.$C82])" office:value-type="float"/>
          <table:table-cell table:formula="of:=MAX([.$B82])" office:value-type="float"/>
          <table:table-cell table:formula="of:=MAX([.$C82])" office:value-type="float"/>
        </table:table-row>
        <table:table-row table:style-name="ro1">
          <table:table-cell office:value-type="string">
            <text:p>training/user43/poset/iter 1/training_set_3</text:p>
          </table:table-cell>
          <table:table-cell table:formula="of:=AVERAGE([Instances.B83:Instances.B83])" office:value-type="float"/>
          <table:table-cell table:formula="of:=SUM([Instances.C83:Instances.C83])" office:value-type="float"/>
          <table:table-cell table:formula="of:=MIN([.$B83])" office:value-type="float"/>
          <table:table-cell table:formula="of:=MIN([.$C83])" office:value-type="float"/>
          <table:table-cell table:formula="of:=MEDIAN([.$B83])" office:value-type="float"/>
          <table:table-cell table:formula="of:=MEDIAN([.$C83])" office:value-type="float"/>
          <table:table-cell table:formula="of:=MAX([.$B83])" office:value-type="float"/>
          <table:table-cell table:formula="of:=MAX([.$C83])" office:value-type="float"/>
        </table:table-row>
        <table:table-row table:style-name="ro1">
          <table:table-cell office:value-type="string">
            <text:p>training/user51/aso/iter 1/training_set_1</text:p>
          </table:table-cell>
          <table:table-cell table:formula="of:=AVERAGE([Instances.B84:Instances.B84])" office:value-type="float"/>
          <table:table-cell table:formula="of:=SUM([Instances.C84:Instances.C84])" office:value-type="float"/>
          <table:table-cell table:formula="of:=MIN([.$B84])" office:value-type="float"/>
          <table:table-cell table:formula="of:=MIN([.$C84])" office:value-type="float"/>
          <table:table-cell table:formula="of:=MEDIAN([.$B84])" office:value-type="float"/>
          <table:table-cell table:formula="of:=MEDIAN([.$C84])" office:value-type="float"/>
          <table:table-cell table:formula="of:=MAX([.$B84])" office:value-type="float"/>
          <table:table-cell table:formula="of:=MAX([.$C84])" office:value-type="float"/>
        </table:table-row>
        <table:table-row table:style-name="ro1">
          <table:table-cell office:value-type="string">
            <text:p>training/user51/aso/iter 1/training_set_2</text:p>
          </table:table-cell>
          <table:table-cell table:formula="of:=AVERAGE([Instances.B85:Instances.B85])" office:value-type="float"/>
          <table:table-cell table:formula="of:=SUM([Instances.C85:Instances.C85])" office:value-type="float"/>
          <table:table-cell table:formula="of:=MIN([.$B85])" office:value-type="float"/>
          <table:table-cell table:formula="of:=MIN([.$C85])" office:value-type="float"/>
          <table:table-cell table:formula="of:=MEDIAN([.$B85])" office:value-type="float"/>
          <table:table-cell table:formula="of:=MEDIAN([.$C85])" office:value-type="float"/>
          <table:table-cell table:formula="of:=MAX([.$B85])" office:value-type="float"/>
          <table:table-cell table:formula="of:=MAX([.$C85])" office:value-type="float"/>
        </table:table-row>
        <table:table-row table:style-name="ro1">
          <table:table-cell office:value-type="string">
            <text:p>training/user51/aso/iter 1/training_set_3</text:p>
          </table:table-cell>
          <table:table-cell table:formula="of:=AVERAGE([Instances.B86:Instances.B86])" office:value-type="float"/>
          <table:table-cell table:formula="of:=SUM([Instances.C86:Instances.C86])" office:value-type="float"/>
          <table:table-cell table:formula="of:=MIN([.$B86])" office:value-type="float"/>
          <table:table-cell table:formula="of:=MIN([.$C86])" office:value-type="float"/>
          <table:table-cell table:formula="of:=MEDIAN([.$B86])" office:value-type="float"/>
          <table:table-cell table:formula="of:=MEDIAN([.$C86])" office:value-type="float"/>
          <table:table-cell table:formula="of:=MAX([.$B86])" office:value-type="float"/>
          <table:table-cell table:formula="of:=MAX([.$C86])" office:value-type="float"/>
        </table:table-row>
        <table:table-row table:style-name="ro1">
          <table:table-cell office:value-type="string">
            <text:p>training/user51/less_weight/iter 1/training_set_1</text:p>
          </table:table-cell>
          <table:table-cell table:formula="of:=AVERAGE([Instances.B87:Instances.B87])" office:value-type="float"/>
          <table:table-cell table:formula="of:=SUM([Instances.C87:Instances.C87])" office:value-type="float"/>
          <table:table-cell table:formula="of:=MIN([.$B87])" office:value-type="float"/>
          <table:table-cell table:formula="of:=MIN([.$C87])" office:value-type="float"/>
          <table:table-cell table:formula="of:=MEDIAN([.$B87])" office:value-type="float"/>
          <table:table-cell table:formula="of:=MEDIAN([.$C87])" office:value-type="float"/>
          <table:table-cell table:formula="of:=MAX([.$B87])" office:value-type="float"/>
          <table:table-cell table:formula="of:=MAX([.$C87])" office:value-type="float"/>
        </table:table-row>
        <table:table-row table:style-name="ro1">
          <table:table-cell office:value-type="string">
            <text:p>training/user51/less_weight/iter 1/training_set_2</text:p>
          </table:table-cell>
          <table:table-cell table:formula="of:=AVERAGE([Instances.B88:Instances.B88])" office:value-type="float"/>
          <table:table-cell table:formula="of:=SUM([Instances.C88:Instances.C88])" office:value-type="float"/>
          <table:table-cell table:formula="of:=MIN([.$B88])" office:value-type="float"/>
          <table:table-cell table:formula="of:=MIN([.$C88])" office:value-type="float"/>
          <table:table-cell table:formula="of:=MEDIAN([.$B88])" office:value-type="float"/>
          <table:table-cell table:formula="of:=MEDIAN([.$C88])" office:value-type="float"/>
          <table:table-cell table:formula="of:=MAX([.$B88])" office:value-type="float"/>
          <table:table-cell table:formula="of:=MAX([.$C88])" office:value-type="float"/>
        </table:table-row>
        <table:table-row table:style-name="ro1">
          <table:table-cell office:value-type="string">
            <text:p>training/user51/less_weight/iter 1/training_set_3</text:p>
          </table:table-cell>
          <table:table-cell table:formula="of:=AVERAGE([Instances.B89:Instances.B89])" office:value-type="float"/>
          <table:table-cell table:formula="of:=SUM([Instances.C89:Instances.C89])" office:value-type="float"/>
          <table:table-cell table:formula="of:=MIN([.$B89])" office:value-type="float"/>
          <table:table-cell table:formula="of:=MIN([.$C89])" office:value-type="float"/>
          <table:table-cell table:formula="of:=MEDIAN([.$B89])" office:value-type="float"/>
          <table:table-cell table:formula="of:=MEDIAN([.$C89])" office:value-type="float"/>
          <table:table-cell table:formula="of:=MAX([.$B89])" office:value-type="float"/>
          <table:table-cell table:formula="of:=MAX([.$C89])" office:value-type="float"/>
        </table:table-row>
        <table:table-row table:style-name="ro1">
          <table:table-cell office:value-type="string">
            <text:p>training/user51/poset/iter 1/training_set_1</text:p>
          </table:table-cell>
          <table:table-cell table:formula="of:=AVERAGE([Instances.B90:Instances.B90])" office:value-type="float"/>
          <table:table-cell table:formula="of:=SUM([Instances.C90:Instances.C90])" office:value-type="float"/>
          <table:table-cell table:formula="of:=MIN([.$B90])" office:value-type="float"/>
          <table:table-cell table:formula="of:=MIN([.$C90])" office:value-type="float"/>
          <table:table-cell table:formula="of:=MEDIAN([.$B90])" office:value-type="float"/>
          <table:table-cell table:formula="of:=MEDIAN([.$C90])" office:value-type="float"/>
          <table:table-cell table:formula="of:=MAX([.$B90])" office:value-type="float"/>
          <table:table-cell table:formula="of:=MAX([.$C90])" office:value-type="float"/>
        </table:table-row>
        <table:table-row table:style-name="ro1">
          <table:table-cell office:value-type="string">
            <text:p>training/user51/poset/iter 1/training_set_2</text:p>
          </table:table-cell>
          <table:table-cell table:formula="of:=AVERAGE([Instances.B91:Instances.B91])" office:value-type="float"/>
          <table:table-cell table:formula="of:=SUM([Instances.C91:Instances.C91])" office:value-type="float"/>
          <table:table-cell table:formula="of:=MIN([.$B91])" office:value-type="float"/>
          <table:table-cell table:formula="of:=MIN([.$C91])" office:value-type="float"/>
          <table:table-cell table:formula="of:=MEDIAN([.$B91])" office:value-type="float"/>
          <table:table-cell table:formula="of:=MEDIAN([.$C91])" office:value-type="float"/>
          <table:table-cell table:formula="of:=MAX([.$B91])" office:value-type="float"/>
          <table:table-cell table:formula="of:=MAX([.$C91])" office:value-type="float"/>
        </table:table-row>
        <table:table-row table:style-name="ro1">
          <table:table-cell office:value-type="string">
            <text:p>training/user51/poset/iter 1/training_set_3</text:p>
          </table:table-cell>
          <table:table-cell table:formula="of:=AVERAGE([Instances.B92:Instances.B92])" office:value-type="float"/>
          <table:table-cell table:formula="of:=SUM([Instances.C92:Instances.C92])" office:value-type="float"/>
          <table:table-cell table:formula="of:=MIN([.$B92])" office:value-type="float"/>
          <table:table-cell table:formula="of:=MIN([.$C92])" office:value-type="float"/>
          <table:table-cell table:formula="of:=MEDIAN([.$B92])" office:value-type="float"/>
          <table:table-cell table:formula="of:=MEDIAN([.$C92])" office:value-type="float"/>
          <table:table-cell table:formula="of:=MAX([.$B92])" office:value-type="float"/>
          <table:table-cell table:formula="of:=MAX([.$C92])" office:value-type="float"/>
        </table:table-row>
        <table:table-row table:style-name="ro1">
          <table:table-cell office:value-type="string">
            <text:p>training/user52/aso/iter 1/training_set_1</text:p>
          </table:table-cell>
          <table:table-cell table:formula="of:=AVERAGE([Instances.B93:Instances.B93])" office:value-type="float"/>
          <table:table-cell table:formula="of:=SUM([Instances.C93:Instances.C93])" office:value-type="float"/>
          <table:table-cell table:formula="of:=MIN([.$B93])" office:value-type="float"/>
          <table:table-cell table:formula="of:=MIN([.$C93])" office:value-type="float"/>
          <table:table-cell table:formula="of:=MEDIAN([.$B93])" office:value-type="float"/>
          <table:table-cell table:formula="of:=MEDIAN([.$C93])" office:value-type="float"/>
          <table:table-cell table:formula="of:=MAX([.$B93])" office:value-type="float"/>
          <table:table-cell table:formula="of:=MAX([.$C93])" office:value-type="float"/>
        </table:table-row>
        <table:table-row table:style-name="ro1">
          <table:table-cell office:value-type="string">
            <text:p>training/user52/aso/iter 1/training_set_2</text:p>
          </table:table-cell>
          <table:table-cell table:formula="of:=AVERAGE([Instances.B94:Instances.B94])" office:value-type="float"/>
          <table:table-cell table:formula="of:=SUM([Instances.C94:Instances.C94])" office:value-type="float"/>
          <table:table-cell table:formula="of:=MIN([.$B94])" office:value-type="float"/>
          <table:table-cell table:formula="of:=MIN([.$C94])" office:value-type="float"/>
          <table:table-cell table:formula="of:=MEDIAN([.$B94])" office:value-type="float"/>
          <table:table-cell table:formula="of:=MEDIAN([.$C94])" office:value-type="float"/>
          <table:table-cell table:formula="of:=MAX([.$B94])" office:value-type="float"/>
          <table:table-cell table:formula="of:=MAX([.$C94])" office:value-type="float"/>
        </table:table-row>
        <table:table-row table:style-name="ro1">
          <table:table-cell office:value-type="string">
            <text:p>training/user52/aso/iter 1/training_set_3</text:p>
          </table:table-cell>
          <table:table-cell table:formula="of:=AVERAGE([Instances.B95:Instances.B95])" office:value-type="float"/>
          <table:table-cell table:formula="of:=SUM([Instances.C95:Instances.C95])" office:value-type="float"/>
          <table:table-cell table:formula="of:=MIN([.$B95])" office:value-type="float"/>
          <table:table-cell table:formula="of:=MIN([.$C95])" office:value-type="float"/>
          <table:table-cell table:formula="of:=MEDIAN([.$B95])" office:value-type="float"/>
          <table:table-cell table:formula="of:=MEDIAN([.$C95])" office:value-type="float"/>
          <table:table-cell table:formula="of:=MAX([.$B95])" office:value-type="float"/>
          <table:table-cell table:formula="of:=MAX([.$C95])" office:value-type="float"/>
        </table:table-row>
        <table:table-row table:style-name="ro1">
          <table:table-cell office:value-type="string">
            <text:p>training/user52/less_weight/iter 1/training_set_1</text:p>
          </table:table-cell>
          <table:table-cell table:formula="of:=AVERAGE([Instances.B96:Instances.B96])" office:value-type="float"/>
          <table:table-cell table:formula="of:=SUM([Instances.C96:Instances.C96])" office:value-type="float"/>
          <table:table-cell table:formula="of:=MIN([.$B96])" office:value-type="float"/>
          <table:table-cell table:formula="of:=MIN([.$C96])" office:value-type="float"/>
          <table:table-cell table:formula="of:=MEDIAN([.$B96])" office:value-type="float"/>
          <table:table-cell table:formula="of:=MEDIAN([.$C96])" office:value-type="float"/>
          <table:table-cell table:formula="of:=MAX([.$B96])" office:value-type="float"/>
          <table:table-cell table:formula="of:=MAX([.$C96])" office:value-type="float"/>
        </table:table-row>
        <table:table-row table:style-name="ro1">
          <table:table-cell office:value-type="string">
            <text:p>training/user52/less_weight/iter 1/training_set_2</text:p>
          </table:table-cell>
          <table:table-cell table:formula="of:=AVERAGE([Instances.B97:Instances.B97])" office:value-type="float"/>
          <table:table-cell table:formula="of:=SUM([Instances.C97:Instances.C97])" office:value-type="float"/>
          <table:table-cell table:formula="of:=MIN([.$B97])" office:value-type="float"/>
          <table:table-cell table:formula="of:=MIN([.$C97])" office:value-type="float"/>
          <table:table-cell table:formula="of:=MEDIAN([.$B97])" office:value-type="float"/>
          <table:table-cell table:formula="of:=MEDIAN([.$C97])" office:value-type="float"/>
          <table:table-cell table:formula="of:=MAX([.$B97])" office:value-type="float"/>
          <table:table-cell table:formula="of:=MAX([.$C97])" office:value-type="float"/>
        </table:table-row>
        <table:table-row table:style-name="ro1">
          <table:table-cell office:value-type="string">
            <text:p>training/user52/less_weight/iter 1/training_set_3</text:p>
          </table:table-cell>
          <table:table-cell table:formula="of:=AVERAGE([Instances.B98:Instances.B98])" office:value-type="float"/>
          <table:table-cell table:formula="of:=SUM([Instances.C98:Instances.C98])" office:value-type="float"/>
          <table:table-cell table:formula="of:=MIN([.$B98])" office:value-type="float"/>
          <table:table-cell table:formula="of:=MIN([.$C98])" office:value-type="float"/>
          <table:table-cell table:formula="of:=MEDIAN([.$B98])" office:value-type="float"/>
          <table:table-cell table:formula="of:=MEDIAN([.$C98])" office:value-type="float"/>
          <table:table-cell table:formula="of:=MAX([.$B98])" office:value-type="float"/>
          <table:table-cell table:formula="of:=MAX([.$C98])" office:value-type="float"/>
        </table:table-row>
        <table:table-row table:style-name="ro1">
          <table:table-cell office:value-type="string">
            <text:p>training/user52/poset/iter 1/training_set_1</text:p>
          </table:table-cell>
          <table:table-cell table:formula="of:=AVERAGE([Instances.B99:Instances.B99])" office:value-type="float"/>
          <table:table-cell table:formula="of:=SUM([Instances.C99:Instances.C99])" office:value-type="float"/>
          <table:table-cell table:formula="of:=MIN([.$B99])" office:value-type="float"/>
          <table:table-cell table:formula="of:=MIN([.$C99])" office:value-type="float"/>
          <table:table-cell table:formula="of:=MEDIAN([.$B99])" office:value-type="float"/>
          <table:table-cell table:formula="of:=MEDIAN([.$C99])" office:value-type="float"/>
          <table:table-cell table:formula="of:=MAX([.$B99])" office:value-type="float"/>
          <table:table-cell table:formula="of:=MAX([.$C99])" office:value-type="float"/>
        </table:table-row>
        <table:table-row table:style-name="ro1">
          <table:table-cell office:value-type="string">
            <text:p>training/user52/poset/iter 1/training_set_2</text:p>
          </table:table-cell>
          <table:table-cell table:formula="of:=AVERAGE([Instances.B100:Instances.B100])" office:value-type="float"/>
          <table:table-cell table:formula="of:=SUM([Instances.C100:Instances.C100])" office:value-type="float"/>
          <table:table-cell table:formula="of:=MIN([.$B100])" office:value-type="float"/>
          <table:table-cell table:formula="of:=MIN([.$C100])" office:value-type="float"/>
          <table:table-cell table:formula="of:=MEDIAN([.$B100])" office:value-type="float"/>
          <table:table-cell table:formula="of:=MEDIAN([.$C100])" office:value-type="float"/>
          <table:table-cell table:formula="of:=MAX([.$B100])" office:value-type="float"/>
          <table:table-cell table:formula="of:=MAX([.$C100])" office:value-type="float"/>
        </table:table-row>
        <table:table-row table:style-name="ro1">
          <table:table-cell office:value-type="string">
            <text:p>training/user52/poset/iter 1/training_set_3</text:p>
          </table:table-cell>
          <table:table-cell table:formula="of:=AVERAGE([Instances.B101:Instances.B101])" office:value-type="float"/>
          <table:table-cell table:formula="of:=SUM([Instances.C101:Instances.C101])" office:value-type="float"/>
          <table:table-cell table:formula="of:=MIN([.$B101])" office:value-type="float"/>
          <table:table-cell table:formula="of:=MIN([.$C101])" office:value-type="float"/>
          <table:table-cell table:formula="of:=MEDIAN([.$B101])" office:value-type="float"/>
          <table:table-cell table:formula="of:=MEDIAN([.$C101])" office:value-type="float"/>
          <table:table-cell table:formula="of:=MAX([.$B101])" office:value-type="float"/>
          <table:table-cell table:formula="of:=MAX([.$C101])" office:value-type="float"/>
        </table:table-row>
        <table:table-row table:style-name="ro1">
          <table:table-cell office:value-type="string">
            <text:p>training/user55/aso/iter 1/training_set_1</text:p>
          </table:table-cell>
          <table:table-cell table:formula="of:=AVERAGE([Instances.B102:Instances.B102])" office:value-type="float"/>
          <table:table-cell table:formula="of:=SUM([Instances.C102:Instances.C102])" office:value-type="float"/>
          <table:table-cell table:formula="of:=MIN([.$B102])" office:value-type="float"/>
          <table:table-cell table:formula="of:=MIN([.$C102])" office:value-type="float"/>
          <table:table-cell table:formula="of:=MEDIAN([.$B102])" office:value-type="float"/>
          <table:table-cell table:formula="of:=MEDIAN([.$C102])" office:value-type="float"/>
          <table:table-cell table:formula="of:=MAX([.$B102])" office:value-type="float"/>
          <table:table-cell table:formula="of:=MAX([.$C102])" office:value-type="float"/>
        </table:table-row>
        <table:table-row table:style-name="ro1">
          <table:table-cell office:value-type="string">
            <text:p>training/user55/aso/iter 1/training_set_2</text:p>
          </table:table-cell>
          <table:table-cell table:formula="of:=AVERAGE([Instances.B103:Instances.B103])" office:value-type="float"/>
          <table:table-cell table:formula="of:=SUM([Instances.C103:Instances.C103])" office:value-type="float"/>
          <table:table-cell table:formula="of:=MIN([.$B103])" office:value-type="float"/>
          <table:table-cell table:formula="of:=MIN([.$C103])" office:value-type="float"/>
          <table:table-cell table:formula="of:=MEDIAN([.$B103])" office:value-type="float"/>
          <table:table-cell table:formula="of:=MEDIAN([.$C103])" office:value-type="float"/>
          <table:table-cell table:formula="of:=MAX([.$B103])" office:value-type="float"/>
          <table:table-cell table:formula="of:=MAX([.$C103])" office:value-type="float"/>
        </table:table-row>
        <table:table-row table:style-name="ro1">
          <table:table-cell office:value-type="string">
            <text:p>training/user55/aso/iter 1/training_set_3</text:p>
          </table:table-cell>
          <table:table-cell table:formula="of:=AVERAGE([Instances.B104:Instances.B104])" office:value-type="float"/>
          <table:table-cell table:formula="of:=SUM([Instances.C104:Instances.C104])" office:value-type="float"/>
          <table:table-cell table:formula="of:=MIN([.$B104])" office:value-type="float"/>
          <table:table-cell table:formula="of:=MIN([.$C104])" office:value-type="float"/>
          <table:table-cell table:formula="of:=MEDIAN([.$B104])" office:value-type="float"/>
          <table:table-cell table:formula="of:=MEDIAN([.$C104])" office:value-type="float"/>
          <table:table-cell table:formula="of:=MAX([.$B104])" office:value-type="float"/>
          <table:table-cell table:formula="of:=MAX([.$C104])" office:value-type="float"/>
        </table:table-row>
        <table:table-row table:style-name="ro1">
          <table:table-cell office:value-type="string">
            <text:p>training/user55/less_weight/iter 1/training_set_1</text:p>
          </table:table-cell>
          <table:table-cell table:formula="of:=AVERAGE([Instances.B105:Instances.B105])" office:value-type="float"/>
          <table:table-cell table:formula="of:=SUM([Instances.C105:Instances.C105])" office:value-type="float"/>
          <table:table-cell table:formula="of:=MIN([.$B105])" office:value-type="float"/>
          <table:table-cell table:formula="of:=MIN([.$C105])" office:value-type="float"/>
          <table:table-cell table:formula="of:=MEDIAN([.$B105])" office:value-type="float"/>
          <table:table-cell table:formula="of:=MEDIAN([.$C105])" office:value-type="float"/>
          <table:table-cell table:formula="of:=MAX([.$B105])" office:value-type="float"/>
          <table:table-cell table:formula="of:=MAX([.$C105])" office:value-type="float"/>
        </table:table-row>
        <table:table-row table:style-name="ro1">
          <table:table-cell office:value-type="string">
            <text:p>training/user55/less_weight/iter 1/training_set_2</text:p>
          </table:table-cell>
          <table:table-cell table:formula="of:=AVERAGE([Instances.B106:Instances.B106])" office:value-type="float"/>
          <table:table-cell table:formula="of:=SUM([Instances.C106:Instances.C106])" office:value-type="float"/>
          <table:table-cell table:formula="of:=MIN([.$B106])" office:value-type="float"/>
          <table:table-cell table:formula="of:=MIN([.$C106])" office:value-type="float"/>
          <table:table-cell table:formula="of:=MEDIAN([.$B106])" office:value-type="float"/>
          <table:table-cell table:formula="of:=MEDIAN([.$C106])" office:value-type="float"/>
          <table:table-cell table:formula="of:=MAX([.$B106])" office:value-type="float"/>
          <table:table-cell table:formula="of:=MAX([.$C106])" office:value-type="float"/>
        </table:table-row>
        <table:table-row table:style-name="ro1">
          <table:table-cell office:value-type="string">
            <text:p>training/user55/less_weight/iter 1/training_set_3</text:p>
          </table:table-cell>
          <table:table-cell table:formula="of:=AVERAGE([Instances.B107:Instances.B107])" office:value-type="float"/>
          <table:table-cell table:formula="of:=SUM([Instances.C107:Instances.C107])" office:value-type="float"/>
          <table:table-cell table:formula="of:=MIN([.$B107])" office:value-type="float"/>
          <table:table-cell table:formula="of:=MIN([.$C107])" office:value-type="float"/>
          <table:table-cell table:formula="of:=MEDIAN([.$B107])" office:value-type="float"/>
          <table:table-cell table:formula="of:=MEDIAN([.$C107])" office:value-type="float"/>
          <table:table-cell table:formula="of:=MAX([.$B107])" office:value-type="float"/>
          <table:table-cell table:formula="of:=MAX([.$C107])" office:value-type="float"/>
        </table:table-row>
        <table:table-row table:style-name="ro1">
          <table:table-cell office:value-type="string">
            <text:p>training/user55/poset/iter 1/training_set_1</text:p>
          </table:table-cell>
          <table:table-cell table:formula="of:=AVERAGE([Instances.B108:Instances.B108])" office:value-type="float"/>
          <table:table-cell table:formula="of:=SUM([Instances.C108:Instances.C108])" office:value-type="float"/>
          <table:table-cell table:formula="of:=MIN([.$B108])" office:value-type="float"/>
          <table:table-cell table:formula="of:=MIN([.$C108])" office:value-type="float"/>
          <table:table-cell table:formula="of:=MEDIAN([.$B108])" office:value-type="float"/>
          <table:table-cell table:formula="of:=MEDIAN([.$C108])" office:value-type="float"/>
          <table:table-cell table:formula="of:=MAX([.$B108])" office:value-type="float"/>
          <table:table-cell table:formula="of:=MAX([.$C108])" office:value-type="float"/>
        </table:table-row>
        <table:table-row table:style-name="ro1">
          <table:table-cell office:value-type="string">
            <text:p>training/user55/poset/iter 1/training_set_2</text:p>
          </table:table-cell>
          <table:table-cell table:formula="of:=AVERAGE([Instances.B109:Instances.B109])" office:value-type="float"/>
          <table:table-cell table:formula="of:=SUM([Instances.C109:Instances.C109])" office:value-type="float"/>
          <table:table-cell table:formula="of:=MIN([.$B109])" office:value-type="float"/>
          <table:table-cell table:formula="of:=MIN([.$C109])" office:value-type="float"/>
          <table:table-cell table:formula="of:=MEDIAN([.$B109])" office:value-type="float"/>
          <table:table-cell table:formula="of:=MEDIAN([.$C109])" office:value-type="float"/>
          <table:table-cell table:formula="of:=MAX([.$B109])" office:value-type="float"/>
          <table:table-cell table:formula="of:=MAX([.$C109])" office:value-type="float"/>
        </table:table-row>
        <table:table-row table:style-name="ro1">
          <table:table-cell office:value-type="string">
            <text:p>training/user55/poset/iter 1/training_set_3</text:p>
          </table:table-cell>
          <table:table-cell table:formula="of:=AVERAGE([Instances.B110:Instances.B110])" office:value-type="float"/>
          <table:table-cell table:formula="of:=SUM([Instances.C110:Instances.C110])" office:value-type="float"/>
          <table:table-cell table:formula="of:=MIN([.$B110])" office:value-type="float"/>
          <table:table-cell table:formula="of:=MIN([.$C110])" office:value-type="float"/>
          <table:table-cell table:formula="of:=MEDIAN([.$B110])" office:value-type="float"/>
          <table:table-cell table:formula="of:=MEDIAN([.$C110])" office:value-type="float"/>
          <table:table-cell table:formula="of:=MAX([.$B110])" office:value-type="float"/>
          <table:table-cell table:formula="of:=MAX([.$C110])" office:value-type="float"/>
        </table:table-row>
        <table:table-row table:style-name="ro1">
          <table:table-cell office:value-type="string">
            <text:p>training/user7/aso/iter 1/training_set_1</text:p>
          </table:table-cell>
          <table:table-cell table:formula="of:=AVERAGE([Instances.B111:Instances.B111])" office:value-type="float"/>
          <table:table-cell table:formula="of:=SUM([Instances.C111:Instances.C111])" office:value-type="float"/>
          <table:table-cell table:formula="of:=MIN([.$B111])" office:value-type="float"/>
          <table:table-cell table:formula="of:=MIN([.$C111])" office:value-type="float"/>
          <table:table-cell table:formula="of:=MEDIAN([.$B111])" office:value-type="float"/>
          <table:table-cell table:formula="of:=MEDIAN([.$C111])" office:value-type="float"/>
          <table:table-cell table:formula="of:=MAX([.$B111])" office:value-type="float"/>
          <table:table-cell table:formula="of:=MAX([.$C111])" office:value-type="float"/>
        </table:table-row>
        <table:table-row table:style-name="ro1">
          <table:table-cell office:value-type="string">
            <text:p>training/user7/aso/iter 1/training_set_2</text:p>
          </table:table-cell>
          <table:table-cell table:formula="of:=AVERAGE([Instances.B112:Instances.B112])" office:value-type="float"/>
          <table:table-cell table:formula="of:=SUM([Instances.C112:Instances.C112])" office:value-type="float"/>
          <table:table-cell table:formula="of:=MIN([.$B112])" office:value-type="float"/>
          <table:table-cell table:formula="of:=MIN([.$C112])" office:value-type="float"/>
          <table:table-cell table:formula="of:=MEDIAN([.$B112])" office:value-type="float"/>
          <table:table-cell table:formula="of:=MEDIAN([.$C112])" office:value-type="float"/>
          <table:table-cell table:formula="of:=MAX([.$B112])" office:value-type="float"/>
          <table:table-cell table:formula="of:=MAX([.$C112])" office:value-type="float"/>
        </table:table-row>
        <table:table-row table:style-name="ro1">
          <table:table-cell office:value-type="string">
            <text:p>training/user7/aso/iter 1/training_set_3</text:p>
          </table:table-cell>
          <table:table-cell table:formula="of:=AVERAGE([Instances.B113:Instances.B113])" office:value-type="float"/>
          <table:table-cell table:formula="of:=SUM([Instances.C113:Instances.C113])" office:value-type="float"/>
          <table:table-cell table:formula="of:=MIN([.$B113])" office:value-type="float"/>
          <table:table-cell table:formula="of:=MIN([.$C113])" office:value-type="float"/>
          <table:table-cell table:formula="of:=MEDIAN([.$B113])" office:value-type="float"/>
          <table:table-cell table:formula="of:=MEDIAN([.$C113])" office:value-type="float"/>
          <table:table-cell table:formula="of:=MAX([.$B113])" office:value-type="float"/>
          <table:table-cell table:formula="of:=MAX([.$C113])" office:value-type="float"/>
        </table:table-row>
        <table:table-row table:style-name="ro1">
          <table:table-cell office:value-type="string">
            <text:p>training/user7/less_weight/iter 1/training_set_1</text:p>
          </table:table-cell>
          <table:table-cell table:formula="of:=AVERAGE([Instances.B114:Instances.B114])" office:value-type="float"/>
          <table:table-cell table:formula="of:=SUM([Instances.C114:Instances.C114])" office:value-type="float"/>
          <table:table-cell table:formula="of:=MIN([.$B114])" office:value-type="float"/>
          <table:table-cell table:formula="of:=MIN([.$C114])" office:value-type="float"/>
          <table:table-cell table:formula="of:=MEDIAN([.$B114])" office:value-type="float"/>
          <table:table-cell table:formula="of:=MEDIAN([.$C114])" office:value-type="float"/>
          <table:table-cell table:formula="of:=MAX([.$B114])" office:value-type="float"/>
          <table:table-cell table:formula="of:=MAX([.$C114])" office:value-type="float"/>
        </table:table-row>
        <table:table-row table:style-name="ro1">
          <table:table-cell office:value-type="string">
            <text:p>training/user7/less_weight/iter 1/training_set_2</text:p>
          </table:table-cell>
          <table:table-cell table:formula="of:=AVERAGE([Instances.B115:Instances.B115])" office:value-type="float"/>
          <table:table-cell table:formula="of:=SUM([Instances.C115:Instances.C115])" office:value-type="float"/>
          <table:table-cell table:formula="of:=MIN([.$B115])" office:value-type="float"/>
          <table:table-cell table:formula="of:=MIN([.$C115])" office:value-type="float"/>
          <table:table-cell table:formula="of:=MEDIAN([.$B115])" office:value-type="float"/>
          <table:table-cell table:formula="of:=MEDIAN([.$C115])" office:value-type="float"/>
          <table:table-cell table:formula="of:=MAX([.$B115])" office:value-type="float"/>
          <table:table-cell table:formula="of:=MAX([.$C115])" office:value-type="float"/>
        </table:table-row>
        <table:table-row table:style-name="ro1">
          <table:table-cell office:value-type="string">
            <text:p>training/user7/less_weight/iter 1/training_set_3</text:p>
          </table:table-cell>
          <table:table-cell table:formula="of:=AVERAGE([Instances.B116:Instances.B116])" office:value-type="float"/>
          <table:table-cell table:formula="of:=SUM([Instances.C116:Instances.C116])" office:value-type="float"/>
          <table:table-cell table:formula="of:=MIN([.$B116])" office:value-type="float"/>
          <table:table-cell table:formula="of:=MIN([.$C116])" office:value-type="float"/>
          <table:table-cell table:formula="of:=MEDIAN([.$B116])" office:value-type="float"/>
          <table:table-cell table:formula="of:=MEDIAN([.$C116])" office:value-type="float"/>
          <table:table-cell table:formula="of:=MAX([.$B116])" office:value-type="float"/>
          <table:table-cell table:formula="of:=MAX([.$C116])" office:value-type="float"/>
        </table:table-row>
        <table:table-row table:style-name="ro1">
          <table:table-cell office:value-type="string">
            <text:p>training/user7/poset/iter 1/training_set_1</text:p>
          </table:table-cell>
          <table:table-cell table:formula="of:=AVERAGE([Instances.B117:Instances.B117])" office:value-type="float"/>
          <table:table-cell table:formula="of:=SUM([Instances.C117:Instances.C117])" office:value-type="float"/>
          <table:table-cell table:formula="of:=MIN([.$B117])" office:value-type="float"/>
          <table:table-cell table:formula="of:=MIN([.$C117])" office:value-type="float"/>
          <table:table-cell table:formula="of:=MEDIAN([.$B117])" office:value-type="float"/>
          <table:table-cell table:formula="of:=MEDIAN([.$C117])" office:value-type="float"/>
          <table:table-cell table:formula="of:=MAX([.$B117])" office:value-type="float"/>
          <table:table-cell table:formula="of:=MAX([.$C117])" office:value-type="float"/>
        </table:table-row>
        <table:table-row table:style-name="ro1">
          <table:table-cell office:value-type="string">
            <text:p>training/user7/poset/iter 1/training_set_2</text:p>
          </table:table-cell>
          <table:table-cell table:formula="of:=AVERAGE([Instances.B118:Instances.B118])" office:value-type="float"/>
          <table:table-cell table:formula="of:=SUM([Instances.C118:Instances.C118])" office:value-type="float"/>
          <table:table-cell table:formula="of:=MIN([.$B118])" office:value-type="float"/>
          <table:table-cell table:formula="of:=MIN([.$C118])" office:value-type="float"/>
          <table:table-cell table:formula="of:=MEDIAN([.$B118])" office:value-type="float"/>
          <table:table-cell table:formula="of:=MEDIAN([.$C118])" office:value-type="float"/>
          <table:table-cell table:formula="of:=MAX([.$B118])" office:value-type="float"/>
          <table:table-cell table:formula="of:=MAX([.$C118])" office:value-type="float"/>
        </table:table-row>
        <table:table-row table:style-name="ro1">
          <table:table-cell office:value-type="string">
            <text:p>training/user7/poset/iter 1/training_set_3</text:p>
          </table:table-cell>
          <table:table-cell table:formula="of:=AVERAGE([Instances.B119:Instances.B119])" office:value-type="float"/>
          <table:table-cell table:formula="of:=SUM([Instances.C119:Instances.C119])" office:value-type="float"/>
          <table:table-cell table:formula="of:=MIN([.$B119])" office:value-type="float"/>
          <table:table-cell table:formula="of:=MIN([.$C119])" office:value-type="float"/>
          <table:table-cell table:formula="of:=MEDIAN([.$B119])" office:value-type="float"/>
          <table:table-cell table:formula="of:=MEDIAN([.$C119])" office:value-type="float"/>
          <table:table-cell table:formula="of:=MAX([.$B119])" office:value-type="float"/>
          <table:table-cell table:formula="of:=MAX([.$C119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19])" office:value-type="float"/>
          <table:table-cell table:formula="of:=SUM([.C3:.C119])" office:value-type="float"/>
          <table:table-cell table:formula="of:=SUM([.D3:.D119])" office:value-type="float"/>
          <table:table-cell table:formula="of:=SUM([.E3:.E119])" office:value-type="float"/>
          <table:table-cell table:formula="of:=SUM([.F3:.F119])" office:value-type="float"/>
          <table:table-cell table:formula="of:=SUM([.G3:.G119])" office:value-type="float"/>
          <table:table-cell table:formula="of:=SUM([.H3:.H119])" office:value-type="float"/>
          <table:table-cell table:formula="of:=SUM([.I3:.I119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19])" office:value-type="float"/>
          <table:table-cell table:formula="of:=AVERAGE([.C3:.C119])" office:value-type="float"/>
          <table:table-cell table:formula="of:=AVERAGE([.D3:.D119])" office:value-type="float"/>
          <table:table-cell table:formula="of:=AVERAGE([.E3:.E119])" office:value-type="float"/>
          <table:table-cell table:formula="of:=AVERAGE([.F3:.F119])" office:value-type="float"/>
          <table:table-cell table:formula="of:=AVERAGE([.G3:.G119])" office:value-type="float"/>
          <table:table-cell table:formula="of:=AVERAGE([.H3:.H119])" office:value-type="float"/>
          <table:table-cell table:formula="of:=AVERAGE([.I3:.I119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19])" office:value-type="float"/>
          <table:table-cell table:formula="of:=STDEV([.C3:.C119])" office:value-type="float"/>
          <table:table-cell table:formula="of:=STDEV([.D3:.D119])" office:value-type="float"/>
          <table:table-cell table:formula="of:=STDEV([.E3:.E119])" office:value-type="float"/>
          <table:table-cell table:formula="of:=STDEV([.F3:.F119])" office:value-type="float"/>
          <table:table-cell table:formula="of:=STDEV([.G3:.G119])" office:value-type="float"/>
          <table:table-cell table:formula="of:=STDEV([.H3:.H119])" office:value-type="float"/>
          <table:table-cell table:formula="of:=STDEV([.I3:.I119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19]-[.$D3:.$D119])^2)^0.5" office:value-type="float"/>
          <table:table-cell table:number-matrix-columns-spanned="1" table:number-matrix-rows-spanned="1" table:formula="of:=SUM(([.C3:.C119]-[.$E3:.$E119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19]=[.$D3:.$D119])" office:value-type="float"/>
          <table:table-cell table:number-matrix-columns-spanned="1" table:number-matrix-rows-spanned="1" table:formula="of:=SUM([.C3:.C119]=[.$E3:.$E119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19]&lt;[.$F3:.$F119])" office:value-type="float"/>
          <table:table-cell table:number-matrix-columns-spanned="1" table:number-matrix-rows-spanned="1" table:formula="of:=SUM([.C3:.C119]&lt;[.$G3:.$G119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19]&gt;[.$F3:.$F119])" office:value-type="float"/>
          <table:table-cell table:number-matrix-columns-spanned="1" table:number-matrix-rows-spanned="1" table:formula="of:=SUM([.C3:.C119]&gt;[.$G3:.$G119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19]=[.$H3:.$H119])" office:value-type="float"/>
          <table:table-cell table:number-matrix-columns-spanned="1" table:number-matrix-rows-spanned="1" table:formula="of:=SUM([.C3:.C119]=[.$I3:.$I119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